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cal-1" table:style-name="ta1">
        <table:shapes>
          <draw:frame draw:z-index="0" draw:style-name="gr1" svg:width="7.337in" svg:height="6.7398in" svg:x="11.6378in" svg:y="0.8839in">
            <draw:object draw:notify-on-update-of-ranges="'Scal-1'.A2:'Scal-1'.A49 'Scal-1'.B1:'Scal-1'.B1 'Scal-1'.B2:'Scal-1'.B49 'Scal-1'.C1:'Scal-1'.C49 'Scal-1'.I1:'Scal-1'.I1 'Scal-1'.I1:'Scal-1'.I49 'Scal-1'.C2:'Scal-1'.C49 'Scal-1'.H1:'Scal-1'.H1 'Scal-1'.H2:'Scal-1'.H49 'Scal-1'.C2:'Scal-1'.C49 'Scal-1'.K1:'Scal-1'.K1 'Scal-1'.F2:'Scal-1'.F49 'Scal-1'.C2:'Scal-1'.C49 'Scal-1'.K2:'Scal-1'.K2 'Scal-1'.D2:'Scal-1'.D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8" table:default-cell-style-name="Default"/>
        <table:table-row table:style-name="ro1">
          <table:table-cell office:value-type="string">
            <text:p>Cores</text:p>
          </table:table-cell>
          <table:table-cell office:value-type="string">
            <text:p>Step/mn</text:p>
          </table:table-cell>
          <table:table-cell office:value-type="string">
            <text:p>Cores</text:p>
          </table:table-cell>
          <table:table-cell office:value-type="string">
            <text:p>theorique</text:p>
          </table:table-cell>
          <table:table-cell table:formula="of:=[.B3]/[.A3]" office:value-type="float" office:value="0.173591563415203">
            <text:p>0.1735915634</text:p>
          </table:table-cell>
          <table:table-cell office:value-type="float" office:value="1200">
            <text:p>1200</text:p>
          </table:table-cell>
          <table:table-cell table:formula="of:=86400/[.$F$1]*365" office:value-type="float" office:value="26280">
            <text:p>26280</text:p>
          </table:table-cell>
          <table:table-cell office:value-type="string">
            <text:p>CPU/yr</text:p>
          </table:table-cell>
          <table:table-cell office:value-type="string">
            <text:p>Efficiency %</text:p>
          </table:table-cell>
          <table:table-cell/>
          <table:table-cell office:value-type="string">
            <text:p>Elaps/1yr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6.7811586429207">
            <text:p>36.7811586429</text:p>
          </table:table-cell>
          <table:table-cell office:value-type="float" office:value="240">
            <text:p>240</text:p>
          </table:table-cell>
          <table:table-cell table:formula="of:=[.C2]*[.$E$1]" office:value-type="float" office:value="41.6619752196488">
            <text:p>41.6619752196</text:p>
          </table:table-cell>
          <table:table-cell/>
          <table:table-cell table:formula="of:=[.$G$1]/[.B2]/60" office:value-type="float" office:value="11.9082708691207">
            <text:p>11.9082708691</text:p>
          </table:table-cell>
          <table:table-cell/>
          <table:table-cell table:formula="of:=[.F2]*[.C2]/10" office:value-type="float" office:value="285.798500858897">
            <text:p>285.7985008589</text:p>
          </table:table-cell>
          <table:table-cell table:formula="of:=[.B2]/[.D2]*100" office:value-type="float" office:value="88.2847211372106">
            <text:p>88.2847211372</text:p>
          </table:table-cell>
          <table:table-cell/>
          <table:table-cell office:value-type="string">
            <text:p>Theoric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8.6056377562569">
            <text:p>48.6056377563</text:p>
          </table:table-cell>
          <table:table-cell office:value-type="float" office:value="280">
            <text:p>280</text:p>
          </table:table-cell>
          <table:table-cell table:formula="of:=[.C3]*[.$E$1]" office:value-type="float" office:value="48.6056377562569">
            <text:p>48.6056377563</text:p>
          </table:table-cell>
          <table:table-cell/>
          <table:table-cell table:formula="of:=[.$G$1]/[.B3]/60" office:value-type="float" office:value="9.0113003392002">
            <text:p>9.0113003392</text:p>
          </table:table-cell>
          <table:table-cell/>
          <table:table-cell table:formula="of:=[.F3]*[.C3]/10" office:value-type="float" office:value="252.316409497606">
            <text:p>252.3164094976</text:p>
          </table:table-cell>
          <table:table-cell table:formula="of:=[.B3]/[.D3]*100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62.9793716692203">
            <text:p>62.9793716692</text:p>
          </table:table-cell>
          <table:table-cell office:value-type="float" office:value="360">
            <text:p>360</text:p>
          </table:table-cell>
          <table:table-cell table:formula="of:=[.C4]*[.$E$1]" office:value-type="float" office:value="62.4929628294732">
            <text:p>62.4929628295</text:p>
          </table:table-cell>
          <table:table-cell/>
          <table:table-cell table:formula="of:=[.$G$1]/[.B4]/60" office:value-type="float" office:value="6.95465814267662">
            <text:p>6.9546581427</text:p>
          </table:table-cell>
          <table:table-cell/>
          <table:table-cell table:formula="of:=[.F4]*[.C4]/10" office:value-type="float" office:value="250.367693136358">
            <text:p>250.3676931364</text:p>
          </table:table-cell>
          <table:table-cell table:formula="of:=[.B4]/[.D4]*100" office:value-type="float" office:value="100.778341780777">
            <text:p>100.7783417808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6.6629716119721">
            <text:p>66.662971612</text:p>
          </table:table-cell>
          <table:table-cell office:value-type="float" office:value="400">
            <text:p>400</text:p>
          </table:table-cell>
          <table:table-cell table:formula="of:=[.C5]*[.$E$1]" office:value-type="float" office:value="69.4366253660813">
            <text:p>69.4366253661</text:p>
          </table:table-cell>
          <table:table-cell/>
          <table:table-cell table:formula="of:=[.$G$1]/[.B5]/60" office:value-type="float" office:value="6.57036416782445">
            <text:p>6.5703641678</text:p>
          </table:table-cell>
          <table:table-cell/>
          <table:table-cell table:formula="of:=[.F5]*[.C5]/10" office:value-type="float" office:value="262.814566712978">
            <text:p>262.814566713</text:p>
          </table:table-cell>
          <table:table-cell table:formula="of:=[.B5]/[.D5]*100" office:value-type="float" office:value="96.0054888331827">
            <text:p>96.0054888332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71.4357693589598">
            <text:p>71.435769359</text:p>
          </table:table-cell>
          <table:table-cell office:value-type="float" office:value="440">
            <text:p>440</text:p>
          </table:table-cell>
          <table:table-cell table:formula="of:=[.C6]*[.$E$1]" office:value-type="float" office:value="76.3802879026894">
            <text:p>76.3802879027</text:p>
          </table:table-cell>
          <table:table-cell/>
          <table:table-cell table:formula="of:=[.$G$1]/[.B6]/60" office:value-type="float" office:value="6.13138213433498">
            <text:p>6.1313821343</text:p>
          </table:table-cell>
          <table:table-cell/>
          <table:table-cell table:formula="of:=[.F6]*[.C6]/10" office:value-type="float" office:value="269.780813910739">
            <text:p>269.7808139107</text:p>
          </table:table-cell>
          <table:table-cell table:formula="of:=[.B6]/[.D6]*100" office:value-type="float" office:value="93.5264468366117">
            <text:p>93.5264468366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88.6343466971076">
            <text:p>88.6343466971</text:p>
          </table:table-cell>
          <table:table-cell office:value-type="float" office:value="480">
            <text:p>480</text:p>
          </table:table-cell>
          <table:table-cell table:formula="of:=[.C7]*[.$E$1]" office:value-type="float" office:value="83.3239504392975">
            <text:p>83.3239504393</text:p>
          </table:table-cell>
          <table:table-cell/>
          <table:table-cell table:formula="of:=[.$G$1]/[.B7]/60" office:value-type="float" office:value="4.94165090985314">
            <text:p>4.9416509099</text:p>
          </table:table-cell>
          <table:table-cell/>
          <table:table-cell table:formula="of:=[.F7]*[.C7]/10" office:value-type="float" office:value="237.19924367295">
            <text:p>237.199243673</text:p>
          </table:table-cell>
          <table:table-cell table:formula="of:=[.B7]/[.D7]*100" office:value-type="float" office:value="106.373193097318">
            <text:p>106.3731930973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82.2294923739462">
            <text:p>82.2294923739</text:p>
          </table:table-cell>
          <table:table-cell office:value-type="float" office:value="520">
            <text:p>520</text:p>
          </table:table-cell>
          <table:table-cell table:formula="of:=[.C8]*[.$E$1]" office:value-type="float" office:value="90.2676129759057">
            <text:p>90.2676129759</text:p>
          </table:table-cell>
          <table:table-cell/>
          <table:table-cell table:formula="of:=[.$G$1]/[.B8]/60" office:value-type="float" office:value="5.32655604887058">
            <text:p>5.3265560489</text:p>
          </table:table-cell>
          <table:table-cell/>
          <table:table-cell table:formula="of:=[.F8]*[.C8]/10" office:value-type="float" office:value="276.98091454127">
            <text:p>276.9809145413</text:p>
          </table:table-cell>
          <table:table-cell table:formula="of:=[.B8]/[.D8]*100" office:value-type="float" office:value="91.0952330110856">
            <text:p>91.0952330111</text:p>
          </table:table-cell>
          <table:table-cell table:number-columns-repeated="2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97.555711388693">
            <text:p>97.5557113887</text:p>
          </table:table-cell>
          <table:table-cell office:value-type="float" office:value="560">
            <text:p>560</text:p>
          </table:table-cell>
          <table:table-cell table:formula="of:=[.C9]*[.$E$1]" office:value-type="float" office:value="97.2112755125138">
            <text:p>97.2112755125</text:p>
          </table:table-cell>
          <table:table-cell/>
          <table:table-cell table:formula="of:=[.$G$1]/[.B9]/60" office:value-type="float" office:value="4.4897422587066">
            <text:p>4.4897422587</text:p>
          </table:table-cell>
          <table:table-cell/>
          <table:table-cell table:formula="of:=[.F9]*[.C9]/10" office:value-type="float" office:value="251.42556648757">
            <text:p>251.4255664876</text:p>
          </table:table-cell>
          <table:table-cell table:formula="of:=[.B9]/[.D9]*100" office:value-type="float" office:value="100.354316795416">
            <text:p>100.3543167954</text:p>
          </table:table-cell>
          <table:table-cell table:number-columns-repeated="2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13.151786750954">
            <text:p>113.151786751</text:p>
          </table:table-cell>
          <table:table-cell office:value-type="float" office:value="640">
            <text:p>640</text:p>
          </table:table-cell>
          <table:table-cell table:formula="of:=[.C10]*[.$E$1]" office:value-type="float" office:value="111.09860058573">
            <text:p>111.0986005857</text:p>
          </table:table-cell>
          <table:table-cell/>
          <table:table-cell table:formula="of:=[.$G$1]/[.B10]/60" office:value-type="float" office:value="3.87090661647291">
            <text:p>3.8709066165</text:p>
          </table:table-cell>
          <table:table-cell/>
          <table:table-cell table:formula="of:=[.F10]*[.C10]/10" office:value-type="float" office:value="247.738023454266">
            <text:p>247.7380234543</text:p>
          </table:table-cell>
          <table:table-cell table:formula="of:=[.B10]/[.D10]*100" office:value-type="float" office:value="101.848075632276">
            <text:p>101.8480756323</text:p>
          </table:table-cell>
          <table:table-cell table:number-columns-repeated="2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09.753319375425">
            <text:p>109.7533193754</text:p>
          </table:table-cell>
          <table:table-cell office:value-type="float" office:value="680">
            <text:p>680</text:p>
          </table:table-cell>
          <table:table-cell table:formula="of:=[.C11]*[.$E$1]" office:value-type="float" office:value="118.042263122338">
            <text:p>118.0422631223</text:p>
          </table:table-cell>
          <table:table-cell/>
          <table:table-cell table:formula="of:=[.$G$1]/[.B11]/60" office:value-type="float" office:value="3.9907676824039">
            <text:p>3.9907676824</text:p>
          </table:table-cell>
          <table:table-cell/>
          <table:table-cell table:formula="of:=[.F11]*[.C11]/10" office:value-type="float" office:value="271.372202403465">
            <text:p>271.3722024035</text:p>
          </table:table-cell>
          <table:table-cell table:formula="of:=[.B11]/[.D11]*100" office:value-type="float" office:value="92.9779864197262">
            <text:p>92.9779864197</text:p>
          </table:table-cell>
          <table:table-cell table:number-columns-repeated="2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27.322372932004">
            <text:p>127.322372932</text:p>
          </table:table-cell>
          <table:table-cell office:value-type="float" office:value="720">
            <text:p>720</text:p>
          </table:table-cell>
          <table:table-cell table:formula="of:=[.C12]*[.$E$1]" office:value-type="float" office:value="124.985925658946">
            <text:p>124.9859256589</text:p>
          </table:table-cell>
          <table:table-cell/>
          <table:table-cell table:formula="of:=[.$G$1]/[.B12]/60" office:value-type="float" office:value="3.44008668636668">
            <text:p>3.4400866864</text:p>
          </table:table-cell>
          <table:table-cell/>
          <table:table-cell table:formula="of:=[.F12]*[.C12]/10" office:value-type="float" office:value="247.686241418401">
            <text:p>247.6862414184</text:p>
          </table:table-cell>
          <table:table-cell table:formula="of:=[.B12]/[.D12]*100" office:value-type="float" office:value="101.869368299462">
            <text:p>101.8693682995</text:p>
          </table:table-cell>
          <table:table-cell table:number-columns-repeated="2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40.564616750486">
            <text:p>140.5646167505</text:p>
          </table:table-cell>
          <table:table-cell office:value-type="float" office:value="760">
            <text:p>760</text:p>
          </table:table-cell>
          <table:table-cell table:formula="of:=[.C13]*[.$E$1]" office:value-type="float" office:value="131.929588195554">
            <text:p>131.9295881956</text:p>
          </table:table-cell>
          <table:table-cell/>
          <table:table-cell table:formula="of:=[.$G$1]/[.B13]/60" office:value-type="float" office:value="3.11600465412634">
            <text:p>3.1160046541</text:p>
          </table:table-cell>
          <table:table-cell/>
          <table:table-cell table:formula="of:=[.F13]*[.C13]/10" office:value-type="float" office:value="236.816353713602">
            <text:p>236.8163537136</text:p>
          </table:table-cell>
          <table:table-cell table:formula="of:=[.B13]/[.D13]*100" office:value-type="float" office:value="106.545179646989">
            <text:p>106.545179647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45.482586195697">
            <text:p>145.4825861957</text:p>
          </table:table-cell>
          <table:table-cell office:value-type="float" office:value="800">
            <text:p>800</text:p>
          </table:table-cell>
          <table:table-cell table:formula="of:=[.C14]*[.$E$1]" office:value-type="float" office:value="138.873250732163">
            <text:p>138.8732507322</text:p>
          </table:table-cell>
          <table:table-cell/>
          <table:table-cell table:formula="of:=[.$G$1]/[.B14]/60" office:value-type="float" office:value="3.0106696028267">
            <text:p>3.0106696028</text:p>
          </table:table-cell>
          <table:table-cell/>
          <table:table-cell table:formula="of:=[.F14]*[.C14]/10" office:value-type="float" office:value="240.853568226136">
            <text:p>240.8535682261</text:p>
          </table:table-cell>
          <table:table-cell table:formula="of:=[.B14]/[.D14]*100" office:value-type="float" office:value="104.759257401039">
            <text:p>104.759257401</text:p>
          </table:table-cell>
          <table:table-cell table:number-columns-repeated="2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22.85720650005">
            <text:p>122.8572065001</text:p>
          </table:table-cell>
          <table:table-cell office:value-type="float" office:value="840">
            <text:p>840</text:p>
          </table:table-cell>
          <table:table-cell table:formula="of:=[.C15]*[.$E$1]" office:value-type="float" office:value="145.816913268771">
            <text:p>145.8169132688</text:p>
          </table:table-cell>
          <table:table-cell/>
          <table:table-cell table:formula="of:=[.$G$1]/[.B15]/60" office:value-type="float" office:value="3.56511443225613">
            <text:p>3.5651144323</text:p>
          </table:table-cell>
          <table:table-cell/>
          <table:table-cell table:formula="of:=[.F15]*[.C15]/10" office:value-type="float" office:value="299.469612309515">
            <text:p>299.4696123095</text:p>
          </table:table-cell>
          <table:table-cell table:formula="of:=[.B15]/[.D15]*100" office:value-type="float" office:value="84.254428204497">
            <text:p>84.2544282045</text:p>
          </table:table-cell>
          <table:table-cell table:number-columns-repeated="2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61.087990103909">
            <text:p>161.0879901039</text:p>
          </table:table-cell>
          <table:table-cell office:value-type="float" office:value="880">
            <text:p>880</text:p>
          </table:table-cell>
          <table:table-cell table:formula="of:=[.C16]*[.$E$1]" office:value-type="float" office:value="152.760575805379">
            <text:p>152.7605758054</text:p>
          </table:table-cell>
          <table:table-cell/>
          <table:table-cell table:formula="of:=[.$G$1]/[.B16]/60" office:value-type="float" office:value="2.71901089409254">
            <text:p>2.7190108941</text:p>
          </table:table-cell>
          <table:table-cell/>
          <table:table-cell table:formula="of:=[.F16]*[.C16]/10" office:value-type="float" office:value="239.272958680144">
            <text:p>239.2729586801</text:p>
          </table:table-cell>
          <table:table-cell table:formula="of:=[.B16]/[.D16]*100" office:value-type="float" office:value="105.45128496317">
            <text:p>105.4512849632</text:p>
          </table:table-cell>
          <table:table-cell table:number-columns-repeated="2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131.032846108237">
            <text:p>131.0328461082</text:p>
          </table:table-cell>
          <table:table-cell office:value-type="float" office:value="920">
            <text:p>920</text:p>
          </table:table-cell>
          <table:table-cell table:formula="of:=[.C17]*[.$E$1]" office:value-type="float" office:value="159.704238341987">
            <text:p>159.704238342</text:p>
          </table:table-cell>
          <table:table-cell/>
          <table:table-cell table:formula="of:=[.$G$1]/[.B17]/60" office:value-type="float" office:value="3.34267332969475">
            <text:p>3.3426733297</text:p>
          </table:table-cell>
          <table:table-cell/>
          <table:table-cell table:formula="of:=[.F17]*[.C17]/10" office:value-type="float" office:value="307.525946331917">
            <text:p>307.5259463319</text:p>
          </table:table-cell>
          <table:table-cell table:formula="of:=[.B17]/[.D17]*100" office:value-type="float" office:value="82.0471939058038">
            <text:p>82.0471939058</text:p>
          </table:table-cell>
          <table:table-cell table:number-columns-repeated="2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55.355835092257">
            <text:p>155.3558350923</text:p>
          </table:table-cell>
          <table:table-cell office:value-type="float" office:value="960">
            <text:p>960</text:p>
          </table:table-cell>
          <table:table-cell table:formula="of:=[.C18]*[.$E$1]" office:value-type="float" office:value="166.647900878595">
            <text:p>166.6479008786</text:p>
          </table:table-cell>
          <table:table-cell/>
          <table:table-cell table:formula="of:=[.$G$1]/[.B18]/60" office:value-type="float" office:value="2.81933407740943">
            <text:p>2.8193340774</text:p>
          </table:table-cell>
          <table:table-cell/>
          <table:table-cell table:formula="of:=[.F18]*[.C18]/10" office:value-type="float" office:value="270.656071431305">
            <text:p>270.6560714313</text:p>
          </table:table-cell>
          <table:table-cell table:formula="of:=[.B18]/[.D18]*100" office:value-type="float" office:value="93.2239975860455">
            <text:p>93.223997586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77.320176303007">
            <text:p>177.320176303</text:p>
          </table:table-cell>
          <table:table-cell office:value-type="float" office:value="1000">
            <text:p>1000</text:p>
          </table:table-cell>
          <table:table-cell table:formula="of:=[.C19]*[.$E$1]" office:value-type="float" office:value="173.591563415203">
            <text:p>173.5915634152</text:p>
          </table:table-cell>
          <table:table-cell/>
          <table:table-cell table:formula="of:=[.$G$1]/[.B19]/60" office:value-type="float" office:value="2.47010807868553">
            <text:p>2.4701080787</text:p>
          </table:table-cell>
          <table:table-cell/>
          <table:table-cell table:formula="of:=[.F19]*[.C19]/10" office:value-type="float" office:value="247.010807868553">
            <text:p>247.0108078686</text:p>
          </table:table-cell>
          <table:table-cell table:formula="of:=[.B19]/[.D19]*100" office:value-type="float" office:value="102.147922868167">
            <text:p>102.1479228682</text:p>
          </table:table-cell>
          <table:table-cell table:number-columns-repeated="2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182.686529811168">
            <text:p>182.6865298112</text:p>
          </table:table-cell>
          <table:table-cell office:value-type="float" office:value="1080">
            <text:p>1080</text:p>
          </table:table-cell>
          <table:table-cell table:formula="of:=[.C20]*[.$E$1]" office:value-type="float" office:value="187.478888488419">
            <text:p>187.4788884884</text:p>
          </table:table-cell>
          <table:table-cell/>
          <table:table-cell table:formula="of:=[.$G$1]/[.B20]/60" office:value-type="float" office:value="2.39754950982283">
            <text:p>2.3975495098</text:p>
          </table:table-cell>
          <table:table-cell/>
          <table:table-cell table:formula="of:=[.F20]*[.C20]/10" office:value-type="float" office:value="258.935347060866">
            <text:p>258.9353470609</text:p>
          </table:table-cell>
          <table:table-cell table:formula="of:=[.B20]/[.D20]*100" office:value-type="float" office:value="97.4437875560866">
            <text:p>97.4437875561</text:p>
          </table:table-cell>
          <table:table-cell table:number-columns-repeated="2"/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201.090404620578">
            <text:p>201.0904046206</text:p>
          </table:table-cell>
          <table:table-cell office:value-type="float" office:value="1120">
            <text:p>1120</text:p>
          </table:table-cell>
          <table:table-cell table:formula="of:=[.C21]*[.$E$1]" office:value-type="float" office:value="194.422551025028">
            <text:p>194.422551025</text:p>
          </table:table-cell>
          <table:table-cell/>
          <table:table-cell table:formula="of:=[.$G$1]/[.B21]/60" office:value-type="float" office:value="2.17812481319747">
            <text:p>2.1781248132</text:p>
          </table:table-cell>
          <table:table-cell/>
          <table:table-cell table:formula="of:=[.F21]*[.C21]/10" office:value-type="float" office:value="243.949979078117">
            <text:p>243.9499790781</text:p>
          </table:table-cell>
          <table:table-cell table:formula="of:=[.B21]/[.D21]*100" office:value-type="float" office:value="103.429568000418">
            <text:p>103.4295680004</text:p>
          </table:table-cell>
          <table:table-cell table:number-columns-repeated="2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163.266132607056">
            <text:p>163.2661326071</text:p>
          </table:table-cell>
          <table:table-cell office:value-type="float" office:value="1160">
            <text:p>1160</text:p>
          </table:table-cell>
          <table:table-cell table:formula="of:=[.C22]*[.$E$1]" office:value-type="float" office:value="201.366213561636">
            <text:p>201.3662135616</text:p>
          </table:table-cell>
          <table:table-cell/>
          <table:table-cell table:formula="of:=[.$G$1]/[.B22]/60" office:value-type="float" office:value="2.68273641940282">
            <text:p>2.6827364194</text:p>
          </table:table-cell>
          <table:table-cell/>
          <table:table-cell table:formula="of:=[.F22]*[.C22]/10" office:value-type="float" office:value="311.197424650728">
            <text:p>311.1974246507</text:p>
          </table:table-cell>
          <table:table-cell table:formula="of:=[.B22]/[.D22]*100" office:value-type="float" office:value="81.0792087308541">
            <text:p>81.0792087309</text:p>
          </table:table-cell>
          <table:table-cell table:number-columns-repeated="2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215.828285944994">
            <text:p>215.828285945</text:p>
          </table:table-cell>
          <table:table-cell office:value-type="float" office:value="1200">
            <text:p>1200</text:p>
          </table:table-cell>
          <table:table-cell table:formula="of:=[.C23]*[.$E$1]" office:value-type="float" office:value="208.309876098244">
            <text:p>208.3098760982</text:p>
          </table:table-cell>
          <table:table-cell/>
          <table:table-cell table:formula="of:=[.$G$1]/[.B23]/60" office:value-type="float" office:value="2.02939108783743">
            <text:p>2.0293910878</text:p>
          </table:table-cell>
          <table:table-cell/>
          <table:table-cell table:formula="of:=[.F23]*[.C23]/10" office:value-type="float" office:value="243.526930540492">
            <text:p>243.5269305405</text:p>
          </table:table-cell>
          <table:table-cell table:formula="of:=[.B23]/[.D23]*100" office:value-type="float" office:value="103.609243108188">
            <text:p>103.6092431082</text:p>
          </table:table-cell>
          <table:table-cell table:number-columns-repeated="2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224.167222856987">
            <text:p>224.167222857</text:p>
          </table:table-cell>
          <table:table-cell office:value-type="float" office:value="1280">
            <text:p>1280</text:p>
          </table:table-cell>
          <table:table-cell table:formula="of:=[.C24]*[.$E$1]" office:value-type="float" office:value="222.19720117146">
            <text:p>222.1972011715</text:p>
          </table:table-cell>
          <table:table-cell/>
          <table:table-cell table:formula="of:=[.$G$1]/[.B24]/60" office:value-type="float" office:value="1.95389849781666">
            <text:p>1.9538984978</text:p>
          </table:table-cell>
          <table:table-cell/>
          <table:table-cell table:formula="of:=[.F24]*[.C24]/10" office:value-type="float" office:value="250.099007720533">
            <text:p>250.0990077205</text:p>
          </table:table-cell>
          <table:table-cell table:formula="of:=[.B24]/[.D24]*100" office:value-type="float" office:value="100.886609586053">
            <text:p>100.8866095861</text:p>
          </table:table-cell>
          <table:table-cell table:number-columns-repeated="2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217.67470236065">
            <text:p>217.6747023607</text:p>
          </table:table-cell>
          <table:table-cell office:value-type="float" office:value="1320">
            <text:p>1320</text:p>
          </table:table-cell>
          <table:table-cell table:formula="of:=[.C25]*[.$E$1]" office:value-type="float" office:value="229.140863708068">
            <text:p>229.1408637081</text:p>
          </table:table-cell>
          <table:table-cell/>
          <table:table-cell table:formula="of:=[.$G$1]/[.B25]/60" office:value-type="float" office:value="2.01217686414615">
            <text:p>2.0121768641</text:p>
          </table:table-cell>
          <table:table-cell/>
          <table:table-cell table:formula="of:=[.F25]*[.C25]/10" office:value-type="float" office:value="265.607346067292">
            <text:p>265.6073460673</text:p>
          </table:table-cell>
          <table:table-cell table:formula="of:=[.B25]/[.D25]*100" office:value-type="float" office:value="94.99602071762">
            <text:p>94.9960207176</text:p>
          </table:table-cell>
          <table:table-cell table:number-columns-repeated="2"/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246.523414218935">
            <text:p>246.5234142189</text:p>
          </table:table-cell>
          <table:table-cell office:value-type="float" office:value="1360">
            <text:p>1360</text:p>
          </table:table-cell>
          <table:table-cell table:formula="of:=[.C26]*[.$E$1]" office:value-type="float" office:value="236.084526244676">
            <text:p>236.0845262447</text:p>
          </table:table-cell>
          <table:table-cell/>
          <table:table-cell table:formula="of:=[.$G$1]/[.B26]/60" office:value-type="float" office:value="1.77670750418464">
            <text:p>1.7767075042</text:p>
          </table:table-cell>
          <table:table-cell/>
          <table:table-cell table:formula="of:=[.F26]*[.C26]/10" office:value-type="float" office:value="241.632220569111">
            <text:p>241.6322205691</text:p>
          </table:table-cell>
          <table:table-cell table:formula="of:=[.B26]/[.D26]*100" office:value-type="float" office:value="104.421673940392">
            <text:p>104.4216739404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255.03995091429">
            <text:p>255.0399509143</text:p>
          </table:table-cell>
          <table:table-cell office:value-type="float" office:value="1400">
            <text:p>1400</text:p>
          </table:table-cell>
          <table:table-cell table:formula="of:=[.C27]*[.$E$1]" office:value-type="float" office:value="243.028188781284">
            <text:p>243.0281887813</text:p>
          </table:table-cell>
          <table:table-cell/>
          <table:table-cell table:formula="of:=[.$G$1]/[.B27]/60" office:value-type="float" office:value="1.71737799677979">
            <text:p>1.7173779968</text:p>
          </table:table-cell>
          <table:table-cell/>
          <table:table-cell table:formula="of:=[.F27]*[.C27]/10" office:value-type="float" office:value="240.432919549171">
            <text:p>240.4329195492</text:p>
          </table:table-cell>
          <table:table-cell table:formula="of:=[.B27]/[.D27]*100" office:value-type="float" office:value="104.942538638518">
            <text:p>104.9425386385</text:p>
          </table:table-cell>
          <table:table-cell table:number-columns-repeated="2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251.634841581111">
            <text:p>251.6348415811</text:p>
          </table:table-cell>
          <table:table-cell office:value-type="float" office:value="1440">
            <text:p>1440</text:p>
          </table:table-cell>
          <table:table-cell table:formula="of:=[.C28]*[.$E$1]" office:value-type="float" office:value="249.971851317893">
            <text:p>249.9718513179</text:p>
          </table:table-cell>
          <table:table-cell/>
          <table:table-cell table:formula="of:=[.$G$1]/[.B28]/60" office:value-type="float" office:value="1.74061746476716">
            <text:p>1.7406174648</text:p>
          </table:table-cell>
          <table:table-cell/>
          <table:table-cell table:formula="of:=[.F28]*[.C28]/10" office:value-type="float" office:value="250.648914926471">
            <text:p>250.6489149265</text:p>
          </table:table-cell>
          <table:table-cell table:formula="of:=[.B28]/[.D28]*100" office:value-type="float" office:value="100.665271011296">
            <text:p>100.6652710113</text:p>
          </table:table-cell>
          <table:table-cell table:number-columns-repeated="2"/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257.978222689858">
            <text:p>257.9782226899</text:p>
          </table:table-cell>
          <table:table-cell office:value-type="float" office:value="1480">
            <text:p>1480</text:p>
          </table:table-cell>
          <table:table-cell table:formula="of:=[.C29]*[.$E$1]" office:value-type="float" office:value="256.915513854501">
            <text:p>256.9155138545</text:p>
          </table:table-cell>
          <table:table-cell/>
          <table:table-cell table:formula="of:=[.$G$1]/[.B29]/60" office:value-type="float" office:value="1.69781772830711">
            <text:p>1.6978177283</text:p>
          </table:table-cell>
          <table:table-cell/>
          <table:table-cell table:formula="of:=[.F29]*[.C29]/10" office:value-type="float" office:value="251.277023789452">
            <text:p>251.2770237895</text:p>
          </table:table-cell>
          <table:table-cell table:formula="of:=[.B29]/[.D29]*100" office:value-type="float" office:value="100.413641363814">
            <text:p>100.4136413638</text:p>
          </table:table-cell>
          <table:table-cell table:number-columns-repeated="2"/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267.266209729016">
            <text:p>267.266209729</text:p>
          </table:table-cell>
          <table:table-cell office:value-type="float" office:value="1520">
            <text:p>1520</text:p>
          </table:table-cell>
          <table:table-cell table:formula="of:=[.C30]*[.$E$1]" office:value-type="float" office:value="263.859176391109">
            <text:p>263.8591763911</text:p>
          </table:table-cell>
          <table:table-cell/>
          <table:table-cell table:formula="of:=[.$G$1]/[.B30]/60" office:value-type="float" office:value="1.63881547332187">
            <text:p>1.6388154733</text:p>
          </table:table-cell>
          <table:table-cell/>
          <table:table-cell table:formula="of:=[.F30]*[.C30]/10" office:value-type="float" office:value="249.099951944925">
            <text:p>249.0999519449</text:p>
          </table:table-cell>
          <table:table-cell table:formula="of:=[.B30]/[.D30]*100" office:value-type="float" office:value="101.291231703406">
            <text:p>101.2912317034</text:p>
          </table:table-cell>
          <table:table-cell table:number-columns-repeated="2"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270.456024410202">
            <text:p>270.4560244102</text:p>
          </table:table-cell>
          <table:table-cell office:value-type="float" office:value="1560">
            <text:p>1560</text:p>
          </table:table-cell>
          <table:table-cell table:formula="of:=[.C31]*[.$E$1]" office:value-type="float" office:value="270.802838927717">
            <text:p>270.8028389277</text:p>
          </table:table-cell>
          <table:table-cell/>
          <table:table-cell table:formula="of:=[.$G$1]/[.B31]/60" office:value-type="float" office:value="1.61948694230484">
            <text:p>1.6194869423</text:p>
          </table:table-cell>
          <table:table-cell/>
          <table:table-cell table:formula="of:=[.F31]*[.C31]/10" office:value-type="float" office:value="252.639962999554">
            <text:p>252.6399629996</text:p>
          </table:table-cell>
          <table:table-cell table:formula="of:=[.B31]/[.D31]*100" office:value-type="float" office:value="99.871930989022">
            <text:p>99.871930989</text:p>
          </table:table-cell>
          <table:table-cell table:number-columns-repeated="2"/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269.599092969953">
            <text:p>269.59909297</text:p>
          </table:table-cell>
          <table:table-cell office:value-type="float" office:value="1640">
            <text:p>1640</text:p>
          </table:table-cell>
          <table:table-cell table:formula="of:=[.C32]*[.$E$1]" office:value-type="float" office:value="284.690164000933">
            <text:p>284.6901640009</text:p>
          </table:table-cell>
          <table:table-cell/>
          <table:table-cell table:formula="of:=[.$G$1]/[.B32]/60" office:value-type="float" office:value="1.62463454596568">
            <text:p>1.624634546</text:p>
          </table:table-cell>
          <table:table-cell/>
          <table:table-cell table:formula="of:=[.F32]*[.C32]/10" office:value-type="float" office:value="266.440065538372">
            <text:p>266.4400655384</text:p>
          </table:table-cell>
          <table:table-cell table:formula="of:=[.B32]/[.D32]*100" office:value-type="float" office:value="94.6991245433647">
            <text:p>94.6991245434</text:p>
          </table:table-cell>
          <table:table-cell table:number-columns-repeated="2"/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297.106341396858">
            <text:p>297.1063413969</text:p>
          </table:table-cell>
          <table:table-cell office:value-type="float" office:value="1680">
            <text:p>1680</text:p>
          </table:table-cell>
          <table:table-cell table:formula="of:=[.C33]*[.$E$1]" office:value-type="float" office:value="291.633826537541">
            <text:p>291.6338265375</text:p>
          </table:table-cell>
          <table:table-cell/>
          <table:table-cell table:formula="of:=[.$G$1]/[.B33]/60" office:value-type="float" office:value="1.47421962769534">
            <text:p>1.4742196277</text:p>
          </table:table-cell>
          <table:table-cell/>
          <table:table-cell table:formula="of:=[.F33]*[.C33]/10" office:value-type="float" office:value="247.668897452817">
            <text:p>247.6688974528</text:p>
          </table:table-cell>
          <table:table-cell table:formula="of:=[.B33]/[.D33]*100" office:value-type="float" office:value="101.876502093152">
            <text:p>101.8765020932</text:p>
          </table:table-cell>
          <table:table-cell table:number-columns-repeated="2"/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279.082066298419">
            <text:p>279.0820662984</text:p>
          </table:table-cell>
          <table:table-cell office:value-type="float" office:value="1720">
            <text:p>1720</text:p>
          </table:table-cell>
          <table:table-cell table:formula="of:=[.C34]*[.$E$1]" office:value-type="float" office:value="298.57748907415">
            <text:p>298.5774890742</text:p>
          </table:table-cell>
          <table:table-cell/>
          <table:table-cell table:formula="of:=[.$G$1]/[.B34]/60" office:value-type="float" office:value="1.56943083376648">
            <text:p>1.5694308338</text:p>
          </table:table-cell>
          <table:table-cell/>
          <table:table-cell table:formula="of:=[.F34]*[.C34]/10" office:value-type="float" office:value="269.942103407835">
            <text:p>269.9421034078</text:p>
          </table:table-cell>
          <table:table-cell table:formula="of:=[.B34]/[.D34]*100" office:value-type="float" office:value="93.470565099806">
            <text:p>93.4705650998</text:p>
          </table:table-cell>
          <table:table-cell table:number-columns-repeated="2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320.264951666173">
            <text:p>320.2649516662</text:p>
          </table:table-cell>
          <table:table-cell office:value-type="float" office:value="1800">
            <text:p>1800</text:p>
          </table:table-cell>
          <table:table-cell table:formula="of:=[.C35]*[.$E$1]" office:value-type="float" office:value="312.464814147366">
            <text:p>312.4648141474</text:p>
          </table:table-cell>
          <table:table-cell/>
          <table:table-cell table:formula="of:=[.$G$1]/[.B35]/60" office:value-type="float" office:value="1.36761764820444">
            <text:p>1.3676176482</text:p>
          </table:table-cell>
          <table:table-cell/>
          <table:table-cell table:formula="of:=[.F35]*[.C35]/10" office:value-type="float" office:value="246.171176676799">
            <text:p>246.1711766768</text:p>
          </table:table-cell>
          <table:table-cell table:formula="of:=[.B35]/[.D35]*100" office:value-type="float" office:value="102.496325079063">
            <text:p>102.4963250791</text:p>
          </table:table-cell>
          <table:table-cell table:number-columns-repeated="2"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296.442835639363">
            <text:p>296.4428356394</text:p>
          </table:table-cell>
          <table:table-cell office:value-type="float" office:value="1840">
            <text:p>1840</text:p>
          </table:table-cell>
          <table:table-cell table:formula="of:=[.C36]*[.$E$1]" office:value-type="float" office:value="319.408476683974">
            <text:p>319.408476684</text:p>
          </table:table-cell>
          <table:table-cell/>
          <table:table-cell table:formula="of:=[.$G$1]/[.B36]/60" office:value-type="float" office:value="1.47751926288024">
            <text:p>1.4775192629</text:p>
          </table:table-cell>
          <table:table-cell/>
          <table:table-cell table:formula="of:=[.F36]*[.C36]/10" office:value-type="float" office:value="271.863544369964">
            <text:p>271.86354437</text:p>
          </table:table-cell>
          <table:table-cell table:formula="of:=[.B36]/[.D36]*100" office:value-type="float" office:value="92.809946284759">
            <text:p>92.8099462848</text:p>
          </table:table-cell>
          <table:table-cell table:number-columns-repeated="2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315.096239040926">
            <text:p>315.0962390409</text:p>
          </table:table-cell>
          <table:table-cell office:value-type="float" office:value="1880">
            <text:p>1880</text:p>
          </table:table-cell>
          <table:table-cell table:formula="of:=[.C37]*[.$E$1]" office:value-type="float" office:value="326.352139220582">
            <text:p>326.3521392206</text:p>
          </table:table-cell>
          <table:table-cell/>
          <table:table-cell table:formula="of:=[.$G$1]/[.B37]/60" office:value-type="float" office:value="1.39005150087847">
            <text:p>1.3900515009</text:p>
          </table:table-cell>
          <table:table-cell/>
          <table:table-cell table:formula="of:=[.F37]*[.C37]/10" office:value-type="float" office:value="261.329682165152">
            <text:p>261.3296821652</text:p>
          </table:table-cell>
          <table:table-cell table:formula="of:=[.B37]/[.D37]*100" office:value-type="float" office:value="96.5509954350113">
            <text:p>96.550995435</text:p>
          </table:table-cell>
          <table:table-cell table:number-columns-repeated="2"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317.088892375399">
            <text:p>317.0888923754</text:p>
          </table:table-cell>
          <table:table-cell office:value-type="float" office:value="1920">
            <text:p>1920</text:p>
          </table:table-cell>
          <table:table-cell table:formula="of:=[.C38]*[.$E$1]" office:value-type="float" office:value="333.29580175719">
            <text:p>333.2958017572</text:p>
          </table:table-cell>
          <table:table-cell/>
          <table:table-cell table:formula="of:=[.$G$1]/[.B38]/60" office:value-type="float" office:value="1.38131612469558">
            <text:p>1.3813161247</text:p>
          </table:table-cell>
          <table:table-cell/>
          <table:table-cell table:formula="of:=[.F38]*[.C38]/10" office:value-type="float" office:value="265.212695941551">
            <text:p>265.2126959416</text:p>
          </table:table-cell>
          <table:table-cell table:formula="of:=[.B38]/[.D38]*100" office:value-type="float" office:value="95.1373796800483">
            <text:p>95.13737968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28.01260191394">
            <text:p>328.0126019139</text:p>
          </table:table-cell>
          <table:table-cell office:value-type="float" office:value="2000">
            <text:p>2000</text:p>
          </table:table-cell>
          <table:table-cell table:formula="of:=[.C39]*[.$E$1]" office:value-type="float" office:value="347.183126830406">
            <text:p>347.1831268304</text:p>
          </table:table-cell>
          <table:table-cell/>
          <table:table-cell table:formula="of:=[.$G$1]/[.B39]/60" office:value-type="float" office:value="1.33531455024681">
            <text:p>1.3353145502</text:p>
          </table:table-cell>
          <table:table-cell/>
          <table:table-cell table:formula="of:=[.F39]*[.C39]/10" office:value-type="float" office:value="267.062910049363">
            <text:p>267.0629100494</text:p>
          </table:table-cell>
          <table:table-cell table:formula="of:=[.B39]/[.D39]*100" office:value-type="float" office:value="94.478267106042">
            <text:p>94.478267106</text:p>
          </table:table-cell>
          <table:table-cell table:number-columns-repeated="2"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336.740354906784">
            <text:p>336.7403549068</text:p>
          </table:table-cell>
          <table:table-cell office:value-type="float" office:value="2040">
            <text:p>2040</text:p>
          </table:table-cell>
          <table:table-cell table:formula="of:=[.C40]*[.$E$1]" office:value-type="float" office:value="354.126789367015">
            <text:p>354.126789367</text:p>
          </table:table-cell>
          <table:table-cell/>
          <table:table-cell table:formula="of:=[.$G$1]/[.B40]/60" office:value-type="float" office:value="1.30070540586455">
            <text:p>1.3007054059</text:p>
          </table:table-cell>
          <table:table-cell/>
          <table:table-cell table:formula="of:=[.F40]*[.C40]/10" office:value-type="float" office:value="265.343902796368">
            <text:p>265.3439027964</text:p>
          </table:table-cell>
          <table:table-cell table:formula="of:=[.B40]/[.D40]*100" office:value-type="float" office:value="95.09033629133">
            <text:p>95.0903362913</text:p>
          </table:table-cell>
          <table:table-cell table:number-columns-repeated="2"/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343.901138255893">
            <text:p>343.9011382559</text:p>
          </table:table-cell>
          <table:table-cell office:value-type="float" office:value="2080">
            <text:p>2080</text:p>
          </table:table-cell>
          <table:table-cell table:formula="of:=[.C41]*[.$E$1]" office:value-type="float" office:value="361.070451903623">
            <text:p>361.0704519036</text:p>
          </table:table-cell>
          <table:table-cell/>
          <table:table-cell table:formula="of:=[.$G$1]/[.B41]/60" office:value-type="float" office:value="1.27362183859388">
            <text:p>1.2736218386</text:p>
          </table:table-cell>
          <table:table-cell/>
          <table:table-cell table:formula="of:=[.F41]*[.C41]/10" office:value-type="float" office:value="264.913342427528">
            <text:p>264.9133424275</text:p>
          </table:table-cell>
          <table:table-cell table:formula="of:=[.B41]/[.D41]*100" office:value-type="float" office:value="95.2448854351803">
            <text:p>95.2448854352</text:p>
          </table:table-cell>
          <table:table-cell table:number-columns-repeated="2"/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343.759459597144">
            <text:p>343.7594595971</text:p>
          </table:table-cell>
          <table:table-cell office:value-type="float" office:value="2120">
            <text:p>2120</text:p>
          </table:table-cell>
          <table:table-cell table:formula="of:=[.C42]*[.$E$1]" office:value-type="float" office:value="368.014114440231">
            <text:p>368.0141144402</text:p>
          </table:table-cell>
          <table:table-cell/>
          <table:table-cell table:formula="of:=[.$G$1]/[.B42]/60" office:value-type="float" office:value="1.27414675515635">
            <text:p>1.2741467552</text:p>
          </table:table-cell>
          <table:table-cell/>
          <table:table-cell table:formula="of:=[.F42]*[.C42]/10" office:value-type="float" office:value="270.119112093145">
            <text:p>270.1191120931</text:p>
          </table:table-cell>
          <table:table-cell table:formula="of:=[.B42]/[.D42]*100" office:value-type="float" office:value="93.4093139661289">
            <text:p>93.4093139661</text:p>
          </table:table-cell>
          <table:table-cell table:number-columns-repeated="2"/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334.135313415393">
            <text:p>334.1353134154</text:p>
          </table:table-cell>
          <table:table-cell office:value-type="float" office:value="2160">
            <text:p>2160</text:p>
          </table:table-cell>
          <table:table-cell table:formula="of:=[.C43]*[.$E$1]" office:value-type="float" office:value="374.957776976839">
            <text:p>374.9577769768</text:p>
          </table:table-cell>
          <table:table-cell/>
          <table:table-cell table:formula="of:=[.$G$1]/[.B43]/60" office:value-type="float" office:value="1.31084618241318">
            <text:p>1.3108461824</text:p>
          </table:table-cell>
          <table:table-cell/>
          <table:table-cell table:formula="of:=[.F43]*[.C43]/10" office:value-type="float" office:value="283.142775401247">
            <text:p>283.1427754012</text:p>
          </table:table-cell>
          <table:table-cell table:formula="of:=[.B43]/[.D43]*100" office:value-type="float" office:value="89.1127838738047">
            <text:p>89.1127838738</text:p>
          </table:table-cell>
          <table:table-cell table:number-columns-repeated="2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359.828465695111">
            <text:p>359.8284656951</text:p>
          </table:table-cell>
          <table:table-cell office:value-type="float" office:value="2200">
            <text:p>2200</text:p>
          </table:table-cell>
          <table:table-cell table:formula="of:=[.C44]*[.$E$1]" office:value-type="float" office:value="381.901439513447">
            <text:p>381.9014395134</text:p>
          </table:table-cell>
          <table:table-cell/>
          <table:table-cell table:formula="of:=[.$G$1]/[.B44]/60" office:value-type="float" office:value="1.21724666544621">
            <text:p>1.2172466654</text:p>
          </table:table-cell>
          <table:table-cell/>
          <table:table-cell table:formula="of:=[.F44]*[.C44]/10" office:value-type="float" office:value="267.794266398166">
            <text:p>267.7942663982</text:p>
          </table:table-cell>
          <table:table-cell table:formula="of:=[.B44]/[.D44]*100" office:value-type="float" office:value="94.2202433574333">
            <text:p>94.2202433574</text:p>
          </table:table-cell>
          <table:table-cell table:number-columns-repeated="2"/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370.310861801193">
            <text:p>370.3108618012</text:p>
          </table:table-cell>
          <table:table-cell office:value-type="float" office:value="2240">
            <text:p>2240</text:p>
          </table:table-cell>
          <table:table-cell table:formula="of:=[.C45]*[.$E$1]" office:value-type="float" office:value="388.845102050055">
            <text:p>388.8451020501</text:p>
          </table:table-cell>
          <table:table-cell/>
          <table:table-cell table:formula="of:=[.$G$1]/[.B45]/60" office:value-type="float" office:value="1.18279004258629">
            <text:p>1.1827900426</text:p>
          </table:table-cell>
          <table:table-cell/>
          <table:table-cell table:formula="of:=[.F45]*[.C45]/10" office:value-type="float" office:value="264.94496953933">
            <text:p>264.9449695393</text:p>
          </table:table-cell>
          <table:table-cell table:formula="of:=[.B45]/[.D45]*100" office:value-type="float" office:value="95.2335158264444">
            <text:p>95.2335158264</text:p>
          </table:table-cell>
          <table:table-cell table:number-columns-repeated="2"/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368.226687406464">
            <text:p>368.2266874065</text:p>
          </table:table-cell>
          <table:table-cell office:value-type="float" office:value="2280">
            <text:p>2280</text:p>
          </table:table-cell>
          <table:table-cell table:formula="of:=[.C46]*[.$E$1]" office:value-type="float" office:value="395.788764586663">
            <text:p>395.7887645867</text:p>
          </table:table-cell>
          <table:table-cell/>
          <table:table-cell table:formula="of:=[.$G$1]/[.B46]/60" office:value-type="float" office:value="1.1894846706657">
            <text:p>1.1894846707</text:p>
          </table:table-cell>
          <table:table-cell/>
          <table:table-cell table:formula="of:=[.F46]*[.C46]/10" office:value-type="float" office:value="271.20250491178">
            <text:p>271.2025049118</text:p>
          </table:table-cell>
          <table:table-cell table:formula="of:=[.B46]/[.D46]*100" office:value-type="float" office:value="93.0361648317674">
            <text:p>93.0361648318</text:p>
          </table:table-cell>
          <table:table-cell table:number-columns-repeated="2"/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360.708717788222">
            <text:p>360.7087177882</text:p>
          </table:table-cell>
          <table:table-cell office:value-type="float" office:value="2320">
            <text:p>2320</text:p>
          </table:table-cell>
          <table:table-cell table:formula="of:=[.C47]*[.$E$1]" office:value-type="float" office:value="402.732427123271">
            <text:p>402.7324271233</text:p>
          </table:table-cell>
          <table:table-cell/>
          <table:table-cell table:formula="of:=[.$G$1]/[.B47]/60" office:value-type="float" office:value="1.21427616910872">
            <text:p>1.2142761691</text:p>
          </table:table-cell>
          <table:table-cell/>
          <table:table-cell table:formula="of:=[.F47]*[.C47]/10" office:value-type="float" office:value="281.712071233223">
            <text:p>281.7120712332</text:p>
          </table:table-cell>
          <table:table-cell table:formula="of:=[.B47]/[.D47]*100" office:value-type="float" office:value="89.5653524511979">
            <text:p>89.5653524512</text:p>
          </table:table-cell>
          <table:table-cell table:number-columns-repeated="2"/>
        </table:table-row>
        <table:table-row table:style-name="ro1">
          <table:table-cell office:value-type="float" office:value="2360">
            <text:p>2360</text:p>
          </table:table-cell>
          <table:table-cell office:value-type="float" office:value="383.526830223751">
            <text:p>383.5268302238</text:p>
          </table:table-cell>
          <table:table-cell office:value-type="float" office:value="2360">
            <text:p>2360</text:p>
          </table:table-cell>
          <table:table-cell table:formula="of:=[.C48]*[.$E$1]" office:value-type="float" office:value="409.67608965988">
            <text:p>409.6760896599</text:p>
          </table:table-cell>
          <table:table-cell/>
          <table:table-cell table:formula="of:=[.$G$1]/[.B48]/60" office:value-type="float" office:value="1.14203222690957">
            <text:p>1.1420322269</text:p>
          </table:table-cell>
          <table:table-cell/>
          <table:table-cell table:formula="of:=[.F48]*[.C48]/10" office:value-type="float" office:value="269.519605550659">
            <text:p>269.5196055507</text:p>
          </table:table-cell>
          <table:table-cell table:formula="of:=[.B48]/[.D48]*100" office:value-type="float" office:value="93.6170891843265">
            <text:p>93.6170891843</text:p>
          </table:table-cell>
          <table:table-cell table:number-columns-repeated="2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378.64463776595">
            <text:p>378.644637766</text:p>
          </table:table-cell>
          <table:table-cell office:value-type="float" office:value="2400">
            <text:p>2400</text:p>
          </table:table-cell>
          <table:table-cell table:formula="of:=[.C49]*[.$E$1]" office:value-type="float" office:value="416.619752196488">
            <text:p>416.6197521965</text:p>
          </table:table-cell>
          <table:table-cell/>
          <table:table-cell table:formula="of:=[.$G$1]/[.B49]/60" office:value-type="float" office:value="1.15675743510922">
            <text:p>1.1567574351</text:p>
          </table:table-cell>
          <table:table-cell/>
          <table:table-cell table:formula="of:=[.F49]*[.C49]/10" office:value-type="float" office:value="277.621784426213">
            <text:p>277.6217844262</text:p>
          </table:table-cell>
          <table:table-cell table:formula="of:=[.B49]/[.D49]*100" office:value-type="float" office:value="90.8849462296671">
            <text:p>90.8849462297</text:p>
          </table:table-cell>
          <table:table-cell table:number-columns-repeated="2"/>
        </table:table-row>
      </table:table>
      <table:table table:name="Scal-2" table:style-name="ta1">
        <table:shapes>
          <draw:frame draw:z-index="0" draw:style-name="gr1" svg:width="7.337in" svg:height="6.7398in" svg:x="11.6378in" svg:y="0.8839in">
            <draw:object draw:notify-on-update-of-ranges="'Scal-2'.A2:'Scal-2'.A49 'Scal-2'.B1:'Scal-2'.B1 'Scal-2'.B2:'Scal-2'.B49 'Scal-2'.C1:'Scal-2'.C49 'Scal-2'.I1:'Scal-2'.I1 'Scal-2'.I1:'Scal-2'.I49 'Scal-2'.C2:'Scal-2'.C49 'Scal-2'.H1:'Scal-2'.H1 'Scal-2'.H2:'Scal-2'.H49 'Scal-2'.C2:'Scal-2'.C49 'Scal-2'.K1:'Scal-2'.K1 'Scal-2'.F2:'Scal-2'.F49 'Scal-2'.C2:'Scal-2'.C49 'Scal-2'.K2:'Scal-2'.K2 'Scal-2'.D2:'Scal-2'.D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9" table:default-cell-style-name="Default"/>
        <table:table-row table:style-name="ro2">
          <table:table-cell office:value-type="string">
            <text:p>Cores</text:p>
          </table:table-cell>
          <table:table-cell office:value-type="string">
            <text:p>Step/mn</text:p>
          </table:table-cell>
          <table:table-cell office:value-type="string">
            <text:p>Cores</text:p>
          </table:table-cell>
          <table:table-cell office:value-type="string">
            <text:p>theorique</text:p>
          </table:table-cell>
          <table:table-cell table:formula="of:=[.B3]/[.A3]" office:value-type="float" office:value="0.176713555957773">
            <text:p>0.176713556</text:p>
          </table:table-cell>
          <table:table-cell office:value-type="float" office:value="1200">
            <text:p>1200</text:p>
          </table:table-cell>
          <table:table-cell table:formula="of:=86400/[.$F$1]*365" office:value-type="float" office:value="26280">
            <text:p>26280</text:p>
          </table:table-cell>
          <table:table-cell office:value-type="string">
            <text:p>CPU/yr</text:p>
          </table:table-cell>
          <table:table-cell office:value-type="string">
            <text:p>Efficiency %</text:p>
          </table:table-cell>
          <table:table-cell/>
          <table:table-cell office:value-type="string">
            <text:p>Elaps/1yr</text:p>
          </table:table-cell>
          <table:table-cell table:number-columns-repeated="10"/>
          <table:table-cell office:value-type="string">
            <text:p>Exp1/exp2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39.5192761819194">
            <text:p>39.5192761819</text:p>
          </table:table-cell>
          <table:table-cell office:value-type="float" office:value="240">
            <text:p>240</text:p>
          </table:table-cell>
          <table:table-cell table:formula="of:=[.C2]*[.$E$1]" office:value-type="float" office:value="42.4112534298654">
            <text:p>42.4112534299</text:p>
          </table:table-cell>
          <table:table-cell/>
          <table:table-cell table:formula="of:=[.$G$1]/[.B2]/60" office:value-type="float" office:value="11.0831989428083">
            <text:p>11.0831989428</text:p>
          </table:table-cell>
          <table:table-cell/>
          <table:table-cell table:formula="of:=[.F2]*[.C2]/10" office:value-type="float" office:value="265.9967746274">
            <text:p>265.9967746274</text:p>
          </table:table-cell>
          <table:table-cell table:formula="of:=[.B2]/[.D2]*100" office:value-type="float" office:value="93.1811087528257">
            <text:p>93.1811087528</text:p>
          </table:table-cell>
          <table:table-cell/>
          <table:table-cell office:value-type="string">
            <text:p>Theoric</text:p>
          </table:table-cell>
          <table:table-cell table:number-columns-repeated="9"/>
          <table:table-cell table:formula="of:=[.A2]" office:value-type="float" office:value="240">
            <text:p>240</text:p>
          </table:table-cell>
          <table:table-cell table:formula="of:=['Scal-1'.B2]/[.B2]" office:value-type="float" office:value="0.93071438033444">
            <text:p>0.930714380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9.4797956681763">
            <text:p>49.4797956682</text:p>
          </table:table-cell>
          <table:table-cell office:value-type="float" office:value="280">
            <text:p>280</text:p>
          </table:table-cell>
          <table:table-cell table:formula="of:=[.C3]*[.$E$1]" office:value-type="float" office:value="49.4797956681763">
            <text:p>49.4797956682</text:p>
          </table:table-cell>
          <table:table-cell/>
          <table:table-cell table:formula="of:=[.$G$1]/[.B3]/60" office:value-type="float" office:value="8.8520979944488">
            <text:p>8.8520979944</text:p>
          </table:table-cell>
          <table:table-cell/>
          <table:table-cell table:formula="of:=[.F3]*[.C3]/10" office:value-type="float" office:value="247.858743844566">
            <text:p>247.8587438446</text:p>
          </table:table-cell>
          <table:table-cell table:formula="of:=[.B3]/[.D3]*100" office:value-type="float" office:value="100">
            <text:p>100</text:p>
          </table:table-cell>
          <table:table-cell table:number-columns-repeated="11"/>
          <table:table-cell table:formula="of:=[.A3]" office:value-type="float" office:value="280">
            <text:p>280</text:p>
          </table:table-cell>
          <table:table-cell table:formula="of:=['Scal-1'.B3]/[.B3]" office:value-type="float" office:value="0.982333033107458">
            <text:p>0.982333033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63.1635054536587">
            <text:p>63.1635054537</text:p>
          </table:table-cell>
          <table:table-cell office:value-type="float" office:value="360">
            <text:p>360</text:p>
          </table:table-cell>
          <table:table-cell table:formula="of:=[.C4]*[.$E$1]" office:value-type="float" office:value="63.6168801447981">
            <text:p>63.6168801448</text:p>
          </table:table-cell>
          <table:table-cell/>
          <table:table-cell table:formula="of:=[.$G$1]/[.B4]/60" office:value-type="float" office:value="6.93438397464099">
            <text:p>6.9343839746</text:p>
          </table:table-cell>
          <table:table-cell/>
          <table:table-cell table:formula="of:=[.F4]*[.C4]/10" office:value-type="float" office:value="249.637823087076">
            <text:p>249.6378230871</text:p>
          </table:table-cell>
          <table:table-cell table:formula="of:=[.B4]/[.D4]*100" office:value-type="float" office:value="99.287335861005">
            <text:p>99.287335861</text:p>
          </table:table-cell>
          <table:table-cell table:number-columns-repeated="11"/>
          <table:table-cell table:formula="of:=[.A4]" office:value-type="float" office:value="360">
            <text:p>360</text:p>
          </table:table-cell>
          <table:table-cell table:formula="of:=['Scal-1'.B4]/[.B4]" office:value-type="float" office:value="0.997084807388129">
            <text:p>0.9970848074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64.7198235778398">
            <text:p>64.7198235778</text:p>
          </table:table-cell>
          <table:table-cell office:value-type="float" office:value="400">
            <text:p>400</text:p>
          </table:table-cell>
          <table:table-cell table:formula="of:=[.C5]*[.$E$1]" office:value-type="float" office:value="70.685422383109">
            <text:p>70.6854223831</text:p>
          </table:table-cell>
          <table:table-cell/>
          <table:table-cell table:formula="of:=[.$G$1]/[.B5]/60" office:value-type="float" office:value="6.76763278677991">
            <text:p>6.7676327868</text:p>
          </table:table-cell>
          <table:table-cell/>
          <table:table-cell table:formula="of:=[.F5]*[.C5]/10" office:value-type="float" office:value="270.705311471197">
            <text:p>270.7053114712</text:p>
          </table:table-cell>
          <table:table-cell table:formula="of:=[.B5]/[.D5]*100" office:value-type="float" office:value="91.5603548735463">
            <text:p>91.5603548735</text:p>
          </table:table-cell>
          <table:table-cell table:number-columns-repeated="11"/>
          <table:table-cell table:formula="of:=[.A5]" office:value-type="float" office:value="400">
            <text:p>400</text:p>
          </table:table-cell>
          <table:table-cell table:formula="of:=['Scal-1'.B5]/[.B5]" office:value-type="float" office:value="1.0300240007885">
            <text:p>1.0300240008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75.9303487769623">
            <text:p>75.930348777</text:p>
          </table:table-cell>
          <table:table-cell office:value-type="float" office:value="440">
            <text:p>440</text:p>
          </table:table-cell>
          <table:table-cell table:formula="of:=[.C6]*[.$E$1]" office:value-type="float" office:value="77.7539646214199">
            <text:p>77.7539646214</text:p>
          </table:table-cell>
          <table:table-cell/>
          <table:table-cell table:formula="of:=[.$G$1]/[.B6]/60" office:value-type="float" office:value="5.76844446331441">
            <text:p>5.7684444633</text:p>
          </table:table-cell>
          <table:table-cell/>
          <table:table-cell table:formula="of:=[.F6]*[.C6]/10" office:value-type="float" office:value="253.811556385834">
            <text:p>253.8115563858</text:p>
          </table:table-cell>
          <table:table-cell table:formula="of:=[.B6]/[.D6]*100" office:value-type="float" office:value="97.654632978091">
            <text:p>97.6546329781</text:p>
          </table:table-cell>
          <table:table-cell table:number-columns-repeated="11"/>
          <table:table-cell table:formula="of:=[.A6]" office:value-type="float" office:value="440">
            <text:p>440</text:p>
          </table:table-cell>
          <table:table-cell table:formula="of:=['Scal-1'.B6]/[.B6]" office:value-type="float" office:value="0.940806548496111">
            <text:p>0.9408065485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81.2334610541982">
            <text:p>81.2334610542</text:p>
          </table:table-cell>
          <table:table-cell office:value-type="float" office:value="480">
            <text:p>480</text:p>
          </table:table-cell>
          <table:table-cell table:formula="of:=[.C7]*[.$E$1]" office:value-type="float" office:value="84.8225068597308">
            <text:p>84.8225068597</text:p>
          </table:table-cell>
          <table:table-cell/>
          <table:table-cell table:formula="of:=[.$G$1]/[.B7]/60" office:value-type="float" office:value="5.39186677898373">
            <text:p>5.391866779</text:p>
          </table:table-cell>
          <table:table-cell/>
          <table:table-cell table:formula="of:=[.F7]*[.C7]/10" office:value-type="float" office:value="258.809605391219">
            <text:p>258.8096053912</text:p>
          </table:table-cell>
          <table:table-cell table:formula="of:=[.B7]/[.D7]*100" office:value-type="float" office:value="95.7687576818877">
            <text:p>95.7687576819</text:p>
          </table:table-cell>
          <table:table-cell table:number-columns-repeated="11"/>
          <table:table-cell table:formula="of:=[.A7]" office:value-type="float" office:value="480">
            <text:p>480</text:p>
          </table:table-cell>
          <table:table-cell table:formula="of:=['Scal-1'.B7]/[.B7]" office:value-type="float" office:value="1.09110636856863">
            <text:p>1.0911063686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97.363988497595">
            <text:p>97.3639884976</text:p>
          </table:table-cell>
          <table:table-cell office:value-type="float" office:value="520">
            <text:p>520</text:p>
          </table:table-cell>
          <table:table-cell table:formula="of:=[.C8]*[.$E$1]" office:value-type="float" office:value="91.8910490980417">
            <text:p>91.891049098</text:p>
          </table:table-cell>
          <table:table-cell/>
          <table:table-cell table:formula="of:=[.$G$1]/[.B8]/60" office:value-type="float" office:value="4.49858316980122">
            <text:p>4.4985831698</text:p>
          </table:table-cell>
          <table:table-cell/>
          <table:table-cell table:formula="of:=[.F8]*[.C8]/10" office:value-type="float" office:value="233.926324829663">
            <text:p>233.9263248297</text:p>
          </table:table-cell>
          <table:table-cell table:formula="of:=[.B8]/[.D8]*100" office:value-type="float" office:value="105.955900442179">
            <text:p>105.9559004422</text:p>
          </table:table-cell>
          <table:table-cell table:number-columns-repeated="11"/>
          <table:table-cell table:formula="of:=[.A8]" office:value-type="float" office:value="520">
            <text:p>520</text:p>
          </table:table-cell>
          <table:table-cell table:formula="of:=['Scal-1'.B8]/[.B8]" office:value-type="float" office:value="0.844557558115826">
            <text:p>0.8445575581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94.629064202141">
            <text:p>94.6290642021</text:p>
          </table:table-cell>
          <table:table-cell office:value-type="float" office:value="560">
            <text:p>560</text:p>
          </table:table-cell>
          <table:table-cell table:formula="of:=[.C9]*[.$E$1]" office:value-type="float" office:value="98.9595913363526">
            <text:p>98.9595913364</text:p>
          </table:table-cell>
          <table:table-cell/>
          <table:table-cell table:formula="of:=[.$G$1]/[.B9]/60" office:value-type="float" office:value="4.62859908520675">
            <text:p>4.6285990852</text:p>
          </table:table-cell>
          <table:table-cell/>
          <table:table-cell table:formula="of:=[.F9]*[.C9]/10" office:value-type="float" office:value="259.201548771578">
            <text:p>259.2015487716</text:p>
          </table:table-cell>
          <table:table-cell table:formula="of:=[.B9]/[.D9]*100" office:value-type="float" office:value="95.6239440000387">
            <text:p>95.623944</text:p>
          </table:table-cell>
          <table:table-cell table:number-columns-repeated="11"/>
          <table:table-cell table:formula="of:=[.A9]" office:value-type="float" office:value="560">
            <text:p>560</text:p>
          </table:table-cell>
          <table:table-cell table:formula="of:=['Scal-1'.B9]/[.B9]" office:value-type="float" office:value="1.03092757189589">
            <text:p>1.0309275719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16.532907245116">
            <text:p>116.5329072451</text:p>
          </table:table-cell>
          <table:table-cell office:value-type="float" office:value="640">
            <text:p>640</text:p>
          </table:table-cell>
          <table:table-cell table:formula="of:=[.C10]*[.$E$1]" office:value-type="float" office:value="113.096675812974">
            <text:p>113.096675813</text:p>
          </table:table-cell>
          <table:table-cell/>
          <table:table-cell table:formula="of:=[.$G$1]/[.B10]/60" office:value-type="float" office:value="3.75859497848712">
            <text:p>3.7585949785</text:p>
          </table:table-cell>
          <table:table-cell/>
          <table:table-cell table:formula="of:=[.F10]*[.C10]/10" office:value-type="float" office:value="240.550078623176">
            <text:p>240.5500786232</text:p>
          </table:table-cell>
          <table:table-cell table:formula="of:=[.B10]/[.D10]*100" office:value-type="float" office:value="103.038313378746">
            <text:p>103.0383133787</text:p>
          </table:table-cell>
          <table:table-cell table:number-columns-repeated="11"/>
          <table:table-cell table:formula="of:=[.A10]" office:value-type="float" office:value="640">
            <text:p>640</text:p>
          </table:table-cell>
          <table:table-cell table:formula="of:=['Scal-1'.B10]/[.B10]" office:value-type="float" office:value="0.970985702029637">
            <text:p>0.970985702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22.927007818549">
            <text:p>122.9270078185</text:p>
          </table:table-cell>
          <table:table-cell office:value-type="float" office:value="680">
            <text:p>680</text:p>
          </table:table-cell>
          <table:table-cell table:formula="of:=[.C11]*[.$E$1]" office:value-type="float" office:value="120.165218051285">
            <text:p>120.1652180513</text:p>
          </table:table-cell>
          <table:table-cell/>
          <table:table-cell table:formula="of:=[.$G$1]/[.B11]/60" office:value-type="float" office:value="3.56309006273485">
            <text:p>3.5630900627</text:p>
          </table:table-cell>
          <table:table-cell/>
          <table:table-cell table:formula="of:=[.F11]*[.C11]/10" office:value-type="float" office:value="242.29012426597">
            <text:p>242.290124266</text:p>
          </table:table-cell>
          <table:table-cell table:formula="of:=[.B11]/[.D11]*100" office:value-type="float" office:value="102.298327096685">
            <text:p>102.2983270967</text:p>
          </table:table-cell>
          <table:table-cell table:number-columns-repeated="11"/>
          <table:table-cell table:formula="of:=[.A11]" office:value-type="float" office:value="680">
            <text:p>680</text:p>
          </table:table-cell>
          <table:table-cell table:formula="of:=['Scal-1'.B11]/[.B11]" office:value-type="float" office:value="0.892833245704888">
            <text:p>0.8928332457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29.014331027179">
            <text:p>129.0143310272</text:p>
          </table:table-cell>
          <table:table-cell office:value-type="float" office:value="720">
            <text:p>720</text:p>
          </table:table-cell>
          <table:table-cell table:formula="of:=[.C12]*[.$E$1]" office:value-type="float" office:value="127.233760289596">
            <text:p>127.2337602896</text:p>
          </table:table-cell>
          <table:table-cell/>
          <table:table-cell table:formula="of:=[.$G$1]/[.B12]/60" office:value-type="float" office:value="3.39497167882636">
            <text:p>3.3949716788</text:p>
          </table:table-cell>
          <table:table-cell/>
          <table:table-cell table:formula="of:=[.F12]*[.C12]/10" office:value-type="float" office:value="244.437960875498">
            <text:p>244.4379608755</text:p>
          </table:table-cell>
          <table:table-cell table:formula="of:=[.B12]/[.D12]*100" office:value-type="float" office:value="101.399448333154">
            <text:p>101.3994483332</text:p>
          </table:table-cell>
          <table:table-cell table:number-columns-repeated="11"/>
          <table:table-cell table:formula="of:=[.A12]" office:value-type="float" office:value="720">
            <text:p>720</text:p>
          </table:table-cell>
          <table:table-cell table:formula="of:=['Scal-1'.B12]/[.B12]" office:value-type="float" office:value="0.986885502705756">
            <text:p>0.9868855027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37.045602878896">
            <text:p>137.0456028789</text:p>
          </table:table-cell>
          <table:table-cell office:value-type="float" office:value="760">
            <text:p>760</text:p>
          </table:table-cell>
          <table:table-cell table:formula="of:=[.C13]*[.$E$1]" office:value-type="float" office:value="134.302302527907">
            <text:p>134.3023025279</text:p>
          </table:table-cell>
          <table:table-cell/>
          <table:table-cell table:formula="of:=[.$G$1]/[.B13]/60" office:value-type="float" office:value="3.19601644123562">
            <text:p>3.1960164412</text:p>
          </table:table-cell>
          <table:table-cell/>
          <table:table-cell table:formula="of:=[.F13]*[.C13]/10" office:value-type="float" office:value="242.897249533907">
            <text:p>242.8972495339</text:p>
          </table:table-cell>
          <table:table-cell table:formula="of:=[.B13]/[.D13]*100" office:value-type="float" office:value="102.042630914998">
            <text:p>102.042630915</text:p>
          </table:table-cell>
          <table:table-cell table:number-columns-repeated="11"/>
          <table:table-cell table:formula="of:=[.A13]" office:value-type="float" office:value="760">
            <text:p>760</text:p>
          </table:table-cell>
          <table:table-cell table:formula="of:=['Scal-1'.B13]/[.B13]" office:value-type="float" office:value="1.02567768536652">
            <text:p>1.0256776854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48.00416185435">
            <text:p>148.0041618544</text:p>
          </table:table-cell>
          <table:table-cell office:value-type="float" office:value="800">
            <text:p>800</text:p>
          </table:table-cell>
          <table:table-cell table:formula="of:=[.C14]*[.$E$1]" office:value-type="float" office:value="141.370844766218">
            <text:p>141.3708447662</text:p>
          </table:table-cell>
          <table:table-cell/>
          <table:table-cell table:formula="of:=[.$G$1]/[.B14]/60" office:value-type="float" office:value="2.95937623991299">
            <text:p>2.9593762399</text:p>
          </table:table-cell>
          <table:table-cell/>
          <table:table-cell table:formula="of:=[.F14]*[.C14]/10" office:value-type="float" office:value="236.750099193039">
            <text:p>236.750099193</text:p>
          </table:table-cell>
          <table:table-cell table:formula="of:=[.B14]/[.D14]*100" office:value-type="float" office:value="104.692139386379">
            <text:p>104.6921393864</text:p>
          </table:table-cell>
          <table:table-cell table:number-columns-repeated="11"/>
          <table:table-cell table:formula="of:=[.A14]" office:value-type="float" office:value="800">
            <text:p>800</text:p>
          </table:table-cell>
          <table:table-cell table:formula="of:=['Scal-1'.B14]/[.B14]" office:value-type="float" office:value="0.982962805727487">
            <text:p>0.9829628057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48.950350430035">
            <text:p>148.95035043</text:p>
          </table:table-cell>
          <table:table-cell office:value-type="float" office:value="840">
            <text:p>840</text:p>
          </table:table-cell>
          <table:table-cell table:formula="of:=[.C15]*[.$E$1]" office:value-type="float" office:value="148.439387004529">
            <text:p>148.4393870045</text:p>
          </table:table-cell>
          <table:table-cell/>
          <table:table-cell table:formula="of:=[.$G$1]/[.B15]/60" office:value-type="float" office:value="2.94057717041585">
            <text:p>2.9405771704</text:p>
          </table:table-cell>
          <table:table-cell/>
          <table:table-cell table:formula="of:=[.F15]*[.C15]/10" office:value-type="float" office:value="247.008482314931">
            <text:p>247.0084823149</text:p>
          </table:table-cell>
          <table:table-cell table:formula="of:=[.B15]/[.D15]*100" office:value-type="float" office:value="100.344223615994">
            <text:p>100.344223616</text:p>
          </table:table-cell>
          <table:table-cell table:number-columns-repeated="11"/>
          <table:table-cell table:formula="of:=[.A15]" office:value-type="float" office:value="840">
            <text:p>840</text:p>
          </table:table-cell>
          <table:table-cell table:formula="of:=['Scal-1'.B15]/[.B15]" office:value-type="float" office:value="0.824819855376969">
            <text:p>0.8248198554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28.094822021351">
            <text:p>128.0948220214</text:p>
          </table:table-cell>
          <table:table-cell office:value-type="float" office:value="880">
            <text:p>880</text:p>
          </table:table-cell>
          <table:table-cell table:formula="of:=[.C16]*[.$E$1]" office:value-type="float" office:value="155.50792924284">
            <text:p>155.5079292428</text:p>
          </table:table-cell>
          <table:table-cell/>
          <table:table-cell table:formula="of:=[.$G$1]/[.B16]/60" office:value-type="float" office:value="3.41934196158994">
            <text:p>3.4193419616</text:p>
          </table:table-cell>
          <table:table-cell/>
          <table:table-cell table:formula="of:=[.F16]*[.C16]/10" office:value-type="float" office:value="300.902092619915">
            <text:p>300.9020926199</text:p>
          </table:table-cell>
          <table:table-cell table:formula="of:=[.B16]/[.D16]*100" office:value-type="float" office:value="82.3718910315621">
            <text:p>82.3718910316</text:p>
          </table:table-cell>
          <table:table-cell table:number-columns-repeated="11"/>
          <table:table-cell table:formula="of:=[.A16]" office:value-type="float" office:value="880">
            <text:p>880</text:p>
          </table:table-cell>
          <table:table-cell table:formula="of:=['Scal-1'.B16]/[.B16]" office:value-type="float" office:value="1.25756831979562">
            <text:p>1.2575683198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162.897537447047">
            <text:p>162.897537447</text:p>
          </table:table-cell>
          <table:table-cell office:value-type="float" office:value="920">
            <text:p>920</text:p>
          </table:table-cell>
          <table:table-cell table:formula="of:=[.C17]*[.$E$1]" office:value-type="float" office:value="162.576471481151">
            <text:p>162.5764714812</text:p>
          </table:table-cell>
          <table:table-cell/>
          <table:table-cell table:formula="of:=[.$G$1]/[.B17]/60" office:value-type="float" office:value="2.68880676076752">
            <text:p>2.6888067608</text:p>
          </table:table-cell>
          <table:table-cell/>
          <table:table-cell table:formula="of:=[.F17]*[.C17]/10" office:value-type="float" office:value="247.370221990612">
            <text:p>247.3702219906</text:p>
          </table:table-cell>
          <table:table-cell table:formula="of:=[.B17]/[.D17]*100" office:value-type="float" office:value="100.197486120206">
            <text:p>100.1974861202</text:p>
          </table:table-cell>
          <table:table-cell table:number-columns-repeated="11"/>
          <table:table-cell table:formula="of:=[.A17]" office:value-type="float" office:value="920">
            <text:p>920</text:p>
          </table:table-cell>
          <table:table-cell table:formula="of:=['Scal-1'.B17]/[.B17]" office:value-type="float" office:value="0.804388133558076">
            <text:p>0.8043881336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69.126944583361">
            <text:p>169.1269445834</text:p>
          </table:table-cell>
          <table:table-cell office:value-type="float" office:value="960">
            <text:p>960</text:p>
          </table:table-cell>
          <table:table-cell table:formula="of:=[.C18]*[.$E$1]" office:value-type="float" office:value="169.645013719462">
            <text:p>169.6450137195</text:p>
          </table:table-cell>
          <table:table-cell/>
          <table:table-cell table:formula="of:=[.$G$1]/[.B18]/60" office:value-type="float" office:value="2.58977066651916">
            <text:p>2.5897706665</text:p>
          </table:table-cell>
          <table:table-cell/>
          <table:table-cell table:formula="of:=[.F18]*[.C18]/10" office:value-type="float" office:value="248.617983985839">
            <text:p>248.6179839858</text:p>
          </table:table-cell>
          <table:table-cell table:formula="of:=[.B18]/[.D18]*100" office:value-type="float" office:value="99.6946157598496">
            <text:p>99.6946157598</text:p>
          </table:table-cell>
          <table:table-cell table:number-columns-repeated="11"/>
          <table:table-cell table:formula="of:=[.A18]" office:value-type="float" office:value="960">
            <text:p>960</text:p>
          </table:table-cell>
          <table:table-cell table:formula="of:=['Scal-1'.B18]/[.B18]" office:value-type="float" office:value="0.918575307293412">
            <text:p>0.918575307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70.72306975198">
            <text:p>170.723069752</text:p>
          </table:table-cell>
          <table:table-cell office:value-type="float" office:value="1000">
            <text:p>1000</text:p>
          </table:table-cell>
          <table:table-cell table:formula="of:=[.C19]*[.$E$1]" office:value-type="float" office:value="176.713555957773">
            <text:p>176.7135559578</text:p>
          </table:table-cell>
          <table:table-cell/>
          <table:table-cell table:formula="of:=[.$G$1]/[.B19]/60" office:value-type="float" office:value="2.5655583667533">
            <text:p>2.5655583668</text:p>
          </table:table-cell>
          <table:table-cell/>
          <table:table-cell table:formula="of:=[.F19]*[.C19]/10" office:value-type="float" office:value="256.55583667533">
            <text:p>256.5558366753</text:p>
          </table:table-cell>
          <table:table-cell table:formula="of:=[.B19]/[.D19]*100" office:value-type="float" office:value="96.6100584794843">
            <text:p>96.6100584795</text:p>
          </table:table-cell>
          <table:table-cell table:number-columns-repeated="11"/>
          <table:table-cell table:formula="of:=[.A19]" office:value-type="float" office:value="1000">
            <text:p>1000</text:p>
          </table:table-cell>
          <table:table-cell table:formula="of:=['Scal-1'.B19]/[.B19]" office:value-type="float" office:value="1.03864215047568">
            <text:p>1.0386421505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169.470344911962">
            <text:p>169.470344912</text:p>
          </table:table-cell>
          <table:table-cell office:value-type="float" office:value="1080">
            <text:p>1080</text:p>
          </table:table-cell>
          <table:table-cell table:formula="of:=[.C20]*[.$E$1]" office:value-type="float" office:value="190.850640434394">
            <text:p>190.8506404344</text:p>
          </table:table-cell>
          <table:table-cell/>
          <table:table-cell table:formula="of:=[.$G$1]/[.B20]/60" office:value-type="float" office:value="2.58452297496377">
            <text:p>2.584522975</text:p>
          </table:table-cell>
          <table:table-cell/>
          <table:table-cell table:formula="of:=[.F20]*[.C20]/10" office:value-type="float" office:value="279.128481296087">
            <text:p>279.1284812961</text:p>
          </table:table-cell>
          <table:table-cell table:formula="of:=[.B20]/[.D20]*100" office:value-type="float" office:value="88.797367683038">
            <text:p>88.797367683</text:p>
          </table:table-cell>
          <table:table-cell table:number-columns-repeated="11"/>
          <table:table-cell table:formula="of:=[.A20]" office:value-type="float" office:value="1080">
            <text:p>1080</text:p>
          </table:table-cell>
          <table:table-cell table:formula="of:=['Scal-1'.B20]/[.B20]" office:value-type="float" office:value="1.07798523633189">
            <text:p>1.0779852363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184.400736639902">
            <text:p>184.4007366399</text:p>
          </table:table-cell>
          <table:table-cell office:value-type="float" office:value="1120">
            <text:p>1120</text:p>
          </table:table-cell>
          <table:table-cell table:formula="of:=[.C21]*[.$E$1]" office:value-type="float" office:value="197.919182672705">
            <text:p>197.9191826727</text:p>
          </table:table-cell>
          <table:table-cell/>
          <table:table-cell table:formula="of:=[.$G$1]/[.B21]/60" office:value-type="float" office:value="2.37526166099502">
            <text:p>2.375261661</text:p>
          </table:table-cell>
          <table:table-cell/>
          <table:table-cell table:formula="of:=[.F21]*[.C21]/10" office:value-type="float" office:value="266.029306031442">
            <text:p>266.0293060314</text:p>
          </table:table-cell>
          <table:table-cell table:formula="of:=[.B21]/[.D21]*100" office:value-type="float" office:value="93.1697140973152">
            <text:p>93.1697140973</text:p>
          </table:table-cell>
          <table:table-cell table:number-columns-repeated="11"/>
          <table:table-cell table:formula="of:=[.A21]" office:value-type="float" office:value="1120">
            <text:p>1120</text:p>
          </table:table-cell>
          <table:table-cell table:formula="of:=['Scal-1'.B21]/[.B21]" office:value-type="float" office:value="1.09050759929049">
            <text:p>1.0905075993</text:p>
          </table:table-cell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197.44800971276">
            <text:p>197.4480097128</text:p>
          </table:table-cell>
          <table:table-cell office:value-type="float" office:value="1160">
            <text:p>1160</text:p>
          </table:table-cell>
          <table:table-cell table:formula="of:=[.C22]*[.$E$1]" office:value-type="float" office:value="204.987724911016">
            <text:p>204.987724911</text:p>
          </table:table-cell>
          <table:table-cell/>
          <table:table-cell table:formula="of:=[.$G$1]/[.B22]/60" office:value-type="float" office:value="2.21830547006873">
            <text:p>2.2183054701</text:p>
          </table:table-cell>
          <table:table-cell/>
          <table:table-cell table:formula="of:=[.F22]*[.C22]/10" office:value-type="float" office:value="257.323434527973">
            <text:p>257.323434528</text:p>
          </table:table-cell>
          <table:table-cell table:formula="of:=[.B22]/[.D22]*100" office:value-type="float" office:value="96.3218699063426">
            <text:p>96.3218699063</text:p>
          </table:table-cell>
          <table:table-cell table:number-columns-repeated="11"/>
          <table:table-cell table:formula="of:=[.A22]" office:value-type="float" office:value="1160">
            <text:p>1160</text:p>
          </table:table-cell>
          <table:table-cell table:formula="of:=['Scal-1'.B22]/[.B22]" office:value-type="float" office:value="0.826881632509586">
            <text:p>0.8268816325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212.110241590979">
            <text:p>212.110241591</text:p>
          </table:table-cell>
          <table:table-cell office:value-type="float" office:value="1200">
            <text:p>1200</text:p>
          </table:table-cell>
          <table:table-cell table:formula="of:=[.C23]*[.$E$1]" office:value-type="float" office:value="212.056267149327">
            <text:p>212.0562671493</text:p>
          </table:table-cell>
          <table:table-cell/>
          <table:table-cell table:formula="of:=[.$G$1]/[.B23]/60" office:value-type="float" office:value="2.06496393910396">
            <text:p>2.0649639391</text:p>
          </table:table-cell>
          <table:table-cell/>
          <table:table-cell table:formula="of:=[.F23]*[.C23]/10" office:value-type="float" office:value="247.795672692475">
            <text:p>247.7956726925</text:p>
          </table:table-cell>
          <table:table-cell table:formula="of:=[.B23]/[.D23]*100" office:value-type="float" office:value="100.025452886811">
            <text:p>100.0254528868</text:p>
          </table:table-cell>
          <table:table-cell table:number-columns-repeated="11"/>
          <table:table-cell table:formula="of:=[.A23]" office:value-type="float" office:value="1200">
            <text:p>1200</text:p>
          </table:table-cell>
          <table:table-cell table:formula="of:=['Scal-1'.B23]/[.B23]" office:value-type="float" office:value="1.01752882994299">
            <text:p>1.0175288299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220.378038944646">
            <text:p>220.3780389446</text:p>
          </table:table-cell>
          <table:table-cell office:value-type="float" office:value="1280">
            <text:p>1280</text:p>
          </table:table-cell>
          <table:table-cell table:formula="of:=[.C24]*[.$E$1]" office:value-type="float" office:value="226.193351625949">
            <text:p>226.1933516259</text:p>
          </table:table-cell>
          <table:table-cell/>
          <table:table-cell table:formula="of:=[.$G$1]/[.B24]/60" office:value-type="float" office:value="1.98749386326111">
            <text:p>1.9874938633</text:p>
          </table:table-cell>
          <table:table-cell/>
          <table:table-cell table:formula="of:=[.F24]*[.C24]/10" office:value-type="float" office:value="254.399214497421">
            <text:p>254.3992144974</text:p>
          </table:table-cell>
          <table:table-cell table:formula="of:=[.B24]/[.D24]*100" office:value-type="float" office:value="97.4290523397346">
            <text:p>97.4290523397</text:p>
          </table:table-cell>
          <table:table-cell table:number-columns-repeated="11"/>
          <table:table-cell table:formula="of:=[.A24]" office:value-type="float" office:value="1280">
            <text:p>1280</text:p>
          </table:table-cell>
          <table:table-cell table:formula="of:=['Scal-1'.B24]/[.B24]" office:value-type="float" office:value="1.01719401774554">
            <text:p>1.0171940177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225.548677613592">
            <text:p>225.5486776136</text:p>
          </table:table-cell>
          <table:table-cell office:value-type="float" office:value="1320">
            <text:p>1320</text:p>
          </table:table-cell>
          <table:table-cell table:formula="of:=[.C25]*[.$E$1]" office:value-type="float" office:value="233.26189386426">
            <text:p>233.2618938643</text:p>
          </table:table-cell>
          <table:table-cell/>
          <table:table-cell table:formula="of:=[.$G$1]/[.B25]/60" office:value-type="float" office:value="1.94193113714627">
            <text:p>1.9419311371</text:p>
          </table:table-cell>
          <table:table-cell/>
          <table:table-cell table:formula="of:=[.F25]*[.C25]/10" office:value-type="float" office:value="256.334910103308">
            <text:p>256.3349101033</text:p>
          </table:table-cell>
          <table:table-cell table:formula="of:=[.B25]/[.D25]*100" office:value-type="float" office:value="96.693323490224">
            <text:p>96.6933234902</text:p>
          </table:table-cell>
          <table:table-cell table:number-columns-repeated="11"/>
          <table:table-cell table:formula="of:=[.A25]" office:value-type="float" office:value="1320">
            <text:p>1320</text:p>
          </table:table-cell>
          <table:table-cell table:formula="of:=['Scal-1'.B25]/[.B25]" office:value-type="float" office:value="0.965089685578067">
            <text:p>0.9650896856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239.616483716435">
            <text:p>239.6164837164</text:p>
          </table:table-cell>
          <table:table-cell office:value-type="float" office:value="1360">
            <text:p>1360</text:p>
          </table:table-cell>
          <table:table-cell table:formula="of:=[.C26]*[.$E$1]" office:value-type="float" office:value="240.330436102571">
            <text:p>240.3304361026</text:p>
          </table:table-cell>
          <table:table-cell/>
          <table:table-cell table:formula="of:=[.$G$1]/[.B26]/60" office:value-type="float" office:value="1.8279209894355">
            <text:p>1.8279209894</text:p>
          </table:table-cell>
          <table:table-cell/>
          <table:table-cell table:formula="of:=[.F26]*[.C26]/10" office:value-type="float" office:value="248.597254563228">
            <text:p>248.5972545632</text:p>
          </table:table-cell>
          <table:table-cell table:formula="of:=[.B26]/[.D26]*100" office:value-type="float" office:value="99.7029288517451">
            <text:p>99.7029288517</text:p>
          </table:table-cell>
          <table:table-cell table:number-columns-repeated="11"/>
          <table:table-cell table:formula="of:=[.A26]" office:value-type="float" office:value="1360">
            <text:p>1360</text:p>
          </table:table-cell>
          <table:table-cell table:formula="of:=['Scal-1'.B26]/[.B26]" office:value-type="float" office:value="1.02882493889976">
            <text:p>1.0288249389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222.045512354118">
            <text:p>222.0455123541</text:p>
          </table:table-cell>
          <table:table-cell office:value-type="float" office:value="1400">
            <text:p>1400</text:p>
          </table:table-cell>
          <table:table-cell table:formula="of:=[.C27]*[.$E$1]" office:value-type="float" office:value="247.398978340881">
            <text:p>247.3989783409</text:p>
          </table:table-cell>
          <table:table-cell/>
          <table:table-cell table:formula="of:=[.$G$1]/[.B27]/60" office:value-type="float" office:value="1.97256857549761">
            <text:p>1.9725685755</text:p>
          </table:table-cell>
          <table:table-cell/>
          <table:table-cell table:formula="of:=[.F27]*[.C27]/10" office:value-type="float" office:value="276.159600569666">
            <text:p>276.1596005697</text:p>
          </table:table-cell>
          <table:table-cell table:formula="of:=[.B27]/[.D27]*100" office:value-type="float" office:value="89.7519924468606">
            <text:p>89.7519924469</text:p>
          </table:table-cell>
          <table:table-cell table:number-columns-repeated="11"/>
          <table:table-cell table:formula="of:=[.A27]" office:value-type="float" office:value="1400">
            <text:p>1400</text:p>
          </table:table-cell>
          <table:table-cell table:formula="of:=['Scal-1'.B27]/[.B27]" office:value-type="float" office:value="1.14859313394973">
            <text:p>1.1485931339</text:p>
          </table:table-cell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219.339544445919">
            <text:p>219.3395444459</text:p>
          </table:table-cell>
          <table:table-cell office:value-type="float" office:value="1440">
            <text:p>1440</text:p>
          </table:table-cell>
          <table:table-cell table:formula="of:=[.C28]*[.$E$1]" office:value-type="float" office:value="254.467520579192">
            <text:p>254.4675205792</text:p>
          </table:table-cell>
          <table:table-cell/>
          <table:table-cell table:formula="of:=[.$G$1]/[.B28]/60" office:value-type="float" office:value="1.99690393771195">
            <text:p>1.9969039377</text:p>
          </table:table-cell>
          <table:table-cell/>
          <table:table-cell table:formula="of:=[.F28]*[.C28]/10" office:value-type="float" office:value="287.55416703052">
            <text:p>287.5541670305</text:p>
          </table:table-cell>
          <table:table-cell table:formula="of:=[.B28]/[.D28]*100" office:value-type="float" office:value="86.1954971489804">
            <text:p>86.195497149</text:p>
          </table:table-cell>
          <table:table-cell table:number-columns-repeated="11"/>
          <table:table-cell table:formula="of:=[.A28]" office:value-type="float" office:value="1440">
            <text:p>1440</text:p>
          </table:table-cell>
          <table:table-cell table:formula="of:=['Scal-1'.B28]/[.B28]" office:value-type="float" office:value="1.14723882652704">
            <text:p>1.1472388265</text:p>
          </table:table-cell>
        </table:table-row>
        <table:table-row table:style-name="ro1">
          <table:table-cell office:value-type="float" office:value="1480">
            <text:p>1480</text:p>
          </table:table-cell>
          <table:table-cell office:value-type="float" office:value="219.870374769967">
            <text:p>219.87037477</text:p>
          </table:table-cell>
          <table:table-cell office:value-type="float" office:value="1480">
            <text:p>1480</text:p>
          </table:table-cell>
          <table:table-cell table:formula="of:=[.C29]*[.$E$1]" office:value-type="float" office:value="261.536062817503">
            <text:p>261.5360628175</text:p>
          </table:table-cell>
          <table:table-cell/>
          <table:table-cell table:formula="of:=[.$G$1]/[.B29]/60" office:value-type="float" office:value="1.99208283725465">
            <text:p>1.9920828373</text:p>
          </table:table-cell>
          <table:table-cell/>
          <table:table-cell table:formula="of:=[.F29]*[.C29]/10" office:value-type="float" office:value="294.828259913689">
            <text:p>294.8282599137</text:p>
          </table:table-cell>
          <table:table-cell table:formula="of:=[.B29]/[.D29]*100" office:value-type="float" office:value="84.0688555151149">
            <text:p>84.0688555151</text:p>
          </table:table-cell>
          <table:table-cell table:number-columns-repeated="11"/>
          <table:table-cell table:formula="of:=[.A29]" office:value-type="float" office:value="1480">
            <text:p>1480</text:p>
          </table:table-cell>
          <table:table-cell table:formula="of:=['Scal-1'.B29]/[.B29]" office:value-type="float" office:value="1.17331961142905">
            <text:p>1.1733196114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240.332376239048">
            <text:p>240.332376239</text:p>
          </table:table-cell>
          <table:table-cell office:value-type="float" office:value="1520">
            <text:p>1520</text:p>
          </table:table-cell>
          <table:table-cell table:formula="of:=[.C30]*[.$E$1]" office:value-type="float" office:value="268.604605055814">
            <text:p>268.6046050558</text:p>
          </table:table-cell>
          <table:table-cell/>
          <table:table-cell table:formula="of:=[.$G$1]/[.B30]/60" office:value-type="float" office:value="1.82247605110158">
            <text:p>1.8224760511</text:p>
          </table:table-cell>
          <table:table-cell/>
          <table:table-cell table:formula="of:=[.F30]*[.C30]/10" office:value-type="float" office:value="277.016359767441">
            <text:p>277.0163597674</text:p>
          </table:table-cell>
          <table:table-cell table:formula="of:=[.B30]/[.D30]*100" office:value-type="float" office:value="89.4744065125423">
            <text:p>89.4744065125</text:p>
          </table:table-cell>
          <table:table-cell table:number-columns-repeated="11"/>
          <table:table-cell table:formula="of:=[.A30]" office:value-type="float" office:value="1520">
            <text:p>1520</text:p>
          </table:table-cell>
          <table:table-cell table:formula="of:=['Scal-1'.B30]/[.B30]" office:value-type="float" office:value="1.11206910159777">
            <text:p>1.1120691016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262.512818940528">
            <text:p>262.5128189405</text:p>
          </table:table-cell>
          <table:table-cell office:value-type="float" office:value="1560">
            <text:p>1560</text:p>
          </table:table-cell>
          <table:table-cell table:formula="of:=[.C31]*[.$E$1]" office:value-type="float" office:value="275.673147294125">
            <text:p>275.6731472941</text:p>
          </table:table-cell>
          <table:table-cell/>
          <table:table-cell table:formula="of:=[.$G$1]/[.B31]/60" office:value-type="float" office:value="1.66848994943454">
            <text:p>1.6684899494</text:p>
          </table:table-cell>
          <table:table-cell/>
          <table:table-cell table:formula="of:=[.F31]*[.C31]/10" office:value-type="float" office:value="260.284432111788">
            <text:p>260.2844321118</text:p>
          </table:table-cell>
          <table:table-cell table:formula="of:=[.B31]/[.D31]*100" office:value-type="float" office:value="95.2261116170464">
            <text:p>95.226111617</text:p>
          </table:table-cell>
          <table:table-cell table:number-columns-repeated="11"/>
          <table:table-cell table:formula="of:=[.A31]" office:value-type="float" office:value="1560">
            <text:p>1560</text:p>
          </table:table-cell>
          <table:table-cell table:formula="of:=['Scal-1'.B31]/[.B31]" office:value-type="float" office:value="1.03025835272247">
            <text:p>1.0302583527</text:p>
          </table:table-cell>
        </table:table-row>
        <table:table-row table:style-name="ro1">
          <table:table-cell office:value-type="float" office:value="1640">
            <text:p>1640</text:p>
          </table:table-cell>
          <table:table-cell office:value-type="float" office:value="265.333126249885">
            <text:p>265.3331262499</text:p>
          </table:table-cell>
          <table:table-cell office:value-type="float" office:value="1640">
            <text:p>1640</text:p>
          </table:table-cell>
          <table:table-cell table:formula="of:=[.C32]*[.$E$1]" office:value-type="float" office:value="289.810231770747">
            <text:p>289.8102317707</text:p>
          </table:table-cell>
          <table:table-cell/>
          <table:table-cell table:formula="of:=[.$G$1]/[.B32]/60" office:value-type="float" office:value="1.65075505720119">
            <text:p>1.6507550572</text:p>
          </table:table-cell>
          <table:table-cell/>
          <table:table-cell table:formula="of:=[.F32]*[.C32]/10" office:value-type="float" office:value="270.723829380995">
            <text:p>270.723829381</text:p>
          </table:table-cell>
          <table:table-cell table:formula="of:=[.B32]/[.D32]*100" office:value-type="float" office:value="91.5540920100349">
            <text:p>91.55409201</text:p>
          </table:table-cell>
          <table:table-cell table:number-columns-repeated="11"/>
          <table:table-cell table:formula="of:=[.A32]" office:value-type="float" office:value="1640">
            <text:p>1640</text:p>
          </table:table-cell>
          <table:table-cell table:formula="of:=['Scal-1'.B32]/[.B32]" office:value-type="float" office:value="1.0160777765685">
            <text:p>1.0160777766</text:p>
          </table:table-cell>
        </table:table-row>
        <table:table-row table:style-name="ro1">
          <table:table-cell office:value-type="float" office:value="1680">
            <text:p>1680</text:p>
          </table:table-cell>
          <table:table-cell office:value-type="float" office:value="278.833993620042">
            <text:p>278.83399362</text:p>
          </table:table-cell>
          <table:table-cell office:value-type="float" office:value="1680">
            <text:p>1680</text:p>
          </table:table-cell>
          <table:table-cell table:formula="of:=[.C33]*[.$E$1]" office:value-type="float" office:value="296.878774009058">
            <text:p>296.8787740091</text:p>
          </table:table-cell>
          <table:table-cell/>
          <table:table-cell table:formula="of:=[.$G$1]/[.B33]/60" office:value-type="float" office:value="1.57082712302593">
            <text:p>1.570827123</text:p>
          </table:table-cell>
          <table:table-cell/>
          <table:table-cell table:formula="of:=[.F33]*[.C33]/10" office:value-type="float" office:value="263.898956668356">
            <text:p>263.8989566684</text:p>
          </table:table-cell>
          <table:table-cell table:formula="of:=[.B33]/[.D33]*100" office:value-type="float" office:value="93.9218354531249">
            <text:p>93.9218354531</text:p>
          </table:table-cell>
          <table:table-cell table:number-columns-repeated="11"/>
          <table:table-cell table:formula="of:=[.A33]" office:value-type="float" office:value="1680">
            <text:p>1680</text:p>
          </table:table-cell>
          <table:table-cell table:formula="of:=['Scal-1'.B33]/[.B33]" office:value-type="float" office:value="1.06553127737257">
            <text:p>1.0655312774</text:p>
          </table:table-cell>
        </table:table-row>
        <table:table-row table:style-name="ro1">
          <table:table-cell office:value-type="float" office:value="1720">
            <text:p>1720</text:p>
          </table:table-cell>
          <table:table-cell office:value-type="float" office:value="273.50333269417">
            <text:p>273.5033326942</text:p>
          </table:table-cell>
          <table:table-cell office:value-type="float" office:value="1720">
            <text:p>1720</text:p>
          </table:table-cell>
          <table:table-cell table:formula="of:=[.C34]*[.$E$1]" office:value-type="float" office:value="303.947316247369">
            <text:p>303.9473162474</text:p>
          </table:table-cell>
          <table:table-cell/>
          <table:table-cell table:formula="of:=[.$G$1]/[.B34]/60" office:value-type="float" office:value="1.60144300870282">
            <text:p>1.6014430087</text:p>
          </table:table-cell>
          <table:table-cell/>
          <table:table-cell table:formula="of:=[.F34]*[.C34]/10" office:value-type="float" office:value="275.448197496885">
            <text:p>275.4481974969</text:p>
          </table:table-cell>
          <table:table-cell table:formula="of:=[.B34]/[.D34]*100" office:value-type="float" office:value="89.9837958995428">
            <text:p>89.9837958995</text:p>
          </table:table-cell>
          <table:table-cell table:number-columns-repeated="11"/>
          <table:table-cell table:formula="of:=[.A34]" office:value-type="float" office:value="1720">
            <text:p>1720</text:p>
          </table:table-cell>
          <table:table-cell table:formula="of:=['Scal-1'.B34]/[.B34]" office:value-type="float" office:value="1.02039731490397">
            <text:p>1.0203973149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284.310930537265">
            <text:p>284.3109305373</text:p>
          </table:table-cell>
          <table:table-cell office:value-type="float" office:value="1800">
            <text:p>1800</text:p>
          </table:table-cell>
          <table:table-cell table:formula="of:=[.C35]*[.$E$1]" office:value-type="float" office:value="318.08440072399">
            <text:p>318.084400724</text:p>
          </table:table-cell>
          <table:table-cell/>
          <table:table-cell table:formula="of:=[.$G$1]/[.B35]/60" office:value-type="float" office:value="1.54056686871767">
            <text:p>1.5405668687</text:p>
          </table:table-cell>
          <table:table-cell/>
          <table:table-cell table:formula="of:=[.F35]*[.C35]/10" office:value-type="float" office:value="277.30203636918">
            <text:p>277.3020363692</text:p>
          </table:table-cell>
          <table:table-cell table:formula="of:=[.B35]/[.D35]*100" office:value-type="float" office:value="89.3822299647973">
            <text:p>89.3822299648</text:p>
          </table:table-cell>
          <table:table-cell table:number-columns-repeated="11"/>
          <table:table-cell table:formula="of:=[.A35]" office:value-type="float" office:value="1800">
            <text:p>1800</text:p>
          </table:table-cell>
          <table:table-cell table:formula="of:=['Scal-1'.B35]/[.B35]" office:value-type="float" office:value="1.12646021403738">
            <text:p>1.126460214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285.651044863107">
            <text:p>285.6510448631</text:p>
          </table:table-cell>
          <table:table-cell office:value-type="float" office:value="1840">
            <text:p>1840</text:p>
          </table:table-cell>
          <table:table-cell table:formula="of:=[.C36]*[.$E$1]" office:value-type="float" office:value="325.152942962301">
            <text:p>325.1529429623</text:p>
          </table:table-cell>
          <table:table-cell/>
          <table:table-cell table:formula="of:=[.$G$1]/[.B36]/60" office:value-type="float" office:value="1.53333939390946">
            <text:p>1.5333393939</text:p>
          </table:table-cell>
          <table:table-cell/>
          <table:table-cell table:formula="of:=[.F36]*[.C36]/10" office:value-type="float" office:value="282.134448479341">
            <text:p>282.1344484793</text:p>
          </table:table-cell>
          <table:table-cell table:formula="of:=[.B36]/[.D36]*100" office:value-type="float" office:value="87.8512869238356">
            <text:p>87.8512869238</text:p>
          </table:table-cell>
          <table:table-cell table:number-columns-repeated="11"/>
          <table:table-cell table:formula="of:=[.A36]" office:value-type="float" office:value="1840">
            <text:p>1840</text:p>
          </table:table-cell>
          <table:table-cell table:formula="of:=['Scal-1'.B36]/[.B36]" office:value-type="float" office:value="1.03777962997275">
            <text:p>1.03777963</text:p>
          </table:table-cell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272.297866593309">
            <text:p>272.2978665933</text:p>
          </table:table-cell>
          <table:table-cell office:value-type="float" office:value="1880">
            <text:p>1880</text:p>
          </table:table-cell>
          <table:table-cell table:formula="of:=[.C37]*[.$E$1]" office:value-type="float" office:value="332.221485200612">
            <text:p>332.2214852006</text:p>
          </table:table-cell>
          <table:table-cell/>
          <table:table-cell table:formula="of:=[.$G$1]/[.B37]/60" office:value-type="float" office:value="1.6085326171658">
            <text:p>1.6085326172</text:p>
          </table:table-cell>
          <table:table-cell/>
          <table:table-cell table:formula="of:=[.F37]*[.C37]/10" office:value-type="float" office:value="302.404132027171">
            <text:p>302.4041320272</text:p>
          </table:table-cell>
          <table:table-cell table:formula="of:=[.B37]/[.D37]*100" office:value-type="float" office:value="81.9627503708502">
            <text:p>81.9627503709</text:p>
          </table:table-cell>
          <table:table-cell table:number-columns-repeated="11"/>
          <table:table-cell table:formula="of:=[.A37]" office:value-type="float" office:value="1880">
            <text:p>1880</text:p>
          </table:table-cell>
          <table:table-cell table:formula="of:=['Scal-1'.B37]/[.B37]" office:value-type="float" office:value="1.15717483571599">
            <text:p>1.1571748357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296.494327845295">
            <text:p>296.4943278453</text:p>
          </table:table-cell>
          <table:table-cell office:value-type="float" office:value="1920">
            <text:p>1920</text:p>
          </table:table-cell>
          <table:table-cell table:formula="of:=[.C38]*[.$E$1]" office:value-type="float" office:value="339.290027438923">
            <text:p>339.2900274389</text:p>
          </table:table-cell>
          <table:table-cell/>
          <table:table-cell table:formula="of:=[.$G$1]/[.B38]/60" office:value-type="float" office:value="1.47726266193038">
            <text:p>1.4772626619</text:p>
          </table:table-cell>
          <table:table-cell/>
          <table:table-cell table:formula="of:=[.F38]*[.C38]/10" office:value-type="float" office:value="283.634431090634">
            <text:p>283.6344310906</text:p>
          </table:table-cell>
          <table:table-cell table:formula="of:=[.B38]/[.D38]*100" office:value-type="float" office:value="87.3866909921683">
            <text:p>87.3866909922</text:p>
          </table:table-cell>
          <table:table-cell table:number-columns-repeated="11"/>
          <table:table-cell table:formula="of:=[.A38]" office:value-type="float" office:value="1920">
            <text:p>1920</text:p>
          </table:table-cell>
          <table:table-cell table:formula="of:=['Scal-1'.B38]/[.B38]" office:value-type="float" office:value="1.0694602310937">
            <text:p>1.0694602311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42.3372265069">
            <text:p>342.3372265069</text:p>
          </table:table-cell>
          <table:table-cell office:value-type="float" office:value="2000">
            <text:p>2000</text:p>
          </table:table-cell>
          <table:table-cell table:formula="of:=[.C39]*[.$E$1]" office:value-type="float" office:value="353.427111915545">
            <text:p>353.4271119155</text:p>
          </table:table-cell>
          <table:table-cell/>
          <table:table-cell table:formula="of:=[.$G$1]/[.B39]/60" office:value-type="float" office:value="1.27944017210519">
            <text:p>1.2794401721</text:p>
          </table:table-cell>
          <table:table-cell/>
          <table:table-cell table:formula="of:=[.F39]*[.C39]/10" office:value-type="float" office:value="255.888034421037">
            <text:p>255.888034421</text:p>
          </table:table-cell>
          <table:table-cell table:formula="of:=[.B39]/[.D39]*100" office:value-type="float" office:value="96.8621859968413">
            <text:p>96.8621859968</text:p>
          </table:table-cell>
          <table:table-cell table:number-columns-repeated="11"/>
          <table:table-cell table:formula="of:=[.A39]" office:value-type="float" office:value="2000">
            <text:p>2000</text:p>
          </table:table-cell>
          <table:table-cell table:formula="of:=['Scal-1'.B39]/[.B39]" office:value-type="float" office:value="0.958156392341191">
            <text:p>0.9581563923</text:p>
          </table:table-cell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304.378841496079">
            <text:p>304.3788414961</text:p>
          </table:table-cell>
          <table:table-cell office:value-type="float" office:value="2040">
            <text:p>2040</text:p>
          </table:table-cell>
          <table:table-cell table:formula="of:=[.C40]*[.$E$1]" office:value-type="float" office:value="360.495654153856">
            <text:p>360.4956541539</text:p>
          </table:table-cell>
          <table:table-cell/>
          <table:table-cell table:formula="of:=[.$G$1]/[.B40]/60" office:value-type="float" office:value="1.43899621224375">
            <text:p>1.4389962122</text:p>
          </table:table-cell>
          <table:table-cell/>
          <table:table-cell table:formula="of:=[.F40]*[.C40]/10" office:value-type="float" office:value="293.555227297726">
            <text:p>293.5552272977</text:p>
          </table:table-cell>
          <table:table-cell table:formula="of:=[.B40]/[.D40]*100" office:value-type="float" office:value="84.4334288052675">
            <text:p>84.4334288053</text:p>
          </table:table-cell>
          <table:table-cell table:number-columns-repeated="11"/>
          <table:table-cell table:formula="of:=[.A40]" office:value-type="float" office:value="2040">
            <text:p>2040</text:p>
          </table:table-cell>
          <table:table-cell table:formula="of:=['Scal-1'.B40]/[.B40]" office:value-type="float" office:value="1.10631985210155">
            <text:p>1.1063198521</text:p>
          </table:table-cell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331.255355727216">
            <text:p>331.2553557272</text:p>
          </table:table-cell>
          <table:table-cell office:value-type="float" office:value="2080">
            <text:p>2080</text:p>
          </table:table-cell>
          <table:table-cell table:formula="of:=[.C41]*[.$E$1]" office:value-type="float" office:value="367.564196392167">
            <text:p>367.5641963922</text:p>
          </table:table-cell>
          <table:table-cell/>
          <table:table-cell table:formula="of:=[.$G$1]/[.B41]/60" office:value-type="float" office:value="1.32224277261403">
            <text:p>1.3222427726</text:p>
          </table:table-cell>
          <table:table-cell/>
          <table:table-cell table:formula="of:=[.F41]*[.C41]/10" office:value-type="float" office:value="275.026496703717">
            <text:p>275.0264967037</text:p>
          </table:table-cell>
          <table:table-cell table:formula="of:=[.B41]/[.D41]*100" office:value-type="float" office:value="90.1217689259889">
            <text:p>90.121768926</text:p>
          </table:table-cell>
          <table:table-cell table:number-columns-repeated="11"/>
          <table:table-cell table:formula="of:=[.A41]" office:value-type="float" office:value="2080">
            <text:p>2080</text:p>
          </table:table-cell>
          <table:table-cell table:formula="of:=['Scal-1'.B41]/[.B41]" office:value-type="float" office:value="1.03817533002875">
            <text:p>1.03817533</text:p>
          </table:table-cell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324.482514862006">
            <text:p>324.482514862</text:p>
          </table:table-cell>
          <table:table-cell office:value-type="float" office:value="2120">
            <text:p>2120</text:p>
          </table:table-cell>
          <table:table-cell table:formula="of:=[.C42]*[.$E$1]" office:value-type="float" office:value="374.632738630478">
            <text:p>374.6327386305</text:p>
          </table:table-cell>
          <table:table-cell/>
          <table:table-cell table:formula="of:=[.$G$1]/[.B42]/60" office:value-type="float" office:value="1.3498416091427">
            <text:p>1.3498416091</text:p>
          </table:table-cell>
          <table:table-cell/>
          <table:table-cell table:formula="of:=[.F42]*[.C42]/10" office:value-type="float" office:value="286.166421138252">
            <text:p>286.1664211383</text:p>
          </table:table-cell>
          <table:table-cell table:formula="of:=[.B42]/[.D42]*100" office:value-type="float" office:value="86.6134967403535">
            <text:p>86.6134967404</text:p>
          </table:table-cell>
          <table:table-cell table:number-columns-repeated="11"/>
          <table:table-cell table:formula="of:=[.A42]" office:value-type="float" office:value="2120">
            <text:p>2120</text:p>
          </table:table-cell>
          <table:table-cell table:formula="of:=['Scal-1'.B42]/[.B42]" office:value-type="float" office:value="1.05940826963615">
            <text:p>1.0594082696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369.563826983197">
            <text:p>369.5638269832</text:p>
          </table:table-cell>
          <table:table-cell office:value-type="float" office:value="2160">
            <text:p>2160</text:p>
          </table:table-cell>
          <table:table-cell table:formula="of:=[.C43]*[.$E$1]" office:value-type="float" office:value="381.701280868789">
            <text:p>381.7012808688</text:p>
          </table:table-cell>
          <table:table-cell/>
          <table:table-cell table:formula="of:=[.$G$1]/[.B43]/60" office:value-type="float" office:value="1.18518092957164">
            <text:p>1.1851809296</text:p>
          </table:table-cell>
          <table:table-cell/>
          <table:table-cell table:formula="of:=[.F43]*[.C43]/10" office:value-type="float" office:value="255.999080787475">
            <text:p>255.9990807875</text:p>
          </table:table-cell>
          <table:table-cell table:formula="of:=[.B43]/[.D43]*100" office:value-type="float" office:value="96.8201694639417">
            <text:p>96.8201694639</text:p>
          </table:table-cell>
          <table:table-cell table:number-columns-repeated="11"/>
          <table:table-cell table:formula="of:=[.A43]" office:value-type="float" office:value="2160">
            <text:p>2160</text:p>
          </table:table-cell>
          <table:table-cell table:formula="of:=['Scal-1'.B43]/[.B43]" office:value-type="float" office:value="0.904134249672073">
            <text:p>0.9041342497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309.528256033052">
            <text:p>309.5282560331</text:p>
          </table:table-cell>
          <table:table-cell office:value-type="float" office:value="2200">
            <text:p>2200</text:p>
          </table:table-cell>
          <table:table-cell table:formula="of:=[.C44]*[.$E$1]" office:value-type="float" office:value="388.769823107099">
            <text:p>388.7698231071</text:p>
          </table:table-cell>
          <table:table-cell/>
          <table:table-cell table:formula="of:=[.$G$1]/[.B44]/60" office:value-type="float" office:value="1.41505659487588">
            <text:p>1.4150565949</text:p>
          </table:table-cell>
          <table:table-cell/>
          <table:table-cell table:formula="of:=[.F44]*[.C44]/10" office:value-type="float" office:value="311.312450872693">
            <text:p>311.3124508727</text:p>
          </table:table-cell>
          <table:table-cell table:formula="of:=[.B44]/[.D44]*100" office:value-type="float" office:value="79.6173565014028">
            <text:p>79.6173565014</text:p>
          </table:table-cell>
          <table:table-cell table:number-columns-repeated="11"/>
          <table:table-cell table:formula="of:=[.A44]" office:value-type="float" office:value="2200">
            <text:p>2200</text:p>
          </table:table-cell>
          <table:table-cell table:formula="of:=['Scal-1'.B44]/[.B44]" office:value-type="float" office:value="1.16250603517337">
            <text:p>1.1625060352</text:p>
          </table:table-cell>
        </table:table-row>
        <table:table-row table:style-name="ro1">
          <table:table-cell office:value-type="float" office:value="2240">
            <text:p>2240</text:p>
          </table:table-cell>
          <table:table-cell office:value-type="float" office:value="344.232076427445">
            <text:p>344.2320764274</text:p>
          </table:table-cell>
          <table:table-cell office:value-type="float" office:value="2240">
            <text:p>2240</text:p>
          </table:table-cell>
          <table:table-cell table:formula="of:=[.C45]*[.$E$1]" office:value-type="float" office:value="395.83836534541">
            <text:p>395.8383653454</text:p>
          </table:table-cell>
          <table:table-cell/>
          <table:table-cell table:formula="of:=[.$G$1]/[.B45]/60" office:value-type="float" office:value="1.27239740278044">
            <text:p>1.2723974028</text:p>
          </table:table-cell>
          <table:table-cell/>
          <table:table-cell table:formula="of:=[.F45]*[.C45]/10" office:value-type="float" office:value="285.017018222819">
            <text:p>285.0170182228</text:p>
          </table:table-cell>
          <table:table-cell table:formula="of:=[.B45]/[.D45]*100" office:value-type="float" office:value="86.962787481973">
            <text:p>86.962787482</text:p>
          </table:table-cell>
          <table:table-cell table:number-columns-repeated="11"/>
          <table:table-cell table:formula="of:=[.A45]" office:value-type="float" office:value="2240">
            <text:p>2240</text:p>
          </table:table-cell>
          <table:table-cell table:formula="of:=['Scal-1'.B45]/[.B45]" office:value-type="float" office:value="1.07575931227677">
            <text:p>1.0757593123</text:p>
          </table:table-cell>
        </table:table-row>
        <table:table-row table:style-name="ro1">
          <table:table-cell office:value-type="float" office:value="2280">
            <text:p>2280</text:p>
          </table:table-cell>
          <table:table-cell office:value-type="float" office:value="308.551868470697">
            <text:p>308.5518684707</text:p>
          </table:table-cell>
          <table:table-cell office:value-type="float" office:value="2280">
            <text:p>2280</text:p>
          </table:table-cell>
          <table:table-cell table:formula="of:=[.C46]*[.$E$1]" office:value-type="float" office:value="402.906907583721">
            <text:p>402.9069075837</text:p>
          </table:table-cell>
          <table:table-cell/>
          <table:table-cell table:formula="of:=[.$G$1]/[.B46]/60" office:value-type="float" office:value="1.41953442761795">
            <text:p>1.4195344276</text:p>
          </table:table-cell>
          <table:table-cell/>
          <table:table-cell table:formula="of:=[.F46]*[.C46]/10" office:value-type="float" office:value="323.653849496893">
            <text:p>323.6538494969</text:p>
          </table:table-cell>
          <table:table-cell table:formula="of:=[.B46]/[.D46]*100" office:value-type="float" office:value="76.5814292738532">
            <text:p>76.5814292739</text:p>
          </table:table-cell>
          <table:table-cell table:number-columns-repeated="11"/>
          <table:table-cell table:formula="of:=[.A46]" office:value-type="float" office:value="2280">
            <text:p>2280</text:p>
          </table:table-cell>
          <table:table-cell table:formula="of:=['Scal-1'.B46]/[.B46]" office:value-type="float" office:value="1.19340287657806">
            <text:p>1.1934028766</text:p>
          </table:table-cell>
        </table:table-row>
        <table:table-row table:style-name="ro1">
          <table:table-cell office:value-type="float" office:value="2320">
            <text:p>2320</text:p>
          </table:table-cell>
          <table:table-cell office:value-type="float" office:value="370.778327988467">
            <text:p>370.7783279885</text:p>
          </table:table-cell>
          <table:table-cell office:value-type="float" office:value="2320">
            <text:p>2320</text:p>
          </table:table-cell>
          <table:table-cell table:formula="of:=[.C47]*[.$E$1]" office:value-type="float" office:value="409.975449822032">
            <text:p>409.975449822</text:p>
          </table:table-cell>
          <table:table-cell/>
          <table:table-cell table:formula="of:=[.$G$1]/[.B47]/60" office:value-type="float" office:value="1.18129881640122">
            <text:p>1.1812988164</text:p>
          </table:table-cell>
          <table:table-cell/>
          <table:table-cell table:formula="of:=[.F47]*[.C47]/10" office:value-type="float" office:value="274.061325405084">
            <text:p>274.0613254051</text:p>
          </table:table-cell>
          <table:table-cell table:formula="of:=[.B47]/[.D47]*100" office:value-type="float" office:value="90.4391538930976">
            <text:p>90.4391538931</text:p>
          </table:table-cell>
          <table:table-cell table:number-columns-repeated="11"/>
          <table:table-cell table:formula="of:=[.A47]" office:value-type="float" office:value="2320">
            <text:p>2320</text:p>
          </table:table-cell>
          <table:table-cell table:formula="of:=['Scal-1'.B47]/[.B47]" office:value-type="float" office:value="0.972841966641162">
            <text:p>0.9728419666</text:p>
          </table:table-cell>
        </table:table-row>
        <table:table-row table:style-name="ro1">
          <table:table-cell office:value-type="float" office:value="2360">
            <text:p>2360</text:p>
          </table:table-cell>
          <table:table-cell office:value-type="float" office:value="360.769864059276">
            <text:p>360.7698640593</text:p>
          </table:table-cell>
          <table:table-cell office:value-type="float" office:value="2360">
            <text:p>2360</text:p>
          </table:table-cell>
          <table:table-cell table:formula="of:=[.C48]*[.$E$1]" office:value-type="float" office:value="417.043992060343">
            <text:p>417.0439920603</text:p>
          </table:table-cell>
          <table:table-cell/>
          <table:table-cell table:formula="of:=[.$G$1]/[.B48]/60" office:value-type="float" office:value="1.21407036350474">
            <text:p>1.2140703635</text:p>
          </table:table-cell>
          <table:table-cell/>
          <table:table-cell table:formula="of:=[.F48]*[.C48]/10" office:value-type="float" office:value="286.520605787118">
            <text:p>286.5206057871</text:p>
          </table:table-cell>
          <table:table-cell table:formula="of:=[.B48]/[.D48]*100" office:value-type="float" office:value="86.5064288006996">
            <text:p>86.5064288007</text:p>
          </table:table-cell>
          <table:table-cell table:number-columns-repeated="11"/>
          <table:table-cell table:formula="of:=[.A48]" office:value-type="float" office:value="2360">
            <text:p>2360</text:p>
          </table:table-cell>
          <table:table-cell table:formula="of:=['Scal-1'.B48]/[.B48]" office:value-type="float" office:value="1.06307889996249">
            <text:p>1.0630789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406.206798775746">
            <text:p>406.2067987757</text:p>
          </table:table-cell>
          <table:table-cell office:value-type="float" office:value="2400">
            <text:p>2400</text:p>
          </table:table-cell>
          <table:table-cell table:formula="of:=[.C49]*[.$E$1]" office:value-type="float" office:value="424.112534298654">
            <text:p>424.1125342987</text:p>
          </table:table-cell>
          <table:table-cell/>
          <table:table-cell table:formula="of:=[.$G$1]/[.B49]/60" office:value-type="float" office:value="1.07826851081783">
            <text:p>1.0782685108</text:p>
          </table:table-cell>
          <table:table-cell/>
          <table:table-cell table:formula="of:=[.F49]*[.C49]/10" office:value-type="float" office:value="258.784442596279">
            <text:p>258.7844425963</text:p>
          </table:table-cell>
          <table:table-cell table:formula="of:=[.B49]/[.D49]*100" office:value-type="float" office:value="95.778069716209">
            <text:p>95.7780697162</text:p>
          </table:table-cell>
          <table:table-cell table:number-columns-repeated="11"/>
          <table:table-cell table:formula="of:=[.A49]" office:value-type="float" office:value="2400">
            <text:p>2400</text:p>
          </table:table-cell>
          <table:table-cell table:formula="of:=['Scal-1'.B49]/[.B49]" office:value-type="float" office:value="0.932147465052618">
            <text:p>0.9321474651</text:p>
          </table:table-cell>
        </table:table-row>
        <table:table-row table:style-name="ro1" table:number-rows-repeated="104852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Feuille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Marc Molines</meta:initial-creator>
    <meta:creation-date>2021-05-01T18:34:34</meta:creation-date>
    <dc:date>2021-05-06T16:06:13</dc:date>
    <dc:creator>Jean-Marc Molines</dc:creator>
    <meta:editing-duration>PT47M15S</meta:editing-duration>
    <meta:editing-cycles>3</meta:editing-cycles>
    <meta:generator>LibreOffice/3.5$Linux_X86_64 LibreOffice_project/350m1$Build-2</meta:generator>
    <meta:document-statistic meta:table-count="3" meta:cell-count="7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2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637cm" svg:height="17.12cm" xlink:href=".." xlink:type="simple" chart:class="chart:scatter" chart:style-name="ch1">
        <chart:title svg:x="5.451cm" svg:y="0.478cm" chart:style-name="ch2">
          <text:p>Scalability experiment eORCA025.L75</text:p>
        </chart:title>
        <chart:subtitle svg:x="7.184cm" svg:y="1.599cm" chart:style-name="ch3">
          <text:p>IMHOTEP configuration</text:p>
        </chart:subtitle>
        <chart:legend svg:x="2.977cm" svg:y="2.184cm" style:legend-expansion="custom" chartooo:width="11.637cm" chartooo:height="2.808cm" style:legend-expansion-aspect-ratio="4.14423076923077" chart:style-name="ch4"/>
        <chart:plot-area chart:style-name="ch5" table:cell-range-address="'Scal-1'.A2:'Scal-1'.B49 'Scal-1'.B1:'Scal-1'.B1 'Scal-1'.H1:'Scal-1'.I49 'Scal-1'.K1:'Scal-1'.K2 'Scal-1'.F2:'Scal-1'.F49 'Scal-1'.D2:'Scal-1'.D49" chart:data-source-has-labels="row" svg:x="1.521cm" svg:y="3.115cm" svg:width="15.34cm" svg:height="12.543cm">
          <chartooo:coordinate-region svg:x="2.328cm" svg:y="3.314cm" svg:width="13.911cm" svg:height="11.697cm"/>
          <chart:axis chart:dimension="x" chart:name="primary-x" chart:style-name="ch6">
            <chart:title svg:x="8.697cm" svg:y="16cm" chart:style-name="ch7">
              <text:p>Cores</text:p>
            </chart:title>
          </chart:axis>
          <chart:axis chart:dimension="y" chart:name="primary-y" chart:style-name="ch8">
            <chart:title svg:x="0.589cm" svg:y="12.856cm" chart:style-name="ch9">
              <text:p>Step/mn  -- CPU (x10h) for 1 year -- efficieny(%)</text:p>
            </chart:title>
            <chart:grid chart:style-name="ch10" chart:class="major"/>
          </chart:axis>
          <chart:axis chart:dimension="y" chart:name="secondary-y" chart:style-name="ch11">
            <chart:title svg:x="17.233cm" svg:y="11.15cm" chart:style-name="ch9">
              <text:p>Elapsed time for 1 yr (h)</text:p>
            </chart:title>
          </chart:axis>
          <chart:series chart:attached-axis="primary-y" chart:style-name="ch12" chart:values-cell-range-address="'Scal-1'.B2:'Scal-1'.B49" chart:label-cell-address="'Scal-1'.B1:'Scal-1'.B1" chart:class="chart:scatter">
            <chart:domain table:cell-range-address="'Scal-1'.A2:'Scal-1'.A49"/>
            <chart:data-point chart:repeated="48"/>
          </chart:series>
          <chart:series chart:attached-axis="primary-y" chart:style-name="ch13" chart:values-cell-range-address="'Scal-1'.I1:'Scal-1'.I49" chart:label-cell-address="'Scal-1'.I1:'Scal-1'.I1" chart:class="chart:scatter">
            <chart:domain table:cell-range-address="'Scal-1'.C1:'Scal-1'.C49"/>
            <chart:data-point chart:repeated="49"/>
          </chart:series>
          <chart:series chart:attached-axis="primary-y" chart:style-name="ch14" chart:values-cell-range-address="'Scal-1'.H2:'Scal-1'.H49" chart:label-cell-address="'Scal-1'.H1:'Scal-1'.H1" chart:class="chart:scatter">
            <chart:domain table:cell-range-address="'Scal-1'.C2:'Scal-1'.C49"/>
            <chart:data-point chart:repeated="48"/>
          </chart:series>
          <chart:series chart:attached-axis="secondary-y" chart:style-name="ch15" chart:values-cell-range-address="'Scal-1'.F2:'Scal-1'.F49" chart:label-cell-address="'Scal-1'.K1:'Scal-1'.K1" chart:class="chart:scatter">
            <chart:domain table:cell-range-address="'Scal-1'.C2:'Scal-1'.C49"/>
            <chart:data-point chart:repeated="48"/>
          </chart:series>
          <chart:series chart:attached-axis="primary-y" chart:style-name="ch16" chart:values-cell-range-address="'Scal-1'.D2:'Scal-1'.D49" chart:label-cell-address="'Scal-1'.K2:'Scal-1'.K2" chart:class="chart:scatter">
            <chart:domain table:cell-range-address="'Scal-1'.C2:'Scal-1'.C49"/>
            <chart:data-point chart:repeated="4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ep/mn</text:p>
                <draw:g>
                  <svg:desc>'Scal-1'.B1:'Scal-1'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Efficiency %</text:p>
                <draw:g>
                  <svg:desc>'Scal-1'.I1:'Scal-1'.I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PU/yr</text:p>
                <draw:g>
                  <svg:desc>'Scal-1'.H1:'Scal-1'.H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Elaps/1yr</text:p>
                <draw:g>
                  <svg:desc>'Scal-1'.K1:'Scal-1'.K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heoric</text:p>
                <draw:g>
                  <svg:desc>'Scal-1'.K2:'Scal-1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'Scal-1'.A2:'Scal-1'.A49</svg:desc>
                </draw:g>
              </table:table-cell>
              <table:table-cell office:value-type="float" office:value="36.7811586429207">
                <text:p>36.7811586429207</text:p>
                <draw:g>
                  <svg:desc>'Scal-1'.B2:'Scal-1'.B49</svg:desc>
                </draw:g>
              </table:table-cell>
              <table:table-cell office:value-type="float" office:value="NaN">
                <text:p>NaN</text:p>
                <draw:g>
                  <svg:desc>'Scal-1'.C1:'Scal-1'.C49</svg:desc>
                </draw:g>
              </table:table-cell>
              <table:table-cell office:value-type="float" office:value="NaN">
                <text:p>NaN</text:p>
                <draw:g>
                  <svg:desc>'Scal-1'.I1:'Scal-1'.I49</svg:desc>
                </draw:g>
              </table:table-cell>
              <table:table-cell office:value-type="float" office:value="240">
                <text:p>240</text:p>
                <draw:g>
                  <svg:desc>'Scal-1'.C2:'Scal-1'.C49</svg:desc>
                </draw:g>
              </table:table-cell>
              <table:table-cell office:value-type="float" office:value="285.798500858897">
                <text:p>285.798500858897</text:p>
                <draw:g>
                  <svg:desc>'Scal-1'.H2:'Scal-1'.H49</svg:desc>
                </draw:g>
              </table:table-cell>
              <table:table-cell office:value-type="float" office:value="240">
                <text:p>240</text:p>
                <draw:g>
                  <svg:desc>'Scal-1'.C2:'Scal-1'.C49</svg:desc>
                </draw:g>
              </table:table-cell>
              <table:table-cell office:value-type="float" office:value="11.9082708691207">
                <text:p>11.9082708691207</text:p>
                <draw:g>
                  <svg:desc>'Scal-1'.F2:'Scal-1'.F49</svg:desc>
                </draw:g>
              </table:table-cell>
              <table:table-cell office:value-type="float" office:value="240">
                <text:p>240</text:p>
                <draw:g>
                  <svg:desc>'Scal-1'.C2:'Scal-1'.C49</svg:desc>
                </draw:g>
              </table:table-cell>
              <table:table-cell office:value-type="float" office:value="41.6619752196488">
                <text:p>41.6619752196488</text:p>
                <draw:g>
                  <svg:desc>'Scal-1'.D2:'Scal-1'.D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0">
                <text:p>280</text:p>
              </table:table-cell>
              <table:table-cell office:value-type="float" office:value="48.6056377562569">
                <text:p>48.6056377562569</text:p>
              </table:table-cell>
              <table:table-cell office:value-type="float" office:value="240">
                <text:p>240</text:p>
              </table:table-cell>
              <table:table-cell office:value-type="float" office:value="88.2847211372106">
                <text:p>88.2847211372106</text:p>
              </table:table-cell>
              <table:table-cell office:value-type="float" office:value="280">
                <text:p>280</text:p>
              </table:table-cell>
              <table:table-cell office:value-type="float" office:value="252.316409497606">
                <text:p>252.316409497606</text:p>
              </table:table-cell>
              <table:table-cell office:value-type="float" office:value="280">
                <text:p>280</text:p>
              </table:table-cell>
              <table:table-cell office:value-type="float" office:value="9.0113003392002">
                <text:p>9.0113003392002</text:p>
              </table:table-cell>
              <table:table-cell office:value-type="float" office:value="280">
                <text:p>280</text:p>
              </table:table-cell>
              <table:table-cell office:value-type="float" office:value="48.6056377562569">
                <text:p>48.6056377562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">
                <text:p>360</text:p>
              </table:table-cell>
              <table:table-cell office:value-type="float" office:value="62.9793716692203">
                <text:p>62.9793716692203</text:p>
              </table:table-cell>
              <table:table-cell office:value-type="float" office:value="280">
                <text:p>280</text:p>
              </table:table-cell>
              <table:table-cell office:value-type="float" office:value="100">
                <text:p>100</text:p>
              </table:table-cell>
              <table:table-cell office:value-type="float" office:value="360">
                <text:p>360</text:p>
              </table:table-cell>
              <table:table-cell office:value-type="float" office:value="250.367693136358">
                <text:p>250.367693136358</text:p>
              </table:table-cell>
              <table:table-cell office:value-type="float" office:value="360">
                <text:p>360</text:p>
              </table:table-cell>
              <table:table-cell office:value-type="float" office:value="6.95465814267662">
                <text:p>6.95465814267662</text:p>
              </table:table-cell>
              <table:table-cell office:value-type="float" office:value="360">
                <text:p>360</text:p>
              </table:table-cell>
              <table:table-cell office:value-type="float" office:value="62.4929628294732">
                <text:p>62.4929628294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66.6629716119721">
                <text:p>66.6629716119721</text:p>
              </table:table-cell>
              <table:table-cell office:value-type="float" office:value="360">
                <text:p>360</text:p>
              </table:table-cell>
              <table:table-cell office:value-type="float" office:value="100.778341780777">
                <text:p>100.778341780777</text:p>
              </table:table-cell>
              <table:table-cell office:value-type="float" office:value="400">
                <text:p>400</text:p>
              </table:table-cell>
              <table:table-cell office:value-type="float" office:value="262.814566712978">
                <text:p>262.814566712978</text:p>
              </table:table-cell>
              <table:table-cell office:value-type="float" office:value="400">
                <text:p>400</text:p>
              </table:table-cell>
              <table:table-cell office:value-type="float" office:value="6.57036416782445">
                <text:p>6.57036416782445</text:p>
              </table:table-cell>
              <table:table-cell office:value-type="float" office:value="400">
                <text:p>400</text:p>
              </table:table-cell>
              <table:table-cell office:value-type="float" office:value="69.4366253660813">
                <text:p>69.4366253660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0">
                <text:p>440</text:p>
              </table:table-cell>
              <table:table-cell office:value-type="float" office:value="71.4357693589598">
                <text:p>71.4357693589598</text:p>
              </table:table-cell>
              <table:table-cell office:value-type="float" office:value="400">
                <text:p>400</text:p>
              </table:table-cell>
              <table:table-cell office:value-type="float" office:value="96.0054888331827">
                <text:p>96.0054888331827</text:p>
              </table:table-cell>
              <table:table-cell office:value-type="float" office:value="440">
                <text:p>440</text:p>
              </table:table-cell>
              <table:table-cell office:value-type="float" office:value="269.780813910739">
                <text:p>269.780813910739</text:p>
              </table:table-cell>
              <table:table-cell office:value-type="float" office:value="440">
                <text:p>440</text:p>
              </table:table-cell>
              <table:table-cell office:value-type="float" office:value="6.13138213433498">
                <text:p>6.13138213433498</text:p>
              </table:table-cell>
              <table:table-cell office:value-type="float" office:value="440">
                <text:p>440</text:p>
              </table:table-cell>
              <table:table-cell office:value-type="float" office:value="76.3802879026894">
                <text:p>76.3802879026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88.6343466971076">
                <text:p>88.6343466971076</text:p>
              </table:table-cell>
              <table:table-cell office:value-type="float" office:value="440">
                <text:p>440</text:p>
              </table:table-cell>
              <table:table-cell office:value-type="float" office:value="93.5264468366117">
                <text:p>93.5264468366117</text:p>
              </table:table-cell>
              <table:table-cell office:value-type="float" office:value="480">
                <text:p>480</text:p>
              </table:table-cell>
              <table:table-cell office:value-type="float" office:value="237.19924367295">
                <text:p>237.19924367295</text:p>
              </table:table-cell>
              <table:table-cell office:value-type="float" office:value="480">
                <text:p>480</text:p>
              </table:table-cell>
              <table:table-cell office:value-type="float" office:value="4.94165090985314">
                <text:p>4.94165090985314</text:p>
              </table:table-cell>
              <table:table-cell office:value-type="float" office:value="480">
                <text:p>480</text:p>
              </table:table-cell>
              <table:table-cell office:value-type="float" office:value="83.3239504392975">
                <text:p>83.32395043929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0">
                <text:p>520</text:p>
              </table:table-cell>
              <table:table-cell office:value-type="float" office:value="82.2294923739462">
                <text:p>82.2294923739462</text:p>
              </table:table-cell>
              <table:table-cell office:value-type="float" office:value="480">
                <text:p>480</text:p>
              </table:table-cell>
              <table:table-cell office:value-type="float" office:value="106.373193097318">
                <text:p>106.373193097318</text:p>
              </table:table-cell>
              <table:table-cell office:value-type="float" office:value="520">
                <text:p>520</text:p>
              </table:table-cell>
              <table:table-cell office:value-type="float" office:value="276.98091454127">
                <text:p>276.98091454127</text:p>
              </table:table-cell>
              <table:table-cell office:value-type="float" office:value="520">
                <text:p>520</text:p>
              </table:table-cell>
              <table:table-cell office:value-type="float" office:value="5.32655604887058">
                <text:p>5.32655604887058</text:p>
              </table:table-cell>
              <table:table-cell office:value-type="float" office:value="520">
                <text:p>520</text:p>
              </table:table-cell>
              <table:table-cell office:value-type="float" office:value="90.2676129759057">
                <text:p>90.2676129759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0">
                <text:p>560</text:p>
              </table:table-cell>
              <table:table-cell office:value-type="float" office:value="97.555711388693">
                <text:p>97.555711388693</text:p>
              </table:table-cell>
              <table:table-cell office:value-type="float" office:value="520">
                <text:p>520</text:p>
              </table:table-cell>
              <table:table-cell office:value-type="float" office:value="91.0952330110856">
                <text:p>91.0952330110856</text:p>
              </table:table-cell>
              <table:table-cell office:value-type="float" office:value="560">
                <text:p>560</text:p>
              </table:table-cell>
              <table:table-cell office:value-type="float" office:value="251.42556648757">
                <text:p>251.42556648757</text:p>
              </table:table-cell>
              <table:table-cell office:value-type="float" office:value="560">
                <text:p>560</text:p>
              </table:table-cell>
              <table:table-cell office:value-type="float" office:value="4.4897422587066">
                <text:p>4.4897422587066</text:p>
              </table:table-cell>
              <table:table-cell office:value-type="float" office:value="560">
                <text:p>560</text:p>
              </table:table-cell>
              <table:table-cell office:value-type="float" office:value="97.2112755125138">
                <text:p>97.2112755125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">
                <text:p>640</text:p>
              </table:table-cell>
              <table:table-cell office:value-type="float" office:value="113.151786750954">
                <text:p>113.151786750954</text:p>
              </table:table-cell>
              <table:table-cell office:value-type="float" office:value="560">
                <text:p>560</text:p>
              </table:table-cell>
              <table:table-cell office:value-type="float" office:value="100.354316795416">
                <text:p>100.354316795416</text:p>
              </table:table-cell>
              <table:table-cell office:value-type="float" office:value="640">
                <text:p>640</text:p>
              </table:table-cell>
              <table:table-cell office:value-type="float" office:value="247.738023454266">
                <text:p>247.738023454266</text:p>
              </table:table-cell>
              <table:table-cell office:value-type="float" office:value="640">
                <text:p>640</text:p>
              </table:table-cell>
              <table:table-cell office:value-type="float" office:value="3.87090661647291">
                <text:p>3.87090661647291</text:p>
              </table:table-cell>
              <table:table-cell office:value-type="float" office:value="640">
                <text:p>640</text:p>
              </table:table-cell>
              <table:table-cell office:value-type="float" office:value="111.09860058573">
                <text:p>111.09860058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0">
                <text:p>680</text:p>
              </table:table-cell>
              <table:table-cell office:value-type="float" office:value="109.753319375425">
                <text:p>109.753319375425</text:p>
              </table:table-cell>
              <table:table-cell office:value-type="float" office:value="640">
                <text:p>640</text:p>
              </table:table-cell>
              <table:table-cell office:value-type="float" office:value="101.848075632276">
                <text:p>101.848075632276</text:p>
              </table:table-cell>
              <table:table-cell office:value-type="float" office:value="680">
                <text:p>680</text:p>
              </table:table-cell>
              <table:table-cell office:value-type="float" office:value="271.372202403465">
                <text:p>271.372202403465</text:p>
              </table:table-cell>
              <table:table-cell office:value-type="float" office:value="680">
                <text:p>680</text:p>
              </table:table-cell>
              <table:table-cell office:value-type="float" office:value="3.9907676824039">
                <text:p>3.9907676824039</text:p>
              </table:table-cell>
              <table:table-cell office:value-type="float" office:value="680">
                <text:p>680</text:p>
              </table:table-cell>
              <table:table-cell office:value-type="float" office:value="118.042263122338">
                <text:p>118.0422631223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0">
                <text:p>720</text:p>
              </table:table-cell>
              <table:table-cell office:value-type="float" office:value="127.322372932004">
                <text:p>127.322372932004</text:p>
              </table:table-cell>
              <table:table-cell office:value-type="float" office:value="680">
                <text:p>680</text:p>
              </table:table-cell>
              <table:table-cell office:value-type="float" office:value="92.9779864197262">
                <text:p>92.9779864197262</text:p>
              </table:table-cell>
              <table:table-cell office:value-type="float" office:value="720">
                <text:p>720</text:p>
              </table:table-cell>
              <table:table-cell office:value-type="float" office:value="247.686241418401">
                <text:p>247.686241418401</text:p>
              </table:table-cell>
              <table:table-cell office:value-type="float" office:value="720">
                <text:p>720</text:p>
              </table:table-cell>
              <table:table-cell office:value-type="float" office:value="3.44008668636668">
                <text:p>3.44008668636668</text:p>
              </table:table-cell>
              <table:table-cell office:value-type="float" office:value="720">
                <text:p>720</text:p>
              </table:table-cell>
              <table:table-cell office:value-type="float" office:value="124.985925658946">
                <text:p>124.985925658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0">
                <text:p>760</text:p>
              </table:table-cell>
              <table:table-cell office:value-type="float" office:value="140.564616750486">
                <text:p>140.564616750486</text:p>
              </table:table-cell>
              <table:table-cell office:value-type="float" office:value="720">
                <text:p>720</text:p>
              </table:table-cell>
              <table:table-cell office:value-type="float" office:value="101.869368299462">
                <text:p>101.869368299462</text:p>
              </table:table-cell>
              <table:table-cell office:value-type="float" office:value="760">
                <text:p>760</text:p>
              </table:table-cell>
              <table:table-cell office:value-type="float" office:value="236.816353713602">
                <text:p>236.816353713602</text:p>
              </table:table-cell>
              <table:table-cell office:value-type="float" office:value="760">
                <text:p>760</text:p>
              </table:table-cell>
              <table:table-cell office:value-type="float" office:value="3.11600465412634">
                <text:p>3.11600465412634</text:p>
              </table:table-cell>
              <table:table-cell office:value-type="float" office:value="760">
                <text:p>760</text:p>
              </table:table-cell>
              <table:table-cell office:value-type="float" office:value="131.929588195554">
                <text:p>131.9295881955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145.482586195697">
                <text:p>145.482586195697</text:p>
              </table:table-cell>
              <table:table-cell office:value-type="float" office:value="760">
                <text:p>760</text:p>
              </table:table-cell>
              <table:table-cell office:value-type="float" office:value="106.545179646989">
                <text:p>106.545179646989</text:p>
              </table:table-cell>
              <table:table-cell office:value-type="float" office:value="800">
                <text:p>800</text:p>
              </table:table-cell>
              <table:table-cell office:value-type="float" office:value="240.853568226136">
                <text:p>240.853568226136</text:p>
              </table:table-cell>
              <table:table-cell office:value-type="float" office:value="800">
                <text:p>800</text:p>
              </table:table-cell>
              <table:table-cell office:value-type="float" office:value="3.0106696028267">
                <text:p>3.0106696028267</text:p>
              </table:table-cell>
              <table:table-cell office:value-type="float" office:value="800">
                <text:p>800</text:p>
              </table:table-cell>
              <table:table-cell office:value-type="float" office:value="138.873250732163">
                <text:p>138.8732507321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0">
                <text:p>840</text:p>
              </table:table-cell>
              <table:table-cell office:value-type="float" office:value="122.85720650005">
                <text:p>122.85720650005</text:p>
              </table:table-cell>
              <table:table-cell office:value-type="float" office:value="800">
                <text:p>800</text:p>
              </table:table-cell>
              <table:table-cell office:value-type="float" office:value="104.759257401039">
                <text:p>104.759257401039</text:p>
              </table:table-cell>
              <table:table-cell office:value-type="float" office:value="840">
                <text:p>840</text:p>
              </table:table-cell>
              <table:table-cell office:value-type="float" office:value="299.469612309515">
                <text:p>299.469612309515</text:p>
              </table:table-cell>
              <table:table-cell office:value-type="float" office:value="840">
                <text:p>840</text:p>
              </table:table-cell>
              <table:table-cell office:value-type="float" office:value="3.56511443225613">
                <text:p>3.56511443225613</text:p>
              </table:table-cell>
              <table:table-cell office:value-type="float" office:value="840">
                <text:p>840</text:p>
              </table:table-cell>
              <table:table-cell office:value-type="float" office:value="145.816913268771">
                <text:p>145.8169132687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0">
                <text:p>880</text:p>
              </table:table-cell>
              <table:table-cell office:value-type="float" office:value="161.087990103909">
                <text:p>161.087990103909</text:p>
              </table:table-cell>
              <table:table-cell office:value-type="float" office:value="840">
                <text:p>840</text:p>
              </table:table-cell>
              <table:table-cell office:value-type="float" office:value="84.254428204497">
                <text:p>84.254428204497</text:p>
              </table:table-cell>
              <table:table-cell office:value-type="float" office:value="880">
                <text:p>880</text:p>
              </table:table-cell>
              <table:table-cell office:value-type="float" office:value="239.272958680144">
                <text:p>239.272958680144</text:p>
              </table:table-cell>
              <table:table-cell office:value-type="float" office:value="880">
                <text:p>880</text:p>
              </table:table-cell>
              <table:table-cell office:value-type="float" office:value="2.71901089409254">
                <text:p>2.71901089409254</text:p>
              </table:table-cell>
              <table:table-cell office:value-type="float" office:value="880">
                <text:p>880</text:p>
              </table:table-cell>
              <table:table-cell office:value-type="float" office:value="152.760575805379">
                <text:p>152.760575805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0">
                <text:p>920</text:p>
              </table:table-cell>
              <table:table-cell office:value-type="float" office:value="131.032846108237">
                <text:p>131.032846108237</text:p>
              </table:table-cell>
              <table:table-cell office:value-type="float" office:value="880">
                <text:p>880</text:p>
              </table:table-cell>
              <table:table-cell office:value-type="float" office:value="105.45128496317">
                <text:p>105.45128496317</text:p>
              </table:table-cell>
              <table:table-cell office:value-type="float" office:value="920">
                <text:p>920</text:p>
              </table:table-cell>
              <table:table-cell office:value-type="float" office:value="307.525946331917">
                <text:p>307.525946331917</text:p>
              </table:table-cell>
              <table:table-cell office:value-type="float" office:value="920">
                <text:p>920</text:p>
              </table:table-cell>
              <table:table-cell office:value-type="float" office:value="3.34267332969475">
                <text:p>3.34267332969475</text:p>
              </table:table-cell>
              <table:table-cell office:value-type="float" office:value="920">
                <text:p>920</text:p>
              </table:table-cell>
              <table:table-cell office:value-type="float" office:value="159.704238341987">
                <text:p>159.7042383419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0">
                <text:p>960</text:p>
              </table:table-cell>
              <table:table-cell office:value-type="float" office:value="155.355835092257">
                <text:p>155.355835092257</text:p>
              </table:table-cell>
              <table:table-cell office:value-type="float" office:value="920">
                <text:p>920</text:p>
              </table:table-cell>
              <table:table-cell office:value-type="float" office:value="82.0471939058038">
                <text:p>82.0471939058038</text:p>
              </table:table-cell>
              <table:table-cell office:value-type="float" office:value="960">
                <text:p>960</text:p>
              </table:table-cell>
              <table:table-cell office:value-type="float" office:value="270.656071431305">
                <text:p>270.656071431305</text:p>
              </table:table-cell>
              <table:table-cell office:value-type="float" office:value="960">
                <text:p>960</text:p>
              </table:table-cell>
              <table:table-cell office:value-type="float" office:value="2.81933407740943">
                <text:p>2.81933407740943</text:p>
              </table:table-cell>
              <table:table-cell office:value-type="float" office:value="960">
                <text:p>960</text:p>
              </table:table-cell>
              <table:table-cell office:value-type="float" office:value="166.647900878595">
                <text:p>166.6479008785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77.320176303007">
                <text:p>177.320176303007</text:p>
              </table:table-cell>
              <table:table-cell office:value-type="float" office:value="960">
                <text:p>960</text:p>
              </table:table-cell>
              <table:table-cell office:value-type="float" office:value="93.2239975860455">
                <text:p>93.2239975860455</text:p>
              </table:table-cell>
              <table:table-cell office:value-type="float" office:value="1000">
                <text:p>1000</text:p>
              </table:table-cell>
              <table:table-cell office:value-type="float" office:value="247.010807868553">
                <text:p>247.010807868553</text:p>
              </table:table-cell>
              <table:table-cell office:value-type="float" office:value="1000">
                <text:p>1000</text:p>
              </table:table-cell>
              <table:table-cell office:value-type="float" office:value="2.47010807868553">
                <text:p>2.47010807868553</text:p>
              </table:table-cell>
              <table:table-cell office:value-type="float" office:value="1000">
                <text:p>1000</text:p>
              </table:table-cell>
              <table:table-cell office:value-type="float" office:value="173.591563415203">
                <text:p>173.5915634152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0">
                <text:p>1080</text:p>
              </table:table-cell>
              <table:table-cell office:value-type="float" office:value="182.686529811168">
                <text:p>182.686529811168</text:p>
              </table:table-cell>
              <table:table-cell office:value-type="float" office:value="1000">
                <text:p>1000</text:p>
              </table:table-cell>
              <table:table-cell office:value-type="float" office:value="102.147922868167">
                <text:p>102.147922868167</text:p>
              </table:table-cell>
              <table:table-cell office:value-type="float" office:value="1080">
                <text:p>1080</text:p>
              </table:table-cell>
              <table:table-cell office:value-type="float" office:value="258.935347060866">
                <text:p>258.935347060866</text:p>
              </table:table-cell>
              <table:table-cell office:value-type="float" office:value="1080">
                <text:p>1080</text:p>
              </table:table-cell>
              <table:table-cell office:value-type="float" office:value="2.39754950982283">
                <text:p>2.39754950982283</text:p>
              </table:table-cell>
              <table:table-cell office:value-type="float" office:value="1080">
                <text:p>1080</text:p>
              </table:table-cell>
              <table:table-cell office:value-type="float" office:value="187.478888488419">
                <text:p>187.4788884884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0">
                <text:p>1120</text:p>
              </table:table-cell>
              <table:table-cell office:value-type="float" office:value="201.090404620578">
                <text:p>201.090404620578</text:p>
              </table:table-cell>
              <table:table-cell office:value-type="float" office:value="1080">
                <text:p>1080</text:p>
              </table:table-cell>
              <table:table-cell office:value-type="float" office:value="97.4437875560866">
                <text:p>97.4437875560866</text:p>
              </table:table-cell>
              <table:table-cell office:value-type="float" office:value="1120">
                <text:p>1120</text:p>
              </table:table-cell>
              <table:table-cell office:value-type="float" office:value="243.949979078117">
                <text:p>243.949979078117</text:p>
              </table:table-cell>
              <table:table-cell office:value-type="float" office:value="1120">
                <text:p>1120</text:p>
              </table:table-cell>
              <table:table-cell office:value-type="float" office:value="2.17812481319747">
                <text:p>2.17812481319747</text:p>
              </table:table-cell>
              <table:table-cell office:value-type="float" office:value="1120">
                <text:p>1120</text:p>
              </table:table-cell>
              <table:table-cell office:value-type="float" office:value="194.422551025028">
                <text:p>194.4225510250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0">
                <text:p>1160</text:p>
              </table:table-cell>
              <table:table-cell office:value-type="float" office:value="163.266132607056">
                <text:p>163.266132607056</text:p>
              </table:table-cell>
              <table:table-cell office:value-type="float" office:value="1120">
                <text:p>1120</text:p>
              </table:table-cell>
              <table:table-cell office:value-type="float" office:value="103.429568000418">
                <text:p>103.429568000418</text:p>
              </table:table-cell>
              <table:table-cell office:value-type="float" office:value="1160">
                <text:p>1160</text:p>
              </table:table-cell>
              <table:table-cell office:value-type="float" office:value="311.197424650728">
                <text:p>311.197424650728</text:p>
              </table:table-cell>
              <table:table-cell office:value-type="float" office:value="1160">
                <text:p>1160</text:p>
              </table:table-cell>
              <table:table-cell office:value-type="float" office:value="2.68273641940282">
                <text:p>2.68273641940282</text:p>
              </table:table-cell>
              <table:table-cell office:value-type="float" office:value="1160">
                <text:p>1160</text:p>
              </table:table-cell>
              <table:table-cell office:value-type="float" office:value="201.366213561636">
                <text:p>201.366213561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215.828285944994">
                <text:p>215.828285944994</text:p>
              </table:table-cell>
              <table:table-cell office:value-type="float" office:value="1160">
                <text:p>1160</text:p>
              </table:table-cell>
              <table:table-cell office:value-type="float" office:value="81.0792087308541">
                <text:p>81.0792087308541</text:p>
              </table:table-cell>
              <table:table-cell office:value-type="float" office:value="1200">
                <text:p>1200</text:p>
              </table:table-cell>
              <table:table-cell office:value-type="float" office:value="243.526930540492">
                <text:p>243.526930540492</text:p>
              </table:table-cell>
              <table:table-cell office:value-type="float" office:value="1200">
                <text:p>1200</text:p>
              </table:table-cell>
              <table:table-cell office:value-type="float" office:value="2.02939108783743">
                <text:p>2.02939108783743</text:p>
              </table:table-cell>
              <table:table-cell office:value-type="float" office:value="1200">
                <text:p>1200</text:p>
              </table:table-cell>
              <table:table-cell office:value-type="float" office:value="208.309876098244">
                <text:p>208.3098760982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0">
                <text:p>1280</text:p>
              </table:table-cell>
              <table:table-cell office:value-type="float" office:value="224.167222856987">
                <text:p>224.167222856987</text:p>
              </table:table-cell>
              <table:table-cell office:value-type="float" office:value="1200">
                <text:p>1200</text:p>
              </table:table-cell>
              <table:table-cell office:value-type="float" office:value="103.609243108188">
                <text:p>103.609243108188</text:p>
              </table:table-cell>
              <table:table-cell office:value-type="float" office:value="1280">
                <text:p>1280</text:p>
              </table:table-cell>
              <table:table-cell office:value-type="float" office:value="250.099007720533">
                <text:p>250.099007720533</text:p>
              </table:table-cell>
              <table:table-cell office:value-type="float" office:value="1280">
                <text:p>1280</text:p>
              </table:table-cell>
              <table:table-cell office:value-type="float" office:value="1.95389849781666">
                <text:p>1.95389849781666</text:p>
              </table:table-cell>
              <table:table-cell office:value-type="float" office:value="1280">
                <text:p>1280</text:p>
              </table:table-cell>
              <table:table-cell office:value-type="float" office:value="222.19720117146">
                <text:p>222.197201171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0">
                <text:p>1320</text:p>
              </table:table-cell>
              <table:table-cell office:value-type="float" office:value="217.67470236065">
                <text:p>217.67470236065</text:p>
              </table:table-cell>
              <table:table-cell office:value-type="float" office:value="1280">
                <text:p>1280</text:p>
              </table:table-cell>
              <table:table-cell office:value-type="float" office:value="100.886609586053">
                <text:p>100.886609586053</text:p>
              </table:table-cell>
              <table:table-cell office:value-type="float" office:value="1320">
                <text:p>1320</text:p>
              </table:table-cell>
              <table:table-cell office:value-type="float" office:value="265.607346067292">
                <text:p>265.607346067292</text:p>
              </table:table-cell>
              <table:table-cell office:value-type="float" office:value="1320">
                <text:p>1320</text:p>
              </table:table-cell>
              <table:table-cell office:value-type="float" office:value="2.01217686414615">
                <text:p>2.01217686414615</text:p>
              </table:table-cell>
              <table:table-cell office:value-type="float" office:value="1320">
                <text:p>1320</text:p>
              </table:table-cell>
              <table:table-cell office:value-type="float" office:value="229.140863708068">
                <text:p>229.140863708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60">
                <text:p>1360</text:p>
              </table:table-cell>
              <table:table-cell office:value-type="float" office:value="246.523414218935">
                <text:p>246.523414218935</text:p>
              </table:table-cell>
              <table:table-cell office:value-type="float" office:value="1320">
                <text:p>1320</text:p>
              </table:table-cell>
              <table:table-cell office:value-type="float" office:value="94.99602071762">
                <text:p>94.99602071762</text:p>
              </table:table-cell>
              <table:table-cell office:value-type="float" office:value="1360">
                <text:p>1360</text:p>
              </table:table-cell>
              <table:table-cell office:value-type="float" office:value="241.632220569111">
                <text:p>241.632220569111</text:p>
              </table:table-cell>
              <table:table-cell office:value-type="float" office:value="1360">
                <text:p>1360</text:p>
              </table:table-cell>
              <table:table-cell office:value-type="float" office:value="1.77670750418464">
                <text:p>1.77670750418464</text:p>
              </table:table-cell>
              <table:table-cell office:value-type="float" office:value="1360">
                <text:p>1360</text:p>
              </table:table-cell>
              <table:table-cell office:value-type="float" office:value="236.084526244676">
                <text:p>236.0845262446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255.03995091429">
                <text:p>255.03995091429</text:p>
              </table:table-cell>
              <table:table-cell office:value-type="float" office:value="1360">
                <text:p>1360</text:p>
              </table:table-cell>
              <table:table-cell office:value-type="float" office:value="104.421673940392">
                <text:p>104.421673940392</text:p>
              </table:table-cell>
              <table:table-cell office:value-type="float" office:value="1400">
                <text:p>1400</text:p>
              </table:table-cell>
              <table:table-cell office:value-type="float" office:value="240.432919549171">
                <text:p>240.432919549171</text:p>
              </table:table-cell>
              <table:table-cell office:value-type="float" office:value="1400">
                <text:p>1400</text:p>
              </table:table-cell>
              <table:table-cell office:value-type="float" office:value="1.71737799677979">
                <text:p>1.71737799677979</text:p>
              </table:table-cell>
              <table:table-cell office:value-type="float" office:value="1400">
                <text:p>1400</text:p>
              </table:table-cell>
              <table:table-cell office:value-type="float" office:value="243.028188781284">
                <text:p>243.0281887812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0">
                <text:p>1440</text:p>
              </table:table-cell>
              <table:table-cell office:value-type="float" office:value="251.634841581111">
                <text:p>251.634841581111</text:p>
              </table:table-cell>
              <table:table-cell office:value-type="float" office:value="1400">
                <text:p>1400</text:p>
              </table:table-cell>
              <table:table-cell office:value-type="float" office:value="104.942538638518">
                <text:p>104.942538638518</text:p>
              </table:table-cell>
              <table:table-cell office:value-type="float" office:value="1440">
                <text:p>1440</text:p>
              </table:table-cell>
              <table:table-cell office:value-type="float" office:value="250.648914926471">
                <text:p>250.648914926471</text:p>
              </table:table-cell>
              <table:table-cell office:value-type="float" office:value="1440">
                <text:p>1440</text:p>
              </table:table-cell>
              <table:table-cell office:value-type="float" office:value="1.74061746476716">
                <text:p>1.74061746476716</text:p>
              </table:table-cell>
              <table:table-cell office:value-type="float" office:value="1440">
                <text:p>1440</text:p>
              </table:table-cell>
              <table:table-cell office:value-type="float" office:value="249.971851317893">
                <text:p>249.9718513178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0">
                <text:p>1480</text:p>
              </table:table-cell>
              <table:table-cell office:value-type="float" office:value="257.978222689858">
                <text:p>257.978222689858</text:p>
              </table:table-cell>
              <table:table-cell office:value-type="float" office:value="1440">
                <text:p>1440</text:p>
              </table:table-cell>
              <table:table-cell office:value-type="float" office:value="100.665271011296">
                <text:p>100.665271011296</text:p>
              </table:table-cell>
              <table:table-cell office:value-type="float" office:value="1480">
                <text:p>1480</text:p>
              </table:table-cell>
              <table:table-cell office:value-type="float" office:value="251.277023789452">
                <text:p>251.277023789452</text:p>
              </table:table-cell>
              <table:table-cell office:value-type="float" office:value="1480">
                <text:p>1480</text:p>
              </table:table-cell>
              <table:table-cell office:value-type="float" office:value="1.69781772830711">
                <text:p>1.69781772830711</text:p>
              </table:table-cell>
              <table:table-cell office:value-type="float" office:value="1480">
                <text:p>1480</text:p>
              </table:table-cell>
              <table:table-cell office:value-type="float" office:value="256.915513854501">
                <text:p>256.915513854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20">
                <text:p>1520</text:p>
              </table:table-cell>
              <table:table-cell office:value-type="float" office:value="267.266209729016">
                <text:p>267.266209729016</text:p>
              </table:table-cell>
              <table:table-cell office:value-type="float" office:value="1480">
                <text:p>1480</text:p>
              </table:table-cell>
              <table:table-cell office:value-type="float" office:value="100.413641363814">
                <text:p>100.413641363814</text:p>
              </table:table-cell>
              <table:table-cell office:value-type="float" office:value="1520">
                <text:p>1520</text:p>
              </table:table-cell>
              <table:table-cell office:value-type="float" office:value="249.099951944925">
                <text:p>249.099951944925</text:p>
              </table:table-cell>
              <table:table-cell office:value-type="float" office:value="1520">
                <text:p>1520</text:p>
              </table:table-cell>
              <table:table-cell office:value-type="float" office:value="1.63881547332187">
                <text:p>1.63881547332187</text:p>
              </table:table-cell>
              <table:table-cell office:value-type="float" office:value="1520">
                <text:p>1520</text:p>
              </table:table-cell>
              <table:table-cell office:value-type="float" office:value="263.859176391109">
                <text:p>263.8591763911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0">
                <text:p>1560</text:p>
              </table:table-cell>
              <table:table-cell office:value-type="float" office:value="270.456024410202">
                <text:p>270.456024410202</text:p>
              </table:table-cell>
              <table:table-cell office:value-type="float" office:value="1520">
                <text:p>1520</text:p>
              </table:table-cell>
              <table:table-cell office:value-type="float" office:value="101.291231703406">
                <text:p>101.291231703406</text:p>
              </table:table-cell>
              <table:table-cell office:value-type="float" office:value="1560">
                <text:p>1560</text:p>
              </table:table-cell>
              <table:table-cell office:value-type="float" office:value="252.639962999554">
                <text:p>252.639962999554</text:p>
              </table:table-cell>
              <table:table-cell office:value-type="float" office:value="1560">
                <text:p>1560</text:p>
              </table:table-cell>
              <table:table-cell office:value-type="float" office:value="1.61948694230484">
                <text:p>1.61948694230484</text:p>
              </table:table-cell>
              <table:table-cell office:value-type="float" office:value="1560">
                <text:p>1560</text:p>
              </table:table-cell>
              <table:table-cell office:value-type="float" office:value="270.802838927717">
                <text:p>270.8028389277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40">
                <text:p>1640</text:p>
              </table:table-cell>
              <table:table-cell office:value-type="float" office:value="269.599092969953">
                <text:p>269.599092969953</text:p>
              </table:table-cell>
              <table:table-cell office:value-type="float" office:value="1560">
                <text:p>1560</text:p>
              </table:table-cell>
              <table:table-cell office:value-type="float" office:value="99.871930989022">
                <text:p>99.871930989022</text:p>
              </table:table-cell>
              <table:table-cell office:value-type="float" office:value="1640">
                <text:p>1640</text:p>
              </table:table-cell>
              <table:table-cell office:value-type="float" office:value="266.440065538372">
                <text:p>266.440065538372</text:p>
              </table:table-cell>
              <table:table-cell office:value-type="float" office:value="1640">
                <text:p>1640</text:p>
              </table:table-cell>
              <table:table-cell office:value-type="float" office:value="1.62463454596568">
                <text:p>1.62463454596568</text:p>
              </table:table-cell>
              <table:table-cell office:value-type="float" office:value="1640">
                <text:p>1640</text:p>
              </table:table-cell>
              <table:table-cell office:value-type="float" office:value="284.690164000933">
                <text:p>284.6901640009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80">
                <text:p>1680</text:p>
              </table:table-cell>
              <table:table-cell office:value-type="float" office:value="297.106341396858">
                <text:p>297.106341396858</text:p>
              </table:table-cell>
              <table:table-cell office:value-type="float" office:value="1640">
                <text:p>1640</text:p>
              </table:table-cell>
              <table:table-cell office:value-type="float" office:value="94.6991245433647">
                <text:p>94.6991245433647</text:p>
              </table:table-cell>
              <table:table-cell office:value-type="float" office:value="1680">
                <text:p>1680</text:p>
              </table:table-cell>
              <table:table-cell office:value-type="float" office:value="247.668897452817">
                <text:p>247.668897452817</text:p>
              </table:table-cell>
              <table:table-cell office:value-type="float" office:value="1680">
                <text:p>1680</text:p>
              </table:table-cell>
              <table:table-cell office:value-type="float" office:value="1.47421962769534">
                <text:p>1.47421962769534</text:p>
              </table:table-cell>
              <table:table-cell office:value-type="float" office:value="1680">
                <text:p>1680</text:p>
              </table:table-cell>
              <table:table-cell office:value-type="float" office:value="291.633826537541">
                <text:p>291.6338265375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20">
                <text:p>1720</text:p>
              </table:table-cell>
              <table:table-cell office:value-type="float" office:value="279.082066298419">
                <text:p>279.082066298419</text:p>
              </table:table-cell>
              <table:table-cell office:value-type="float" office:value="1680">
                <text:p>1680</text:p>
              </table:table-cell>
              <table:table-cell office:value-type="float" office:value="101.876502093152">
                <text:p>101.876502093152</text:p>
              </table:table-cell>
              <table:table-cell office:value-type="float" office:value="1720">
                <text:p>1720</text:p>
              </table:table-cell>
              <table:table-cell office:value-type="float" office:value="269.942103407835">
                <text:p>269.942103407835</text:p>
              </table:table-cell>
              <table:table-cell office:value-type="float" office:value="1720">
                <text:p>1720</text:p>
              </table:table-cell>
              <table:table-cell office:value-type="float" office:value="1.56943083376648">
                <text:p>1.56943083376648</text:p>
              </table:table-cell>
              <table:table-cell office:value-type="float" office:value="1720">
                <text:p>1720</text:p>
              </table:table-cell>
              <table:table-cell office:value-type="float" office:value="298.57748907415">
                <text:p>298.577489074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320.264951666173">
                <text:p>320.264951666173</text:p>
              </table:table-cell>
              <table:table-cell office:value-type="float" office:value="1720">
                <text:p>1720</text:p>
              </table:table-cell>
              <table:table-cell office:value-type="float" office:value="93.470565099806">
                <text:p>93.470565099806</text:p>
              </table:table-cell>
              <table:table-cell office:value-type="float" office:value="1800">
                <text:p>1800</text:p>
              </table:table-cell>
              <table:table-cell office:value-type="float" office:value="246.171176676799">
                <text:p>246.171176676799</text:p>
              </table:table-cell>
              <table:table-cell office:value-type="float" office:value="1800">
                <text:p>1800</text:p>
              </table:table-cell>
              <table:table-cell office:value-type="float" office:value="1.36761764820444">
                <text:p>1.36761764820444</text:p>
              </table:table-cell>
              <table:table-cell office:value-type="float" office:value="1800">
                <text:p>1800</text:p>
              </table:table-cell>
              <table:table-cell office:value-type="float" office:value="312.464814147366">
                <text:p>312.4648141473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40">
                <text:p>1840</text:p>
              </table:table-cell>
              <table:table-cell office:value-type="float" office:value="296.442835639363">
                <text:p>296.442835639363</text:p>
              </table:table-cell>
              <table:table-cell office:value-type="float" office:value="1800">
                <text:p>1800</text:p>
              </table:table-cell>
              <table:table-cell office:value-type="float" office:value="102.496325079063">
                <text:p>102.496325079063</text:p>
              </table:table-cell>
              <table:table-cell office:value-type="float" office:value="1840">
                <text:p>1840</text:p>
              </table:table-cell>
              <table:table-cell office:value-type="float" office:value="271.863544369964">
                <text:p>271.863544369964</text:p>
              </table:table-cell>
              <table:table-cell office:value-type="float" office:value="1840">
                <text:p>1840</text:p>
              </table:table-cell>
              <table:table-cell office:value-type="float" office:value="1.47751926288024">
                <text:p>1.47751926288024</text:p>
              </table:table-cell>
              <table:table-cell office:value-type="float" office:value="1840">
                <text:p>1840</text:p>
              </table:table-cell>
              <table:table-cell office:value-type="float" office:value="319.408476683974">
                <text:p>319.4084766839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80">
                <text:p>1880</text:p>
              </table:table-cell>
              <table:table-cell office:value-type="float" office:value="315.096239040926">
                <text:p>315.096239040926</text:p>
              </table:table-cell>
              <table:table-cell office:value-type="float" office:value="1840">
                <text:p>1840</text:p>
              </table:table-cell>
              <table:table-cell office:value-type="float" office:value="92.809946284759">
                <text:p>92.809946284759</text:p>
              </table:table-cell>
              <table:table-cell office:value-type="float" office:value="1880">
                <text:p>1880</text:p>
              </table:table-cell>
              <table:table-cell office:value-type="float" office:value="261.329682165152">
                <text:p>261.329682165152</text:p>
              </table:table-cell>
              <table:table-cell office:value-type="float" office:value="1880">
                <text:p>1880</text:p>
              </table:table-cell>
              <table:table-cell office:value-type="float" office:value="1.39005150087847">
                <text:p>1.39005150087847</text:p>
              </table:table-cell>
              <table:table-cell office:value-type="float" office:value="1880">
                <text:p>1880</text:p>
              </table:table-cell>
              <table:table-cell office:value-type="float" office:value="326.352139220582">
                <text:p>326.3521392205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20">
                <text:p>1920</text:p>
              </table:table-cell>
              <table:table-cell office:value-type="float" office:value="317.088892375399">
                <text:p>317.088892375399</text:p>
              </table:table-cell>
              <table:table-cell office:value-type="float" office:value="1880">
                <text:p>1880</text:p>
              </table:table-cell>
              <table:table-cell office:value-type="float" office:value="96.5509954350113">
                <text:p>96.5509954350113</text:p>
              </table:table-cell>
              <table:table-cell office:value-type="float" office:value="1920">
                <text:p>1920</text:p>
              </table:table-cell>
              <table:table-cell office:value-type="float" office:value="265.212695941551">
                <text:p>265.212695941551</text:p>
              </table:table-cell>
              <table:table-cell office:value-type="float" office:value="1920">
                <text:p>1920</text:p>
              </table:table-cell>
              <table:table-cell office:value-type="float" office:value="1.38131612469558">
                <text:p>1.38131612469558</text:p>
              </table:table-cell>
              <table:table-cell office:value-type="float" office:value="1920">
                <text:p>1920</text:p>
              </table:table-cell>
              <table:table-cell office:value-type="float" office:value="333.29580175719">
                <text:p>333.295801757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328.01260191394">
                <text:p>328.01260191394</text:p>
              </table:table-cell>
              <table:table-cell office:value-type="float" office:value="1920">
                <text:p>1920</text:p>
              </table:table-cell>
              <table:table-cell office:value-type="float" office:value="95.1373796800483">
                <text:p>95.1373796800483</text:p>
              </table:table-cell>
              <table:table-cell office:value-type="float" office:value="2000">
                <text:p>2000</text:p>
              </table:table-cell>
              <table:table-cell office:value-type="float" office:value="267.062910049363">
                <text:p>267.062910049363</text:p>
              </table:table-cell>
              <table:table-cell office:value-type="float" office:value="2000">
                <text:p>2000</text:p>
              </table:table-cell>
              <table:table-cell office:value-type="float" office:value="1.33531455024681">
                <text:p>1.33531455024681</text:p>
              </table:table-cell>
              <table:table-cell office:value-type="float" office:value="2000">
                <text:p>2000</text:p>
              </table:table-cell>
              <table:table-cell office:value-type="float" office:value="347.183126830406">
                <text:p>347.1831268304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40">
                <text:p>2040</text:p>
              </table:table-cell>
              <table:table-cell office:value-type="float" office:value="336.740354906784">
                <text:p>336.740354906784</text:p>
              </table:table-cell>
              <table:table-cell office:value-type="float" office:value="2000">
                <text:p>2000</text:p>
              </table:table-cell>
              <table:table-cell office:value-type="float" office:value="94.478267106042">
                <text:p>94.478267106042</text:p>
              </table:table-cell>
              <table:table-cell office:value-type="float" office:value="2040">
                <text:p>2040</text:p>
              </table:table-cell>
              <table:table-cell office:value-type="float" office:value="265.343902796368">
                <text:p>265.343902796368</text:p>
              </table:table-cell>
              <table:table-cell office:value-type="float" office:value="2040">
                <text:p>2040</text:p>
              </table:table-cell>
              <table:table-cell office:value-type="float" office:value="1.30070540586455">
                <text:p>1.30070540586455</text:p>
              </table:table-cell>
              <table:table-cell office:value-type="float" office:value="2040">
                <text:p>2040</text:p>
              </table:table-cell>
              <table:table-cell office:value-type="float" office:value="354.126789367015">
                <text:p>354.1267893670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80">
                <text:p>2080</text:p>
              </table:table-cell>
              <table:table-cell office:value-type="float" office:value="343.901138255893">
                <text:p>343.901138255893</text:p>
              </table:table-cell>
              <table:table-cell office:value-type="float" office:value="2040">
                <text:p>2040</text:p>
              </table:table-cell>
              <table:table-cell office:value-type="float" office:value="95.09033629133">
                <text:p>95.09033629133</text:p>
              </table:table-cell>
              <table:table-cell office:value-type="float" office:value="2080">
                <text:p>2080</text:p>
              </table:table-cell>
              <table:table-cell office:value-type="float" office:value="264.913342427528">
                <text:p>264.913342427528</text:p>
              </table:table-cell>
              <table:table-cell office:value-type="float" office:value="2080">
                <text:p>2080</text:p>
              </table:table-cell>
              <table:table-cell office:value-type="float" office:value="1.27362183859388">
                <text:p>1.27362183859388</text:p>
              </table:table-cell>
              <table:table-cell office:value-type="float" office:value="2080">
                <text:p>2080</text:p>
              </table:table-cell>
              <table:table-cell office:value-type="float" office:value="361.070451903623">
                <text:p>361.0704519036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20">
                <text:p>2120</text:p>
              </table:table-cell>
              <table:table-cell office:value-type="float" office:value="343.759459597144">
                <text:p>343.759459597144</text:p>
              </table:table-cell>
              <table:table-cell office:value-type="float" office:value="2080">
                <text:p>2080</text:p>
              </table:table-cell>
              <table:table-cell office:value-type="float" office:value="95.2448854351803">
                <text:p>95.2448854351803</text:p>
              </table:table-cell>
              <table:table-cell office:value-type="float" office:value="2120">
                <text:p>2120</text:p>
              </table:table-cell>
              <table:table-cell office:value-type="float" office:value="270.119112093145">
                <text:p>270.119112093145</text:p>
              </table:table-cell>
              <table:table-cell office:value-type="float" office:value="2120">
                <text:p>2120</text:p>
              </table:table-cell>
              <table:table-cell office:value-type="float" office:value="1.27414675515635">
                <text:p>1.27414675515635</text:p>
              </table:table-cell>
              <table:table-cell office:value-type="float" office:value="2120">
                <text:p>2120</text:p>
              </table:table-cell>
              <table:table-cell office:value-type="float" office:value="368.014114440231">
                <text:p>368.0141144402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60">
                <text:p>2160</text:p>
              </table:table-cell>
              <table:table-cell office:value-type="float" office:value="334.135313415393">
                <text:p>334.135313415393</text:p>
              </table:table-cell>
              <table:table-cell office:value-type="float" office:value="2120">
                <text:p>2120</text:p>
              </table:table-cell>
              <table:table-cell office:value-type="float" office:value="93.4093139661289">
                <text:p>93.4093139661289</text:p>
              </table:table-cell>
              <table:table-cell office:value-type="float" office:value="2160">
                <text:p>2160</text:p>
              </table:table-cell>
              <table:table-cell office:value-type="float" office:value="283.142775401247">
                <text:p>283.142775401247</text:p>
              </table:table-cell>
              <table:table-cell office:value-type="float" office:value="2160">
                <text:p>2160</text:p>
              </table:table-cell>
              <table:table-cell office:value-type="float" office:value="1.31084618241318">
                <text:p>1.31084618241318</text:p>
              </table:table-cell>
              <table:table-cell office:value-type="float" office:value="2160">
                <text:p>2160</text:p>
              </table:table-cell>
              <table:table-cell office:value-type="float" office:value="374.957776976839">
                <text:p>374.9577769768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0">
                <text:p>2200</text:p>
              </table:table-cell>
              <table:table-cell office:value-type="float" office:value="359.828465695111">
                <text:p>359.828465695111</text:p>
              </table:table-cell>
              <table:table-cell office:value-type="float" office:value="2160">
                <text:p>2160</text:p>
              </table:table-cell>
              <table:table-cell office:value-type="float" office:value="89.1127838738047">
                <text:p>89.1127838738047</text:p>
              </table:table-cell>
              <table:table-cell office:value-type="float" office:value="2200">
                <text:p>2200</text:p>
              </table:table-cell>
              <table:table-cell office:value-type="float" office:value="267.794266398166">
                <text:p>267.794266398166</text:p>
              </table:table-cell>
              <table:table-cell office:value-type="float" office:value="2200">
                <text:p>2200</text:p>
              </table:table-cell>
              <table:table-cell office:value-type="float" office:value="1.21724666544621">
                <text:p>1.21724666544621</text:p>
              </table:table-cell>
              <table:table-cell office:value-type="float" office:value="2200">
                <text:p>2200</text:p>
              </table:table-cell>
              <table:table-cell office:value-type="float" office:value="381.901439513447">
                <text:p>381.9014395134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40">
                <text:p>2240</text:p>
              </table:table-cell>
              <table:table-cell office:value-type="float" office:value="370.310861801193">
                <text:p>370.310861801193</text:p>
              </table:table-cell>
              <table:table-cell office:value-type="float" office:value="2200">
                <text:p>2200</text:p>
              </table:table-cell>
              <table:table-cell office:value-type="float" office:value="94.2202433574333">
                <text:p>94.2202433574333</text:p>
              </table:table-cell>
              <table:table-cell office:value-type="float" office:value="2240">
                <text:p>2240</text:p>
              </table:table-cell>
              <table:table-cell office:value-type="float" office:value="264.94496953933">
                <text:p>264.94496953933</text:p>
              </table:table-cell>
              <table:table-cell office:value-type="float" office:value="2240">
                <text:p>2240</text:p>
              </table:table-cell>
              <table:table-cell office:value-type="float" office:value="1.18279004258629">
                <text:p>1.18279004258629</text:p>
              </table:table-cell>
              <table:table-cell office:value-type="float" office:value="2240">
                <text:p>2240</text:p>
              </table:table-cell>
              <table:table-cell office:value-type="float" office:value="388.845102050055">
                <text:p>388.8451020500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80">
                <text:p>2280</text:p>
              </table:table-cell>
              <table:table-cell office:value-type="float" office:value="368.226687406464">
                <text:p>368.226687406464</text:p>
              </table:table-cell>
              <table:table-cell office:value-type="float" office:value="2240">
                <text:p>2240</text:p>
              </table:table-cell>
              <table:table-cell office:value-type="float" office:value="95.2335158264444">
                <text:p>95.2335158264444</text:p>
              </table:table-cell>
              <table:table-cell office:value-type="float" office:value="2280">
                <text:p>2280</text:p>
              </table:table-cell>
              <table:table-cell office:value-type="float" office:value="271.20250491178">
                <text:p>271.20250491178</text:p>
              </table:table-cell>
              <table:table-cell office:value-type="float" office:value="2280">
                <text:p>2280</text:p>
              </table:table-cell>
              <table:table-cell office:value-type="float" office:value="1.1894846706657">
                <text:p>1.1894846706657</text:p>
              </table:table-cell>
              <table:table-cell office:value-type="float" office:value="2280">
                <text:p>2280</text:p>
              </table:table-cell>
              <table:table-cell office:value-type="float" office:value="395.788764586663">
                <text:p>395.7887645866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20">
                <text:p>2320</text:p>
              </table:table-cell>
              <table:table-cell office:value-type="float" office:value="360.708717788222">
                <text:p>360.708717788222</text:p>
              </table:table-cell>
              <table:table-cell office:value-type="float" office:value="2280">
                <text:p>2280</text:p>
              </table:table-cell>
              <table:table-cell office:value-type="float" office:value="93.0361648317674">
                <text:p>93.0361648317674</text:p>
              </table:table-cell>
              <table:table-cell office:value-type="float" office:value="2320">
                <text:p>2320</text:p>
              </table:table-cell>
              <table:table-cell office:value-type="float" office:value="281.712071233223">
                <text:p>281.712071233223</text:p>
              </table:table-cell>
              <table:table-cell office:value-type="float" office:value="2320">
                <text:p>2320</text:p>
              </table:table-cell>
              <table:table-cell office:value-type="float" office:value="1.21427616910872">
                <text:p>1.21427616910872</text:p>
              </table:table-cell>
              <table:table-cell office:value-type="float" office:value="2320">
                <text:p>2320</text:p>
              </table:table-cell>
              <table:table-cell office:value-type="float" office:value="402.732427123271">
                <text:p>402.7324271232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60">
                <text:p>2360</text:p>
              </table:table-cell>
              <table:table-cell office:value-type="float" office:value="383.526830223751">
                <text:p>383.526830223751</text:p>
              </table:table-cell>
              <table:table-cell office:value-type="float" office:value="2320">
                <text:p>2320</text:p>
              </table:table-cell>
              <table:table-cell office:value-type="float" office:value="89.5653524511979">
                <text:p>89.5653524511979</text:p>
              </table:table-cell>
              <table:table-cell office:value-type="float" office:value="2360">
                <text:p>2360</text:p>
              </table:table-cell>
              <table:table-cell office:value-type="float" office:value="269.519605550659">
                <text:p>269.519605550659</text:p>
              </table:table-cell>
              <table:table-cell office:value-type="float" office:value="2360">
                <text:p>2360</text:p>
              </table:table-cell>
              <table:table-cell office:value-type="float" office:value="1.14203222690957">
                <text:p>1.14203222690957</text:p>
              </table:table-cell>
              <table:table-cell office:value-type="float" office:value="2360">
                <text:p>2360</text:p>
              </table:table-cell>
              <table:table-cell office:value-type="float" office:value="409.67608965988">
                <text:p>409.676089659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">
                <text:p>2400</text:p>
              </table:table-cell>
              <table:table-cell office:value-type="float" office:value="378.64463776595">
                <text:p>378.64463776595</text:p>
              </table:table-cell>
              <table:table-cell office:value-type="float" office:value="2360">
                <text:p>2360</text:p>
              </table:table-cell>
              <table:table-cell office:value-type="float" office:value="93.6170891843265">
                <text:p>93.6170891843265</text:p>
              </table:table-cell>
              <table:table-cell office:value-type="float" office:value="2400">
                <text:p>2400</text:p>
              </table:table-cell>
              <table:table-cell office:value-type="float" office:value="277.621784426213">
                <text:p>277.621784426213</text:p>
              </table:table-cell>
              <table:table-cell office:value-type="float" office:value="2400">
                <text:p>2400</text:p>
              </table:table-cell>
              <table:table-cell office:value-type="float" office:value="1.15675743510922">
                <text:p>1.15675743510922</text:p>
              </table:table-cell>
              <table:table-cell office:value-type="float" office:value="2400">
                <text:p>2400</text:p>
              </table:table-cell>
              <table:table-cell office:value-type="float" office:value="416.619752196488">
                <text:p>416.6197521964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0">
                <text:p>2400</text:p>
              </table:table-cell>
              <table:table-cell office:value-type="float" office:value="90.8849462296671">
                <text:p>90.8849462296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2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637cm" svg:height="17.12cm" xlink:href=".." xlink:type="simple" chart:class="chart:scatter" chart:style-name="ch1">
        <chart:title svg:x="5.451cm" svg:y="0.478cm" chart:style-name="ch2">
          <text:p>Scalability experiment eORCA025.L75</text:p>
        </chart:title>
        <chart:subtitle svg:x="7.184cm" svg:y="1.599cm" chart:style-name="ch3">
          <text:p>IMHOTEP configuration</text:p>
        </chart:subtitle>
        <chart:legend svg:x="2.977cm" svg:y="2.184cm" style:legend-expansion="custom" chartooo:width="11.637cm" chartooo:height="2.808cm" style:legend-expansion-aspect-ratio="4.14423076923077" chart:style-name="ch4"/>
        <chart:plot-area chart:style-name="ch5" table:cell-range-address="'Scal-2'.A2:'Scal-2'.B49 'Scal-2'.B1:'Scal-2'.B1 'Scal-2'.H1:'Scal-2'.I49 'Scal-2'.K1:'Scal-2'.K2 'Scal-2'.F2:'Scal-2'.F49 'Scal-2'.D2:'Scal-2'.D49" chart:data-source-has-labels="row" svg:x="1.521cm" svg:y="3.115cm" svg:width="15.34cm" svg:height="12.543cm">
          <chartooo:coordinate-region svg:x="2.328cm" svg:y="3.314cm" svg:width="13.911cm" svg:height="11.697cm"/>
          <chart:axis chart:dimension="x" chart:name="primary-x" chart:style-name="ch6">
            <chart:title svg:x="8.697cm" svg:y="16cm" chart:style-name="ch7">
              <text:p>Cores</text:p>
            </chart:title>
          </chart:axis>
          <chart:axis chart:dimension="y" chart:name="primary-y" chart:style-name="ch8">
            <chart:title svg:x="0.589cm" svg:y="12.856cm" chart:style-name="ch9">
              <text:p>Step/mn  -- CPU (x10h) for 1 year -- efficieny(%)</text:p>
            </chart:title>
            <chart:grid chart:style-name="ch10" chart:class="major"/>
          </chart:axis>
          <chart:axis chart:dimension="y" chart:name="secondary-y" chart:style-name="ch11">
            <chart:title svg:x="17.233cm" svg:y="11.15cm" chart:style-name="ch9">
              <text:p>Elapsed time for 1 yr (h)</text:p>
            </chart:title>
          </chart:axis>
          <chart:series chart:attached-axis="primary-y" chart:style-name="ch12" chart:values-cell-range-address="'Scal-2'.B2:'Scal-2'.B49" chart:label-cell-address="'Scal-2'.B1:'Scal-2'.B1" chart:class="chart:scatter">
            <chart:domain table:cell-range-address="'Scal-2'.A2:'Scal-2'.A49"/>
            <chart:data-point chart:repeated="48"/>
          </chart:series>
          <chart:series chart:attached-axis="primary-y" chart:style-name="ch13" chart:values-cell-range-address="'Scal-2'.I1:'Scal-2'.I49" chart:label-cell-address="'Scal-2'.I1:'Scal-2'.I1" chart:class="chart:scatter">
            <chart:domain table:cell-range-address="'Scal-2'.C1:'Scal-2'.C49"/>
            <chart:data-point chart:repeated="49"/>
          </chart:series>
          <chart:series chart:attached-axis="primary-y" chart:style-name="ch14" chart:values-cell-range-address="'Scal-2'.H2:'Scal-2'.H49" chart:label-cell-address="'Scal-2'.H1:'Scal-2'.H1" chart:class="chart:scatter">
            <chart:domain table:cell-range-address="'Scal-2'.C2:'Scal-2'.C49"/>
            <chart:data-point chart:repeated="48"/>
          </chart:series>
          <chart:series chart:attached-axis="secondary-y" chart:style-name="ch15" chart:values-cell-range-address="'Scal-2'.F2:'Scal-2'.F49" chart:label-cell-address="'Scal-2'.K1:'Scal-2'.K1" chart:class="chart:scatter">
            <chart:domain table:cell-range-address="'Scal-2'.C2:'Scal-2'.C49"/>
            <chart:data-point chart:repeated="48"/>
          </chart:series>
          <chart:series chart:attached-axis="primary-y" chart:style-name="ch16" chart:values-cell-range-address="'Scal-2'.D2:'Scal-2'.D49" chart:label-cell-address="'Scal-2'.K2:'Scal-2'.K2" chart:class="chart:scatter">
            <chart:domain table:cell-range-address="'Scal-2'.C2:'Scal-2'.C49"/>
            <chart:data-point chart:repeated="4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ep/mn</text:p>
                <draw:g>
                  <svg:desc>'Scal-2'.B1:'Scal-2'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Efficiency %</text:p>
                <draw:g>
                  <svg:desc>'Scal-2'.I1:'Scal-2'.I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PU/yr</text:p>
                <draw:g>
                  <svg:desc>'Scal-2'.H1:'Scal-2'.H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Elaps/1yr</text:p>
                <draw:g>
                  <svg:desc>'Scal-2'.K1:'Scal-2'.K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heoric</text:p>
                <draw:g>
                  <svg:desc>'Scal-2'.K2:'Scal-2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'Scal-2'.A2:'Scal-2'.A49</svg:desc>
                </draw:g>
              </table:table-cell>
              <table:table-cell office:value-type="float" office:value="39.5192761819194">
                <text:p>39.5192761819194</text:p>
                <draw:g>
                  <svg:desc>'Scal-2'.B2:'Scal-2'.B49</svg:desc>
                </draw:g>
              </table:table-cell>
              <table:table-cell office:value-type="float" office:value="NaN">
                <text:p>NaN</text:p>
                <draw:g>
                  <svg:desc>'Scal-2'.C1:'Scal-2'.C49</svg:desc>
                </draw:g>
              </table:table-cell>
              <table:table-cell office:value-type="float" office:value="NaN">
                <text:p>NaN</text:p>
                <draw:g>
                  <svg:desc>'Scal-2'.I1:'Scal-2'.I49</svg:desc>
                </draw:g>
              </table:table-cell>
              <table:table-cell office:value-type="float" office:value="240">
                <text:p>240</text:p>
                <draw:g>
                  <svg:desc>'Scal-2'.C2:'Scal-2'.C49</svg:desc>
                </draw:g>
              </table:table-cell>
              <table:table-cell office:value-type="float" office:value="265.9967746274">
                <text:p>265.9967746274</text:p>
                <draw:g>
                  <svg:desc>'Scal-2'.H2:'Scal-2'.H49</svg:desc>
                </draw:g>
              </table:table-cell>
              <table:table-cell office:value-type="float" office:value="240">
                <text:p>240</text:p>
                <draw:g>
                  <svg:desc>'Scal-2'.C2:'Scal-2'.C49</svg:desc>
                </draw:g>
              </table:table-cell>
              <table:table-cell office:value-type="float" office:value="11.0831989428083">
                <text:p>11.0831989428083</text:p>
                <draw:g>
                  <svg:desc>'Scal-2'.F2:'Scal-2'.F49</svg:desc>
                </draw:g>
              </table:table-cell>
              <table:table-cell office:value-type="float" office:value="240">
                <text:p>240</text:p>
                <draw:g>
                  <svg:desc>'Scal-2'.C2:'Scal-2'.C49</svg:desc>
                </draw:g>
              </table:table-cell>
              <table:table-cell office:value-type="float" office:value="42.4112534298654">
                <text:p>42.4112534298654</text:p>
                <draw:g>
                  <svg:desc>'Scal-2'.D2:'Scal-2'.D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0">
                <text:p>280</text:p>
              </table:table-cell>
              <table:table-cell office:value-type="float" office:value="49.4797956681763">
                <text:p>49.4797956681763</text:p>
              </table:table-cell>
              <table:table-cell office:value-type="float" office:value="240">
                <text:p>240</text:p>
              </table:table-cell>
              <table:table-cell office:value-type="float" office:value="93.1811087528257">
                <text:p>93.1811087528257</text:p>
              </table:table-cell>
              <table:table-cell office:value-type="float" office:value="280">
                <text:p>280</text:p>
              </table:table-cell>
              <table:table-cell office:value-type="float" office:value="247.858743844566">
                <text:p>247.858743844566</text:p>
              </table:table-cell>
              <table:table-cell office:value-type="float" office:value="280">
                <text:p>280</text:p>
              </table:table-cell>
              <table:table-cell office:value-type="float" office:value="8.8520979944488">
                <text:p>8.8520979944488</text:p>
              </table:table-cell>
              <table:table-cell office:value-type="float" office:value="280">
                <text:p>280</text:p>
              </table:table-cell>
              <table:table-cell office:value-type="float" office:value="49.4797956681763">
                <text:p>49.4797956681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">
                <text:p>360</text:p>
              </table:table-cell>
              <table:table-cell office:value-type="float" office:value="63.1635054536587">
                <text:p>63.1635054536587</text:p>
              </table:table-cell>
              <table:table-cell office:value-type="float" office:value="280">
                <text:p>280</text:p>
              </table:table-cell>
              <table:table-cell office:value-type="float" office:value="100">
                <text:p>100</text:p>
              </table:table-cell>
              <table:table-cell office:value-type="float" office:value="360">
                <text:p>360</text:p>
              </table:table-cell>
              <table:table-cell office:value-type="float" office:value="249.637823087076">
                <text:p>249.637823087076</text:p>
              </table:table-cell>
              <table:table-cell office:value-type="float" office:value="360">
                <text:p>360</text:p>
              </table:table-cell>
              <table:table-cell office:value-type="float" office:value="6.93438397464099">
                <text:p>6.93438397464099</text:p>
              </table:table-cell>
              <table:table-cell office:value-type="float" office:value="360">
                <text:p>360</text:p>
              </table:table-cell>
              <table:table-cell office:value-type="float" office:value="63.6168801447981">
                <text:p>63.6168801447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64.7198235778398">
                <text:p>64.7198235778398</text:p>
              </table:table-cell>
              <table:table-cell office:value-type="float" office:value="360">
                <text:p>360</text:p>
              </table:table-cell>
              <table:table-cell office:value-type="float" office:value="99.287335861005">
                <text:p>99.287335861005</text:p>
              </table:table-cell>
              <table:table-cell office:value-type="float" office:value="400">
                <text:p>400</text:p>
              </table:table-cell>
              <table:table-cell office:value-type="float" office:value="270.705311471197">
                <text:p>270.705311471197</text:p>
              </table:table-cell>
              <table:table-cell office:value-type="float" office:value="400">
                <text:p>400</text:p>
              </table:table-cell>
              <table:table-cell office:value-type="float" office:value="6.76763278677991">
                <text:p>6.76763278677991</text:p>
              </table:table-cell>
              <table:table-cell office:value-type="float" office:value="400">
                <text:p>400</text:p>
              </table:table-cell>
              <table:table-cell office:value-type="float" office:value="70.685422383109">
                <text:p>70.685422383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0">
                <text:p>440</text:p>
              </table:table-cell>
              <table:table-cell office:value-type="float" office:value="75.9303487769623">
                <text:p>75.9303487769623</text:p>
              </table:table-cell>
              <table:table-cell office:value-type="float" office:value="400">
                <text:p>400</text:p>
              </table:table-cell>
              <table:table-cell office:value-type="float" office:value="91.5603548735463">
                <text:p>91.5603548735463</text:p>
              </table:table-cell>
              <table:table-cell office:value-type="float" office:value="440">
                <text:p>440</text:p>
              </table:table-cell>
              <table:table-cell office:value-type="float" office:value="253.811556385834">
                <text:p>253.811556385834</text:p>
              </table:table-cell>
              <table:table-cell office:value-type="float" office:value="440">
                <text:p>440</text:p>
              </table:table-cell>
              <table:table-cell office:value-type="float" office:value="5.76844446331441">
                <text:p>5.76844446331441</text:p>
              </table:table-cell>
              <table:table-cell office:value-type="float" office:value="440">
                <text:p>440</text:p>
              </table:table-cell>
              <table:table-cell office:value-type="float" office:value="77.7539646214199">
                <text:p>77.75396462141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81.2334610541982">
                <text:p>81.2334610541982</text:p>
              </table:table-cell>
              <table:table-cell office:value-type="float" office:value="440">
                <text:p>440</text:p>
              </table:table-cell>
              <table:table-cell office:value-type="float" office:value="97.654632978091">
                <text:p>97.654632978091</text:p>
              </table:table-cell>
              <table:table-cell office:value-type="float" office:value="480">
                <text:p>480</text:p>
              </table:table-cell>
              <table:table-cell office:value-type="float" office:value="258.809605391219">
                <text:p>258.809605391219</text:p>
              </table:table-cell>
              <table:table-cell office:value-type="float" office:value="480">
                <text:p>480</text:p>
              </table:table-cell>
              <table:table-cell office:value-type="float" office:value="5.39186677898373">
                <text:p>5.39186677898373</text:p>
              </table:table-cell>
              <table:table-cell office:value-type="float" office:value="480">
                <text:p>480</text:p>
              </table:table-cell>
              <table:table-cell office:value-type="float" office:value="84.8225068597308">
                <text:p>84.8225068597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0">
                <text:p>520</text:p>
              </table:table-cell>
              <table:table-cell office:value-type="float" office:value="97.363988497595">
                <text:p>97.363988497595</text:p>
              </table:table-cell>
              <table:table-cell office:value-type="float" office:value="480">
                <text:p>480</text:p>
              </table:table-cell>
              <table:table-cell office:value-type="float" office:value="95.7687576818877">
                <text:p>95.7687576818877</text:p>
              </table:table-cell>
              <table:table-cell office:value-type="float" office:value="520">
                <text:p>520</text:p>
              </table:table-cell>
              <table:table-cell office:value-type="float" office:value="233.926324829663">
                <text:p>233.926324829663</text:p>
              </table:table-cell>
              <table:table-cell office:value-type="float" office:value="520">
                <text:p>520</text:p>
              </table:table-cell>
              <table:table-cell office:value-type="float" office:value="4.49858316980122">
                <text:p>4.49858316980122</text:p>
              </table:table-cell>
              <table:table-cell office:value-type="float" office:value="520">
                <text:p>520</text:p>
              </table:table-cell>
              <table:table-cell office:value-type="float" office:value="91.8910490980417">
                <text:p>91.8910490980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0">
                <text:p>560</text:p>
              </table:table-cell>
              <table:table-cell office:value-type="float" office:value="94.629064202141">
                <text:p>94.629064202141</text:p>
              </table:table-cell>
              <table:table-cell office:value-type="float" office:value="520">
                <text:p>520</text:p>
              </table:table-cell>
              <table:table-cell office:value-type="float" office:value="105.955900442179">
                <text:p>105.955900442179</text:p>
              </table:table-cell>
              <table:table-cell office:value-type="float" office:value="560">
                <text:p>560</text:p>
              </table:table-cell>
              <table:table-cell office:value-type="float" office:value="259.201548771578">
                <text:p>259.201548771578</text:p>
              </table:table-cell>
              <table:table-cell office:value-type="float" office:value="560">
                <text:p>560</text:p>
              </table:table-cell>
              <table:table-cell office:value-type="float" office:value="4.62859908520675">
                <text:p>4.62859908520675</text:p>
              </table:table-cell>
              <table:table-cell office:value-type="float" office:value="560">
                <text:p>560</text:p>
              </table:table-cell>
              <table:table-cell office:value-type="float" office:value="98.9595913363526">
                <text:p>98.9595913363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">
                <text:p>640</text:p>
              </table:table-cell>
              <table:table-cell office:value-type="float" office:value="116.532907245116">
                <text:p>116.532907245116</text:p>
              </table:table-cell>
              <table:table-cell office:value-type="float" office:value="560">
                <text:p>560</text:p>
              </table:table-cell>
              <table:table-cell office:value-type="float" office:value="95.6239440000387">
                <text:p>95.6239440000387</text:p>
              </table:table-cell>
              <table:table-cell office:value-type="float" office:value="640">
                <text:p>640</text:p>
              </table:table-cell>
              <table:table-cell office:value-type="float" office:value="240.550078623176">
                <text:p>240.550078623176</text:p>
              </table:table-cell>
              <table:table-cell office:value-type="float" office:value="640">
                <text:p>640</text:p>
              </table:table-cell>
              <table:table-cell office:value-type="float" office:value="3.75859497848712">
                <text:p>3.75859497848712</text:p>
              </table:table-cell>
              <table:table-cell office:value-type="float" office:value="640">
                <text:p>640</text:p>
              </table:table-cell>
              <table:table-cell office:value-type="float" office:value="113.096675812974">
                <text:p>113.096675812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0">
                <text:p>680</text:p>
              </table:table-cell>
              <table:table-cell office:value-type="float" office:value="122.927007818549">
                <text:p>122.927007818549</text:p>
              </table:table-cell>
              <table:table-cell office:value-type="float" office:value="640">
                <text:p>640</text:p>
              </table:table-cell>
              <table:table-cell office:value-type="float" office:value="103.038313378746">
                <text:p>103.038313378746</text:p>
              </table:table-cell>
              <table:table-cell office:value-type="float" office:value="680">
                <text:p>680</text:p>
              </table:table-cell>
              <table:table-cell office:value-type="float" office:value="242.29012426597">
                <text:p>242.29012426597</text:p>
              </table:table-cell>
              <table:table-cell office:value-type="float" office:value="680">
                <text:p>680</text:p>
              </table:table-cell>
              <table:table-cell office:value-type="float" office:value="3.56309006273485">
                <text:p>3.56309006273485</text:p>
              </table:table-cell>
              <table:table-cell office:value-type="float" office:value="680">
                <text:p>680</text:p>
              </table:table-cell>
              <table:table-cell office:value-type="float" office:value="120.165218051285">
                <text:p>120.1652180512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0">
                <text:p>720</text:p>
              </table:table-cell>
              <table:table-cell office:value-type="float" office:value="129.014331027179">
                <text:p>129.014331027179</text:p>
              </table:table-cell>
              <table:table-cell office:value-type="float" office:value="680">
                <text:p>680</text:p>
              </table:table-cell>
              <table:table-cell office:value-type="float" office:value="102.298327096685">
                <text:p>102.298327096685</text:p>
              </table:table-cell>
              <table:table-cell office:value-type="float" office:value="720">
                <text:p>720</text:p>
              </table:table-cell>
              <table:table-cell office:value-type="float" office:value="244.437960875498">
                <text:p>244.437960875498</text:p>
              </table:table-cell>
              <table:table-cell office:value-type="float" office:value="720">
                <text:p>720</text:p>
              </table:table-cell>
              <table:table-cell office:value-type="float" office:value="3.39497167882636">
                <text:p>3.39497167882636</text:p>
              </table:table-cell>
              <table:table-cell office:value-type="float" office:value="720">
                <text:p>720</text:p>
              </table:table-cell>
              <table:table-cell office:value-type="float" office:value="127.233760289596">
                <text:p>127.2337602895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0">
                <text:p>760</text:p>
              </table:table-cell>
              <table:table-cell office:value-type="float" office:value="137.045602878896">
                <text:p>137.045602878896</text:p>
              </table:table-cell>
              <table:table-cell office:value-type="float" office:value="720">
                <text:p>720</text:p>
              </table:table-cell>
              <table:table-cell office:value-type="float" office:value="101.399448333154">
                <text:p>101.399448333154</text:p>
              </table:table-cell>
              <table:table-cell office:value-type="float" office:value="760">
                <text:p>760</text:p>
              </table:table-cell>
              <table:table-cell office:value-type="float" office:value="242.897249533907">
                <text:p>242.897249533907</text:p>
              </table:table-cell>
              <table:table-cell office:value-type="float" office:value="760">
                <text:p>760</text:p>
              </table:table-cell>
              <table:table-cell office:value-type="float" office:value="3.19601644123562">
                <text:p>3.19601644123562</text:p>
              </table:table-cell>
              <table:table-cell office:value-type="float" office:value="760">
                <text:p>760</text:p>
              </table:table-cell>
              <table:table-cell office:value-type="float" office:value="134.302302527907">
                <text:p>134.302302527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148.00416185435">
                <text:p>148.00416185435</text:p>
              </table:table-cell>
              <table:table-cell office:value-type="float" office:value="760">
                <text:p>760</text:p>
              </table:table-cell>
              <table:table-cell office:value-type="float" office:value="102.042630914998">
                <text:p>102.042630914998</text:p>
              </table:table-cell>
              <table:table-cell office:value-type="float" office:value="800">
                <text:p>800</text:p>
              </table:table-cell>
              <table:table-cell office:value-type="float" office:value="236.750099193039">
                <text:p>236.750099193039</text:p>
              </table:table-cell>
              <table:table-cell office:value-type="float" office:value="800">
                <text:p>800</text:p>
              </table:table-cell>
              <table:table-cell office:value-type="float" office:value="2.95937623991299">
                <text:p>2.95937623991299</text:p>
              </table:table-cell>
              <table:table-cell office:value-type="float" office:value="800">
                <text:p>800</text:p>
              </table:table-cell>
              <table:table-cell office:value-type="float" office:value="141.370844766218">
                <text:p>141.3708447662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0">
                <text:p>840</text:p>
              </table:table-cell>
              <table:table-cell office:value-type="float" office:value="148.950350430035">
                <text:p>148.950350430035</text:p>
              </table:table-cell>
              <table:table-cell office:value-type="float" office:value="800">
                <text:p>800</text:p>
              </table:table-cell>
              <table:table-cell office:value-type="float" office:value="104.692139386379">
                <text:p>104.692139386379</text:p>
              </table:table-cell>
              <table:table-cell office:value-type="float" office:value="840">
                <text:p>840</text:p>
              </table:table-cell>
              <table:table-cell office:value-type="float" office:value="247.008482314931">
                <text:p>247.008482314931</text:p>
              </table:table-cell>
              <table:table-cell office:value-type="float" office:value="840">
                <text:p>840</text:p>
              </table:table-cell>
              <table:table-cell office:value-type="float" office:value="2.94057717041585">
                <text:p>2.94057717041585</text:p>
              </table:table-cell>
              <table:table-cell office:value-type="float" office:value="840">
                <text:p>840</text:p>
              </table:table-cell>
              <table:table-cell office:value-type="float" office:value="148.439387004529">
                <text:p>148.4393870045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0">
                <text:p>880</text:p>
              </table:table-cell>
              <table:table-cell office:value-type="float" office:value="128.094822021351">
                <text:p>128.094822021351</text:p>
              </table:table-cell>
              <table:table-cell office:value-type="float" office:value="840">
                <text:p>840</text:p>
              </table:table-cell>
              <table:table-cell office:value-type="float" office:value="100.344223615994">
                <text:p>100.344223615994</text:p>
              </table:table-cell>
              <table:table-cell office:value-type="float" office:value="880">
                <text:p>880</text:p>
              </table:table-cell>
              <table:table-cell office:value-type="float" office:value="300.902092619915">
                <text:p>300.902092619915</text:p>
              </table:table-cell>
              <table:table-cell office:value-type="float" office:value="880">
                <text:p>880</text:p>
              </table:table-cell>
              <table:table-cell office:value-type="float" office:value="3.41934196158994">
                <text:p>3.41934196158994</text:p>
              </table:table-cell>
              <table:table-cell office:value-type="float" office:value="880">
                <text:p>880</text:p>
              </table:table-cell>
              <table:table-cell office:value-type="float" office:value="155.50792924284">
                <text:p>155.507929242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0">
                <text:p>920</text:p>
              </table:table-cell>
              <table:table-cell office:value-type="float" office:value="162.897537447047">
                <text:p>162.897537447047</text:p>
              </table:table-cell>
              <table:table-cell office:value-type="float" office:value="880">
                <text:p>880</text:p>
              </table:table-cell>
              <table:table-cell office:value-type="float" office:value="82.3718910315621">
                <text:p>82.3718910315621</text:p>
              </table:table-cell>
              <table:table-cell office:value-type="float" office:value="920">
                <text:p>920</text:p>
              </table:table-cell>
              <table:table-cell office:value-type="float" office:value="247.370221990612">
                <text:p>247.370221990612</text:p>
              </table:table-cell>
              <table:table-cell office:value-type="float" office:value="920">
                <text:p>920</text:p>
              </table:table-cell>
              <table:table-cell office:value-type="float" office:value="2.68880676076752">
                <text:p>2.68880676076752</text:p>
              </table:table-cell>
              <table:table-cell office:value-type="float" office:value="920">
                <text:p>920</text:p>
              </table:table-cell>
              <table:table-cell office:value-type="float" office:value="162.576471481151">
                <text:p>162.576471481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0">
                <text:p>960</text:p>
              </table:table-cell>
              <table:table-cell office:value-type="float" office:value="169.126944583361">
                <text:p>169.126944583361</text:p>
              </table:table-cell>
              <table:table-cell office:value-type="float" office:value="920">
                <text:p>920</text:p>
              </table:table-cell>
              <table:table-cell office:value-type="float" office:value="100.197486120206">
                <text:p>100.197486120206</text:p>
              </table:table-cell>
              <table:table-cell office:value-type="float" office:value="960">
                <text:p>960</text:p>
              </table:table-cell>
              <table:table-cell office:value-type="float" office:value="248.617983985839">
                <text:p>248.617983985839</text:p>
              </table:table-cell>
              <table:table-cell office:value-type="float" office:value="960">
                <text:p>960</text:p>
              </table:table-cell>
              <table:table-cell office:value-type="float" office:value="2.58977066651916">
                <text:p>2.58977066651916</text:p>
              </table:table-cell>
              <table:table-cell office:value-type="float" office:value="960">
                <text:p>960</text:p>
              </table:table-cell>
              <table:table-cell office:value-type="float" office:value="169.645013719462">
                <text:p>169.6450137194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70.72306975198">
                <text:p>170.72306975198</text:p>
              </table:table-cell>
              <table:table-cell office:value-type="float" office:value="960">
                <text:p>960</text:p>
              </table:table-cell>
              <table:table-cell office:value-type="float" office:value="99.6946157598496">
                <text:p>99.6946157598496</text:p>
              </table:table-cell>
              <table:table-cell office:value-type="float" office:value="1000">
                <text:p>1000</text:p>
              </table:table-cell>
              <table:table-cell office:value-type="float" office:value="256.55583667533">
                <text:p>256.55583667533</text:p>
              </table:table-cell>
              <table:table-cell office:value-type="float" office:value="1000">
                <text:p>1000</text:p>
              </table:table-cell>
              <table:table-cell office:value-type="float" office:value="2.5655583667533">
                <text:p>2.5655583667533</text:p>
              </table:table-cell>
              <table:table-cell office:value-type="float" office:value="1000">
                <text:p>1000</text:p>
              </table:table-cell>
              <table:table-cell office:value-type="float" office:value="176.713555957773">
                <text:p>176.7135559577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0">
                <text:p>1080</text:p>
              </table:table-cell>
              <table:table-cell office:value-type="float" office:value="169.470344911962">
                <text:p>169.470344911962</text:p>
              </table:table-cell>
              <table:table-cell office:value-type="float" office:value="1000">
                <text:p>1000</text:p>
              </table:table-cell>
              <table:table-cell office:value-type="float" office:value="96.6100584794843">
                <text:p>96.6100584794843</text:p>
              </table:table-cell>
              <table:table-cell office:value-type="float" office:value="1080">
                <text:p>1080</text:p>
              </table:table-cell>
              <table:table-cell office:value-type="float" office:value="279.128481296087">
                <text:p>279.128481296087</text:p>
              </table:table-cell>
              <table:table-cell office:value-type="float" office:value="1080">
                <text:p>1080</text:p>
              </table:table-cell>
              <table:table-cell office:value-type="float" office:value="2.58452297496377">
                <text:p>2.58452297496377</text:p>
              </table:table-cell>
              <table:table-cell office:value-type="float" office:value="1080">
                <text:p>1080</text:p>
              </table:table-cell>
              <table:table-cell office:value-type="float" office:value="190.850640434394">
                <text:p>190.8506404343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20">
                <text:p>1120</text:p>
              </table:table-cell>
              <table:table-cell office:value-type="float" office:value="184.400736639902">
                <text:p>184.400736639902</text:p>
              </table:table-cell>
              <table:table-cell office:value-type="float" office:value="1080">
                <text:p>1080</text:p>
              </table:table-cell>
              <table:table-cell office:value-type="float" office:value="88.797367683038">
                <text:p>88.797367683038</text:p>
              </table:table-cell>
              <table:table-cell office:value-type="float" office:value="1120">
                <text:p>1120</text:p>
              </table:table-cell>
              <table:table-cell office:value-type="float" office:value="266.029306031442">
                <text:p>266.029306031442</text:p>
              </table:table-cell>
              <table:table-cell office:value-type="float" office:value="1120">
                <text:p>1120</text:p>
              </table:table-cell>
              <table:table-cell office:value-type="float" office:value="2.37526166099502">
                <text:p>2.37526166099502</text:p>
              </table:table-cell>
              <table:table-cell office:value-type="float" office:value="1120">
                <text:p>1120</text:p>
              </table:table-cell>
              <table:table-cell office:value-type="float" office:value="197.919182672705">
                <text:p>197.9191826727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0">
                <text:p>1160</text:p>
              </table:table-cell>
              <table:table-cell office:value-type="float" office:value="197.44800971276">
                <text:p>197.44800971276</text:p>
              </table:table-cell>
              <table:table-cell office:value-type="float" office:value="1120">
                <text:p>1120</text:p>
              </table:table-cell>
              <table:table-cell office:value-type="float" office:value="93.1697140973152">
                <text:p>93.1697140973152</text:p>
              </table:table-cell>
              <table:table-cell office:value-type="float" office:value="1160">
                <text:p>1160</text:p>
              </table:table-cell>
              <table:table-cell office:value-type="float" office:value="257.323434527973">
                <text:p>257.323434527973</text:p>
              </table:table-cell>
              <table:table-cell office:value-type="float" office:value="1160">
                <text:p>1160</text:p>
              </table:table-cell>
              <table:table-cell office:value-type="float" office:value="2.21830547006873">
                <text:p>2.21830547006873</text:p>
              </table:table-cell>
              <table:table-cell office:value-type="float" office:value="1160">
                <text:p>1160</text:p>
              </table:table-cell>
              <table:table-cell office:value-type="float" office:value="204.987724911016">
                <text:p>204.987724911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0">
                <text:p>1200</text:p>
              </table:table-cell>
              <table:table-cell office:value-type="float" office:value="212.110241590979">
                <text:p>212.110241590979</text:p>
              </table:table-cell>
              <table:table-cell office:value-type="float" office:value="1160">
                <text:p>1160</text:p>
              </table:table-cell>
              <table:table-cell office:value-type="float" office:value="96.3218699063426">
                <text:p>96.3218699063426</text:p>
              </table:table-cell>
              <table:table-cell office:value-type="float" office:value="1200">
                <text:p>1200</text:p>
              </table:table-cell>
              <table:table-cell office:value-type="float" office:value="247.795672692475">
                <text:p>247.795672692475</text:p>
              </table:table-cell>
              <table:table-cell office:value-type="float" office:value="1200">
                <text:p>1200</text:p>
              </table:table-cell>
              <table:table-cell office:value-type="float" office:value="2.06496393910396">
                <text:p>2.06496393910396</text:p>
              </table:table-cell>
              <table:table-cell office:value-type="float" office:value="1200">
                <text:p>1200</text:p>
              </table:table-cell>
              <table:table-cell office:value-type="float" office:value="212.056267149327">
                <text:p>212.0562671493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0">
                <text:p>1280</text:p>
              </table:table-cell>
              <table:table-cell office:value-type="float" office:value="220.378038944646">
                <text:p>220.378038944646</text:p>
              </table:table-cell>
              <table:table-cell office:value-type="float" office:value="1200">
                <text:p>1200</text:p>
              </table:table-cell>
              <table:table-cell office:value-type="float" office:value="100.025452886811">
                <text:p>100.025452886811</text:p>
              </table:table-cell>
              <table:table-cell office:value-type="float" office:value="1280">
                <text:p>1280</text:p>
              </table:table-cell>
              <table:table-cell office:value-type="float" office:value="254.399214497421">
                <text:p>254.399214497421</text:p>
              </table:table-cell>
              <table:table-cell office:value-type="float" office:value="1280">
                <text:p>1280</text:p>
              </table:table-cell>
              <table:table-cell office:value-type="float" office:value="1.98749386326111">
                <text:p>1.98749386326111</text:p>
              </table:table-cell>
              <table:table-cell office:value-type="float" office:value="1280">
                <text:p>1280</text:p>
              </table:table-cell>
              <table:table-cell office:value-type="float" office:value="226.193351625949">
                <text:p>226.1933516259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20">
                <text:p>1320</text:p>
              </table:table-cell>
              <table:table-cell office:value-type="float" office:value="225.548677613592">
                <text:p>225.548677613592</text:p>
              </table:table-cell>
              <table:table-cell office:value-type="float" office:value="1280">
                <text:p>1280</text:p>
              </table:table-cell>
              <table:table-cell office:value-type="float" office:value="97.4290523397346">
                <text:p>97.4290523397346</text:p>
              </table:table-cell>
              <table:table-cell office:value-type="float" office:value="1320">
                <text:p>1320</text:p>
              </table:table-cell>
              <table:table-cell office:value-type="float" office:value="256.334910103308">
                <text:p>256.334910103308</text:p>
              </table:table-cell>
              <table:table-cell office:value-type="float" office:value="1320">
                <text:p>1320</text:p>
              </table:table-cell>
              <table:table-cell office:value-type="float" office:value="1.94193113714627">
                <text:p>1.94193113714627</text:p>
              </table:table-cell>
              <table:table-cell office:value-type="float" office:value="1320">
                <text:p>1320</text:p>
              </table:table-cell>
              <table:table-cell office:value-type="float" office:value="233.26189386426">
                <text:p>233.261893864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60">
                <text:p>1360</text:p>
              </table:table-cell>
              <table:table-cell office:value-type="float" office:value="239.616483716435">
                <text:p>239.616483716435</text:p>
              </table:table-cell>
              <table:table-cell office:value-type="float" office:value="1320">
                <text:p>1320</text:p>
              </table:table-cell>
              <table:table-cell office:value-type="float" office:value="96.693323490224">
                <text:p>96.693323490224</text:p>
              </table:table-cell>
              <table:table-cell office:value-type="float" office:value="1360">
                <text:p>1360</text:p>
              </table:table-cell>
              <table:table-cell office:value-type="float" office:value="248.597254563228">
                <text:p>248.597254563228</text:p>
              </table:table-cell>
              <table:table-cell office:value-type="float" office:value="1360">
                <text:p>1360</text:p>
              </table:table-cell>
              <table:table-cell office:value-type="float" office:value="1.8279209894355">
                <text:p>1.8279209894355</text:p>
              </table:table-cell>
              <table:table-cell office:value-type="float" office:value="1360">
                <text:p>1360</text:p>
              </table:table-cell>
              <table:table-cell office:value-type="float" office:value="240.330436102571">
                <text:p>240.3304361025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0">
                <text:p>1400</text:p>
              </table:table-cell>
              <table:table-cell office:value-type="float" office:value="222.045512354118">
                <text:p>222.045512354118</text:p>
              </table:table-cell>
              <table:table-cell office:value-type="float" office:value="1360">
                <text:p>1360</text:p>
              </table:table-cell>
              <table:table-cell office:value-type="float" office:value="99.7029288517451">
                <text:p>99.7029288517451</text:p>
              </table:table-cell>
              <table:table-cell office:value-type="float" office:value="1400">
                <text:p>1400</text:p>
              </table:table-cell>
              <table:table-cell office:value-type="float" office:value="276.159600569666">
                <text:p>276.159600569666</text:p>
              </table:table-cell>
              <table:table-cell office:value-type="float" office:value="1400">
                <text:p>1400</text:p>
              </table:table-cell>
              <table:table-cell office:value-type="float" office:value="1.97256857549761">
                <text:p>1.97256857549761</text:p>
              </table:table-cell>
              <table:table-cell office:value-type="float" office:value="1400">
                <text:p>1400</text:p>
              </table:table-cell>
              <table:table-cell office:value-type="float" office:value="247.398978340881">
                <text:p>247.3989783408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40">
                <text:p>1440</text:p>
              </table:table-cell>
              <table:table-cell office:value-type="float" office:value="219.339544445919">
                <text:p>219.339544445919</text:p>
              </table:table-cell>
              <table:table-cell office:value-type="float" office:value="1400">
                <text:p>1400</text:p>
              </table:table-cell>
              <table:table-cell office:value-type="float" office:value="89.7519924468606">
                <text:p>89.7519924468606</text:p>
              </table:table-cell>
              <table:table-cell office:value-type="float" office:value="1440">
                <text:p>1440</text:p>
              </table:table-cell>
              <table:table-cell office:value-type="float" office:value="287.55416703052">
                <text:p>287.55416703052</text:p>
              </table:table-cell>
              <table:table-cell office:value-type="float" office:value="1440">
                <text:p>1440</text:p>
              </table:table-cell>
              <table:table-cell office:value-type="float" office:value="1.99690393771195">
                <text:p>1.99690393771195</text:p>
              </table:table-cell>
              <table:table-cell office:value-type="float" office:value="1440">
                <text:p>1440</text:p>
              </table:table-cell>
              <table:table-cell office:value-type="float" office:value="254.467520579192">
                <text:p>254.4675205791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0">
                <text:p>1480</text:p>
              </table:table-cell>
              <table:table-cell office:value-type="float" office:value="219.870374769967">
                <text:p>219.870374769967</text:p>
              </table:table-cell>
              <table:table-cell office:value-type="float" office:value="1440">
                <text:p>1440</text:p>
              </table:table-cell>
              <table:table-cell office:value-type="float" office:value="86.1954971489804">
                <text:p>86.1954971489804</text:p>
              </table:table-cell>
              <table:table-cell office:value-type="float" office:value="1480">
                <text:p>1480</text:p>
              </table:table-cell>
              <table:table-cell office:value-type="float" office:value="294.828259913689">
                <text:p>294.828259913689</text:p>
              </table:table-cell>
              <table:table-cell office:value-type="float" office:value="1480">
                <text:p>1480</text:p>
              </table:table-cell>
              <table:table-cell office:value-type="float" office:value="1.99208283725465">
                <text:p>1.99208283725465</text:p>
              </table:table-cell>
              <table:table-cell office:value-type="float" office:value="1480">
                <text:p>1480</text:p>
              </table:table-cell>
              <table:table-cell office:value-type="float" office:value="261.536062817503">
                <text:p>261.5360628175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20">
                <text:p>1520</text:p>
              </table:table-cell>
              <table:table-cell office:value-type="float" office:value="240.332376239048">
                <text:p>240.332376239048</text:p>
              </table:table-cell>
              <table:table-cell office:value-type="float" office:value="1480">
                <text:p>1480</text:p>
              </table:table-cell>
              <table:table-cell office:value-type="float" office:value="84.0688555151149">
                <text:p>84.0688555151149</text:p>
              </table:table-cell>
              <table:table-cell office:value-type="float" office:value="1520">
                <text:p>1520</text:p>
              </table:table-cell>
              <table:table-cell office:value-type="float" office:value="277.016359767441">
                <text:p>277.016359767441</text:p>
              </table:table-cell>
              <table:table-cell office:value-type="float" office:value="1520">
                <text:p>1520</text:p>
              </table:table-cell>
              <table:table-cell office:value-type="float" office:value="1.82247605110158">
                <text:p>1.82247605110158</text:p>
              </table:table-cell>
              <table:table-cell office:value-type="float" office:value="1520">
                <text:p>1520</text:p>
              </table:table-cell>
              <table:table-cell office:value-type="float" office:value="268.604605055814">
                <text:p>268.6046050558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0">
                <text:p>1560</text:p>
              </table:table-cell>
              <table:table-cell office:value-type="float" office:value="262.512818940528">
                <text:p>262.512818940528</text:p>
              </table:table-cell>
              <table:table-cell office:value-type="float" office:value="1520">
                <text:p>1520</text:p>
              </table:table-cell>
              <table:table-cell office:value-type="float" office:value="89.4744065125423">
                <text:p>89.4744065125423</text:p>
              </table:table-cell>
              <table:table-cell office:value-type="float" office:value="1560">
                <text:p>1560</text:p>
              </table:table-cell>
              <table:table-cell office:value-type="float" office:value="260.284432111788">
                <text:p>260.284432111788</text:p>
              </table:table-cell>
              <table:table-cell office:value-type="float" office:value="1560">
                <text:p>1560</text:p>
              </table:table-cell>
              <table:table-cell office:value-type="float" office:value="1.66848994943454">
                <text:p>1.66848994943454</text:p>
              </table:table-cell>
              <table:table-cell office:value-type="float" office:value="1560">
                <text:p>1560</text:p>
              </table:table-cell>
              <table:table-cell office:value-type="float" office:value="275.673147294125">
                <text:p>275.673147294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40">
                <text:p>1640</text:p>
              </table:table-cell>
              <table:table-cell office:value-type="float" office:value="265.333126249885">
                <text:p>265.333126249885</text:p>
              </table:table-cell>
              <table:table-cell office:value-type="float" office:value="1560">
                <text:p>1560</text:p>
              </table:table-cell>
              <table:table-cell office:value-type="float" office:value="95.2261116170464">
                <text:p>95.2261116170464</text:p>
              </table:table-cell>
              <table:table-cell office:value-type="float" office:value="1640">
                <text:p>1640</text:p>
              </table:table-cell>
              <table:table-cell office:value-type="float" office:value="270.723829380995">
                <text:p>270.723829380995</text:p>
              </table:table-cell>
              <table:table-cell office:value-type="float" office:value="1640">
                <text:p>1640</text:p>
              </table:table-cell>
              <table:table-cell office:value-type="float" office:value="1.65075505720119">
                <text:p>1.65075505720119</text:p>
              </table:table-cell>
              <table:table-cell office:value-type="float" office:value="1640">
                <text:p>1640</text:p>
              </table:table-cell>
              <table:table-cell office:value-type="float" office:value="289.810231770747">
                <text:p>289.8102317707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80">
                <text:p>1680</text:p>
              </table:table-cell>
              <table:table-cell office:value-type="float" office:value="278.833993620042">
                <text:p>278.833993620042</text:p>
              </table:table-cell>
              <table:table-cell office:value-type="float" office:value="1640">
                <text:p>1640</text:p>
              </table:table-cell>
              <table:table-cell office:value-type="float" office:value="91.5540920100349">
                <text:p>91.5540920100349</text:p>
              </table:table-cell>
              <table:table-cell office:value-type="float" office:value="1680">
                <text:p>1680</text:p>
              </table:table-cell>
              <table:table-cell office:value-type="float" office:value="263.898956668356">
                <text:p>263.898956668356</text:p>
              </table:table-cell>
              <table:table-cell office:value-type="float" office:value="1680">
                <text:p>1680</text:p>
              </table:table-cell>
              <table:table-cell office:value-type="float" office:value="1.57082712302593">
                <text:p>1.57082712302593</text:p>
              </table:table-cell>
              <table:table-cell office:value-type="float" office:value="1680">
                <text:p>1680</text:p>
              </table:table-cell>
              <table:table-cell office:value-type="float" office:value="296.878774009058">
                <text:p>296.8787740090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20">
                <text:p>1720</text:p>
              </table:table-cell>
              <table:table-cell office:value-type="float" office:value="273.50333269417">
                <text:p>273.50333269417</text:p>
              </table:table-cell>
              <table:table-cell office:value-type="float" office:value="1680">
                <text:p>1680</text:p>
              </table:table-cell>
              <table:table-cell office:value-type="float" office:value="93.9218354531249">
                <text:p>93.9218354531249</text:p>
              </table:table-cell>
              <table:table-cell office:value-type="float" office:value="1720">
                <text:p>1720</text:p>
              </table:table-cell>
              <table:table-cell office:value-type="float" office:value="275.448197496885">
                <text:p>275.448197496885</text:p>
              </table:table-cell>
              <table:table-cell office:value-type="float" office:value="1720">
                <text:p>1720</text:p>
              </table:table-cell>
              <table:table-cell office:value-type="float" office:value="1.60144300870282">
                <text:p>1.60144300870282</text:p>
              </table:table-cell>
              <table:table-cell office:value-type="float" office:value="1720">
                <text:p>1720</text:p>
              </table:table-cell>
              <table:table-cell office:value-type="float" office:value="303.947316247369">
                <text:p>303.9473162473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00">
                <text:p>1800</text:p>
              </table:table-cell>
              <table:table-cell office:value-type="float" office:value="284.310930537265">
                <text:p>284.310930537265</text:p>
              </table:table-cell>
              <table:table-cell office:value-type="float" office:value="1720">
                <text:p>1720</text:p>
              </table:table-cell>
              <table:table-cell office:value-type="float" office:value="89.9837958995428">
                <text:p>89.9837958995428</text:p>
              </table:table-cell>
              <table:table-cell office:value-type="float" office:value="1800">
                <text:p>1800</text:p>
              </table:table-cell>
              <table:table-cell office:value-type="float" office:value="277.30203636918">
                <text:p>277.30203636918</text:p>
              </table:table-cell>
              <table:table-cell office:value-type="float" office:value="1800">
                <text:p>1800</text:p>
              </table:table-cell>
              <table:table-cell office:value-type="float" office:value="1.54056686871767">
                <text:p>1.54056686871767</text:p>
              </table:table-cell>
              <table:table-cell office:value-type="float" office:value="1800">
                <text:p>1800</text:p>
              </table:table-cell>
              <table:table-cell office:value-type="float" office:value="318.08440072399">
                <text:p>318.084400723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40">
                <text:p>1840</text:p>
              </table:table-cell>
              <table:table-cell office:value-type="float" office:value="285.651044863107">
                <text:p>285.651044863107</text:p>
              </table:table-cell>
              <table:table-cell office:value-type="float" office:value="1800">
                <text:p>1800</text:p>
              </table:table-cell>
              <table:table-cell office:value-type="float" office:value="89.3822299647973">
                <text:p>89.3822299647973</text:p>
              </table:table-cell>
              <table:table-cell office:value-type="float" office:value="1840">
                <text:p>1840</text:p>
              </table:table-cell>
              <table:table-cell office:value-type="float" office:value="282.134448479341">
                <text:p>282.134448479341</text:p>
              </table:table-cell>
              <table:table-cell office:value-type="float" office:value="1840">
                <text:p>1840</text:p>
              </table:table-cell>
              <table:table-cell office:value-type="float" office:value="1.53333939390946">
                <text:p>1.53333939390946</text:p>
              </table:table-cell>
              <table:table-cell office:value-type="float" office:value="1840">
                <text:p>1840</text:p>
              </table:table-cell>
              <table:table-cell office:value-type="float" office:value="325.152942962301">
                <text:p>325.1529429623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80">
                <text:p>1880</text:p>
              </table:table-cell>
              <table:table-cell office:value-type="float" office:value="272.297866593309">
                <text:p>272.297866593309</text:p>
              </table:table-cell>
              <table:table-cell office:value-type="float" office:value="1840">
                <text:p>1840</text:p>
              </table:table-cell>
              <table:table-cell office:value-type="float" office:value="87.8512869238356">
                <text:p>87.8512869238356</text:p>
              </table:table-cell>
              <table:table-cell office:value-type="float" office:value="1880">
                <text:p>1880</text:p>
              </table:table-cell>
              <table:table-cell office:value-type="float" office:value="302.404132027171">
                <text:p>302.404132027171</text:p>
              </table:table-cell>
              <table:table-cell office:value-type="float" office:value="1880">
                <text:p>1880</text:p>
              </table:table-cell>
              <table:table-cell office:value-type="float" office:value="1.6085326171658">
                <text:p>1.6085326171658</text:p>
              </table:table-cell>
              <table:table-cell office:value-type="float" office:value="1880">
                <text:p>1880</text:p>
              </table:table-cell>
              <table:table-cell office:value-type="float" office:value="332.221485200612">
                <text:p>332.2214852006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20">
                <text:p>1920</text:p>
              </table:table-cell>
              <table:table-cell office:value-type="float" office:value="296.494327845295">
                <text:p>296.494327845295</text:p>
              </table:table-cell>
              <table:table-cell office:value-type="float" office:value="1880">
                <text:p>1880</text:p>
              </table:table-cell>
              <table:table-cell office:value-type="float" office:value="81.9627503708502">
                <text:p>81.9627503708502</text:p>
              </table:table-cell>
              <table:table-cell office:value-type="float" office:value="1920">
                <text:p>1920</text:p>
              </table:table-cell>
              <table:table-cell office:value-type="float" office:value="283.634431090634">
                <text:p>283.634431090634</text:p>
              </table:table-cell>
              <table:table-cell office:value-type="float" office:value="1920">
                <text:p>1920</text:p>
              </table:table-cell>
              <table:table-cell office:value-type="float" office:value="1.47726266193038">
                <text:p>1.47726266193038</text:p>
              </table:table-cell>
              <table:table-cell office:value-type="float" office:value="1920">
                <text:p>1920</text:p>
              </table:table-cell>
              <table:table-cell office:value-type="float" office:value="339.290027438923">
                <text:p>339.2900274389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0">
                <text:p>2000</text:p>
              </table:table-cell>
              <table:table-cell office:value-type="float" office:value="342.3372265069">
                <text:p>342.3372265069</text:p>
              </table:table-cell>
              <table:table-cell office:value-type="float" office:value="1920">
                <text:p>1920</text:p>
              </table:table-cell>
              <table:table-cell office:value-type="float" office:value="87.3866909921683">
                <text:p>87.3866909921683</text:p>
              </table:table-cell>
              <table:table-cell office:value-type="float" office:value="2000">
                <text:p>2000</text:p>
              </table:table-cell>
              <table:table-cell office:value-type="float" office:value="255.888034421037">
                <text:p>255.888034421037</text:p>
              </table:table-cell>
              <table:table-cell office:value-type="float" office:value="2000">
                <text:p>2000</text:p>
              </table:table-cell>
              <table:table-cell office:value-type="float" office:value="1.27944017210519">
                <text:p>1.27944017210519</text:p>
              </table:table-cell>
              <table:table-cell office:value-type="float" office:value="2000">
                <text:p>2000</text:p>
              </table:table-cell>
              <table:table-cell office:value-type="float" office:value="353.427111915545">
                <text:p>353.4271119155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40">
                <text:p>2040</text:p>
              </table:table-cell>
              <table:table-cell office:value-type="float" office:value="304.378841496079">
                <text:p>304.378841496079</text:p>
              </table:table-cell>
              <table:table-cell office:value-type="float" office:value="2000">
                <text:p>2000</text:p>
              </table:table-cell>
              <table:table-cell office:value-type="float" office:value="96.8621859968413">
                <text:p>96.8621859968413</text:p>
              </table:table-cell>
              <table:table-cell office:value-type="float" office:value="2040">
                <text:p>2040</text:p>
              </table:table-cell>
              <table:table-cell office:value-type="float" office:value="293.555227297726">
                <text:p>293.555227297726</text:p>
              </table:table-cell>
              <table:table-cell office:value-type="float" office:value="2040">
                <text:p>2040</text:p>
              </table:table-cell>
              <table:table-cell office:value-type="float" office:value="1.43899621224375">
                <text:p>1.43899621224375</text:p>
              </table:table-cell>
              <table:table-cell office:value-type="float" office:value="2040">
                <text:p>2040</text:p>
              </table:table-cell>
              <table:table-cell office:value-type="float" office:value="360.495654153856">
                <text:p>360.4956541538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80">
                <text:p>2080</text:p>
              </table:table-cell>
              <table:table-cell office:value-type="float" office:value="331.255355727216">
                <text:p>331.255355727216</text:p>
              </table:table-cell>
              <table:table-cell office:value-type="float" office:value="2040">
                <text:p>2040</text:p>
              </table:table-cell>
              <table:table-cell office:value-type="float" office:value="84.4334288052675">
                <text:p>84.4334288052675</text:p>
              </table:table-cell>
              <table:table-cell office:value-type="float" office:value="2080">
                <text:p>2080</text:p>
              </table:table-cell>
              <table:table-cell office:value-type="float" office:value="275.026496703717">
                <text:p>275.026496703717</text:p>
              </table:table-cell>
              <table:table-cell office:value-type="float" office:value="2080">
                <text:p>2080</text:p>
              </table:table-cell>
              <table:table-cell office:value-type="float" office:value="1.32224277261403">
                <text:p>1.32224277261403</text:p>
              </table:table-cell>
              <table:table-cell office:value-type="float" office:value="2080">
                <text:p>2080</text:p>
              </table:table-cell>
              <table:table-cell office:value-type="float" office:value="367.564196392167">
                <text:p>367.5641963921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20">
                <text:p>2120</text:p>
              </table:table-cell>
              <table:table-cell office:value-type="float" office:value="324.482514862006">
                <text:p>324.482514862006</text:p>
              </table:table-cell>
              <table:table-cell office:value-type="float" office:value="2080">
                <text:p>2080</text:p>
              </table:table-cell>
              <table:table-cell office:value-type="float" office:value="90.1217689259889">
                <text:p>90.1217689259889</text:p>
              </table:table-cell>
              <table:table-cell office:value-type="float" office:value="2120">
                <text:p>2120</text:p>
              </table:table-cell>
              <table:table-cell office:value-type="float" office:value="286.166421138252">
                <text:p>286.166421138252</text:p>
              </table:table-cell>
              <table:table-cell office:value-type="float" office:value="2120">
                <text:p>2120</text:p>
              </table:table-cell>
              <table:table-cell office:value-type="float" office:value="1.3498416091427">
                <text:p>1.3498416091427</text:p>
              </table:table-cell>
              <table:table-cell office:value-type="float" office:value="2120">
                <text:p>2120</text:p>
              </table:table-cell>
              <table:table-cell office:value-type="float" office:value="374.632738630478">
                <text:p>374.6327386304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60">
                <text:p>2160</text:p>
              </table:table-cell>
              <table:table-cell office:value-type="float" office:value="369.563826983197">
                <text:p>369.563826983197</text:p>
              </table:table-cell>
              <table:table-cell office:value-type="float" office:value="2120">
                <text:p>2120</text:p>
              </table:table-cell>
              <table:table-cell office:value-type="float" office:value="86.6134967403535">
                <text:p>86.6134967403535</text:p>
              </table:table-cell>
              <table:table-cell office:value-type="float" office:value="2160">
                <text:p>2160</text:p>
              </table:table-cell>
              <table:table-cell office:value-type="float" office:value="255.999080787475">
                <text:p>255.999080787475</text:p>
              </table:table-cell>
              <table:table-cell office:value-type="float" office:value="2160">
                <text:p>2160</text:p>
              </table:table-cell>
              <table:table-cell office:value-type="float" office:value="1.18518092957164">
                <text:p>1.18518092957164</text:p>
              </table:table-cell>
              <table:table-cell office:value-type="float" office:value="2160">
                <text:p>2160</text:p>
              </table:table-cell>
              <table:table-cell office:value-type="float" office:value="381.701280868789">
                <text:p>381.7012808687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0">
                <text:p>2200</text:p>
              </table:table-cell>
              <table:table-cell office:value-type="float" office:value="309.528256033052">
                <text:p>309.528256033052</text:p>
              </table:table-cell>
              <table:table-cell office:value-type="float" office:value="2160">
                <text:p>2160</text:p>
              </table:table-cell>
              <table:table-cell office:value-type="float" office:value="96.8201694639417">
                <text:p>96.8201694639417</text:p>
              </table:table-cell>
              <table:table-cell office:value-type="float" office:value="2200">
                <text:p>2200</text:p>
              </table:table-cell>
              <table:table-cell office:value-type="float" office:value="311.312450872693">
                <text:p>311.312450872693</text:p>
              </table:table-cell>
              <table:table-cell office:value-type="float" office:value="2200">
                <text:p>2200</text:p>
              </table:table-cell>
              <table:table-cell office:value-type="float" office:value="1.41505659487588">
                <text:p>1.41505659487588</text:p>
              </table:table-cell>
              <table:table-cell office:value-type="float" office:value="2200">
                <text:p>2200</text:p>
              </table:table-cell>
              <table:table-cell office:value-type="float" office:value="388.769823107099">
                <text:p>388.7698231070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40">
                <text:p>2240</text:p>
              </table:table-cell>
              <table:table-cell office:value-type="float" office:value="344.232076427445">
                <text:p>344.232076427445</text:p>
              </table:table-cell>
              <table:table-cell office:value-type="float" office:value="2200">
                <text:p>2200</text:p>
              </table:table-cell>
              <table:table-cell office:value-type="float" office:value="79.6173565014028">
                <text:p>79.6173565014028</text:p>
              </table:table-cell>
              <table:table-cell office:value-type="float" office:value="2240">
                <text:p>2240</text:p>
              </table:table-cell>
              <table:table-cell office:value-type="float" office:value="285.017018222819">
                <text:p>285.017018222819</text:p>
              </table:table-cell>
              <table:table-cell office:value-type="float" office:value="2240">
                <text:p>2240</text:p>
              </table:table-cell>
              <table:table-cell office:value-type="float" office:value="1.27239740278044">
                <text:p>1.27239740278044</text:p>
              </table:table-cell>
              <table:table-cell office:value-type="float" office:value="2240">
                <text:p>2240</text:p>
              </table:table-cell>
              <table:table-cell office:value-type="float" office:value="395.83836534541">
                <text:p>395.838365345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80">
                <text:p>2280</text:p>
              </table:table-cell>
              <table:table-cell office:value-type="float" office:value="308.551868470697">
                <text:p>308.551868470697</text:p>
              </table:table-cell>
              <table:table-cell office:value-type="float" office:value="2240">
                <text:p>2240</text:p>
              </table:table-cell>
              <table:table-cell office:value-type="float" office:value="86.962787481973">
                <text:p>86.962787481973</text:p>
              </table:table-cell>
              <table:table-cell office:value-type="float" office:value="2280">
                <text:p>2280</text:p>
              </table:table-cell>
              <table:table-cell office:value-type="float" office:value="323.653849496893">
                <text:p>323.653849496893</text:p>
              </table:table-cell>
              <table:table-cell office:value-type="float" office:value="2280">
                <text:p>2280</text:p>
              </table:table-cell>
              <table:table-cell office:value-type="float" office:value="1.41953442761795">
                <text:p>1.41953442761795</text:p>
              </table:table-cell>
              <table:table-cell office:value-type="float" office:value="2280">
                <text:p>2280</text:p>
              </table:table-cell>
              <table:table-cell office:value-type="float" office:value="402.906907583721">
                <text:p>402.9069075837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20">
                <text:p>2320</text:p>
              </table:table-cell>
              <table:table-cell office:value-type="float" office:value="370.778327988467">
                <text:p>370.778327988467</text:p>
              </table:table-cell>
              <table:table-cell office:value-type="float" office:value="2280">
                <text:p>2280</text:p>
              </table:table-cell>
              <table:table-cell office:value-type="float" office:value="76.5814292738532">
                <text:p>76.5814292738532</text:p>
              </table:table-cell>
              <table:table-cell office:value-type="float" office:value="2320">
                <text:p>2320</text:p>
              </table:table-cell>
              <table:table-cell office:value-type="float" office:value="274.061325405084">
                <text:p>274.061325405084</text:p>
              </table:table-cell>
              <table:table-cell office:value-type="float" office:value="2320">
                <text:p>2320</text:p>
              </table:table-cell>
              <table:table-cell office:value-type="float" office:value="1.18129881640122">
                <text:p>1.18129881640122</text:p>
              </table:table-cell>
              <table:table-cell office:value-type="float" office:value="2320">
                <text:p>2320</text:p>
              </table:table-cell>
              <table:table-cell office:value-type="float" office:value="409.975449822032">
                <text:p>409.9754498220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60">
                <text:p>2360</text:p>
              </table:table-cell>
              <table:table-cell office:value-type="float" office:value="360.769864059276">
                <text:p>360.769864059276</text:p>
              </table:table-cell>
              <table:table-cell office:value-type="float" office:value="2320">
                <text:p>2320</text:p>
              </table:table-cell>
              <table:table-cell office:value-type="float" office:value="90.4391538930976">
                <text:p>90.4391538930976</text:p>
              </table:table-cell>
              <table:table-cell office:value-type="float" office:value="2360">
                <text:p>2360</text:p>
              </table:table-cell>
              <table:table-cell office:value-type="float" office:value="286.520605787118">
                <text:p>286.520605787118</text:p>
              </table:table-cell>
              <table:table-cell office:value-type="float" office:value="2360">
                <text:p>2360</text:p>
              </table:table-cell>
              <table:table-cell office:value-type="float" office:value="1.21407036350474">
                <text:p>1.21407036350474</text:p>
              </table:table-cell>
              <table:table-cell office:value-type="float" office:value="2360">
                <text:p>2360</text:p>
              </table:table-cell>
              <table:table-cell office:value-type="float" office:value="417.043992060343">
                <text:p>417.0439920603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">
                <text:p>2400</text:p>
              </table:table-cell>
              <table:table-cell office:value-type="float" office:value="406.206798775746">
                <text:p>406.206798775746</text:p>
              </table:table-cell>
              <table:table-cell office:value-type="float" office:value="2360">
                <text:p>2360</text:p>
              </table:table-cell>
              <table:table-cell office:value-type="float" office:value="86.5064288006996">
                <text:p>86.5064288006996</text:p>
              </table:table-cell>
              <table:table-cell office:value-type="float" office:value="2400">
                <text:p>2400</text:p>
              </table:table-cell>
              <table:table-cell office:value-type="float" office:value="258.784442596279">
                <text:p>258.784442596279</text:p>
              </table:table-cell>
              <table:table-cell office:value-type="float" office:value="2400">
                <text:p>2400</text:p>
              </table:table-cell>
              <table:table-cell office:value-type="float" office:value="1.07826851081783">
                <text:p>1.07826851081783</text:p>
              </table:table-cell>
              <table:table-cell office:value-type="float" office:value="2400">
                <text:p>2400</text:p>
              </table:table-cell>
              <table:table-cell office:value-type="float" office:value="424.112534298654">
                <text:p>424.1125342986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0">
                <text:p>2400</text:p>
              </table:table-cell>
              <table:table-cell office:value-type="float" office:value="95.778069716209">
                <text:p>95.778069716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